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ans-serif" style:font-family-generic="swiss"/>
    <style:font-face style:name="Liberation Sans" svg:font-family="'Liberation Sans'" style:font-family-generic="swiss" style:font-pitch="variable"/>
    <style:font-face style:name="Liberation Sans1" svg:font-family="'Liberation Sans', 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7.29pt"/>
    </style:style>
    <style:style style:name="co2" style:family="table-column">
      <style:table-column-properties fo:break-before="auto" style:column-width="148.2pt"/>
    </style:style>
    <style:style style:name="co3" style:family="table-column">
      <style:table-column-properties fo:break-before="auto" style:column-width="231.56pt"/>
    </style:style>
    <style:style style:name="co4" style:family="table-column">
      <style:table-column-properties fo:break-before="auto" style:column-width="147.15pt"/>
    </style:style>
    <style:style style:name="co5" style:family="table-column">
      <style:table-column-properties fo:break-before="auto" style:column-width="121.21pt"/>
    </style:style>
    <style:style style:name="co6" style:family="table-column">
      <style:table-column-properties fo:break-before="auto" style:column-width="147.4pt"/>
    </style:style>
    <style:style style:name="co7" style:family="table-column">
      <style:table-column-properties fo:break-before="auto" style:column-width="64.01pt"/>
    </style:style>
    <style:style style:name="ro1" style:family="table-row">
      <style:table-row-properties style:row-height="17.89pt" fo:break-before="auto" style:use-optimal-row-height="true"/>
    </style:style>
    <style:style style:name="ro2" style:family="table-row">
      <style:table-row-properties style:row-height="370.09pt" fo:break-before="auto" style:use-optimal-row-height="false"/>
    </style:style>
    <style:style style:name="ro3" style:family="table-row">
      <style:table-row-properties style:row-height="404.96pt" fo:break-before="auto" style:use-optimal-row-height="true"/>
    </style:style>
    <style:style style:name="ro4" style:family="table-row">
      <style:table-row-properties style:row-height="566.16pt" fo:break-before="auto" style:use-optimal-row-height="true"/>
    </style:style>
    <style:style style:name="ro5" style:family="table-row">
      <style:table-row-properties style:row-height="109.45pt" fo:break-before="auto" style:use-optimal-row-height="true"/>
    </style:style>
    <style:style style:name="ro6" style:family="table-row">
      <style:table-row-properties style:row-height="1612.91pt" fo:break-before="auto" style:use-optimal-row-height="true"/>
    </style:style>
    <style:style style:name="ro7" style:family="table-row">
      <style:table-row-properties style:row-height="202.96pt" fo:break-before="auto" style:use-optimal-row-height="true"/>
    </style:style>
    <style:style style:name="ro8" style:family="table-row">
      <style:table-row-properties style:row-height="163.16pt" fo:break-before="auto" style:use-optimal-row-height="true"/>
    </style:style>
    <style:style style:name="ro9" style:family="table-row">
      <style:table-row-properties style:row-height="807.96pt" fo:break-before="auto" style:use-optimal-row-height="true"/>
    </style:style>
    <style:style style:name="ro10" style:family="table-row">
      <style:table-row-properties style:row-height="68.66pt" fo:break-before="auto" style:use-optimal-row-height="true"/>
    </style:style>
    <style:style style:name="ro11" style:family="table-row">
      <style:table-row-properties style:row-height="364.14pt" fo:break-before="auto" style:use-optimal-row-height="true"/>
    </style:style>
    <style:style style:name="ro12" style:family="table-row">
      <style:table-row-properties style:row-height="216.91pt" fo:break-before="auto" style:use-optimal-row-height="true"/>
    </style:style>
    <style:style style:name="ro13" style:family="table-row">
      <style:table-row-properties style:row-height="82.54pt" fo:break-before="auto" style:use-optimal-row-height="true"/>
    </style:style>
    <style:style style:name="ro14" style:family="table-row">
      <style:table-row-properties style:row-height="136.29pt" fo:break-before="auto" style:use-optimal-row-height="true"/>
    </style:style>
    <style:style style:name="ro15" style:family="table-row">
      <style:table-row-properties style:row-height="95.5pt" fo:break-before="auto" style:use-optimal-row-height="true"/>
    </style:style>
    <style:style style:name="ro16" style:family="table-row">
      <style:table-row-properties style:row-height="270.6pt" fo:break-before="auto" style:use-optimal-row-height="true"/>
    </style:style>
    <style:style style:name="ro17" style:family="table-row">
      <style:table-row-properties style:row-height="131.3pt" fo:break-before="auto" style:use-optimal-row-height="true"/>
    </style:style>
    <style:style style:name="ro18" style:family="table-row">
      <style:table-row-properties style:row-height="190.01pt" fo:break-before="auto" style:use-optimal-row-height="true"/>
    </style:style>
    <style:style style:name="ro19" style:family="table-row">
      <style:table-row-properties style:row-height="118.4pt" fo:break-before="auto" style:use-optimal-row-height="true"/>
    </style:style>
    <style:style style:name="ro20" style:family="table-row">
      <style:table-row-properties style:row-height="122.34pt" fo:break-before="auto" style:use-optimal-row-height="true"/>
    </style:style>
    <style:style style:name="ro21" style:family="table-row">
      <style:table-row-properties style:row-height="149.24pt" fo:break-before="auto" style:use-optimal-row-height="true"/>
    </style:style>
    <style:style style:name="ro22" style:family="table-row">
      <style:table-row-properties style:row-height="176.09pt" fo:break-before="auto" style:use-optimal-row-height="true"/>
    </style:style>
    <style:style style:name="ro23" style:family="table-row">
      <style:table-row-properties style:row-height="55.7pt" fo:break-before="auto" style:use-optimal-row-height="true"/>
    </style:style>
    <style:style style:name="ro24" style:family="table-row">
      <style:table-row-properties style:row-height="378.11pt" fo:break-before="auto" style:use-optimal-row-height="true"/>
    </style:style>
    <style:style style:name="ro25" style:family="table-row">
      <style:table-row-properties style:row-height="439.8pt" fo:break-before="auto" style:use-optimal-row-height="true"/>
    </style:style>
    <style:style style:name="ro26" style:family="table-row">
      <style:table-row-properties style:row-height="297.5pt" fo:break-before="auto" style:use-optimal-row-height="true"/>
    </style:style>
    <style:style style:name="ro27" style:family="table-row">
      <style:table-row-properties style:row-height="471.6pt" fo:break-before="auto" style:use-optimal-row-height="true"/>
    </style:style>
    <style:style style:name="ro28" style:family="table-row">
      <style:table-row-properties style:row-height="498.5pt" fo:break-before="auto" style:use-optimal-row-height="true"/>
    </style:style>
    <style:style style:name="ro29" style:family="table-row">
      <style:table-row-properties style:row-height="700.44pt" fo:break-before="auto" style:use-optimal-row-height="true"/>
    </style:style>
    <style:style style:name="ro30" style:family="table-row">
      <style:table-row-properties style:row-height="579.09pt" fo:break-before="auto" style:use-optimal-row-height="true"/>
    </style:style>
    <style:style style:name="ro31" style:family="table-row">
      <style:table-row-properties style:row-height="713.4pt" fo:break-before="auto" style:use-optimal-row-height="true"/>
    </style:style>
    <style:style style:name="ro32" style:family="table-row">
      <style:table-row-properties style:row-height="243.75pt" fo:break-before="auto" style:use-optimal-row-height="true"/>
    </style:style>
    <style:style style:name="ro33" style:family="table-row">
      <style:table-row-properties style:row-height="229.86pt" fo:break-before="auto" style:use-optimal-row-height="true"/>
    </style:style>
    <style:style style:name="ro34" style:family="table-row">
      <style:table-row-properties style:row-height="646.75pt" fo:break-before="auto" style:use-optimal-row-height="true"/>
    </style:style>
    <style:style style:name="ro35" style:family="table-row">
      <style:table-row-properties style:row-height="66.64pt" fo:break-before="auto" style:use-optimal-row-height="true"/>
    </style:style>
    <style:style style:name="ro36" style:family="table-row">
      <style:table-row-properties style:row-height="458.7pt" fo:break-before="auto" style:use-optimal-row-height="true"/>
    </style:style>
    <style:style style:name="ro37" style:family="table-row">
      <style:table-row-properties style:row-height="444.76pt" fo:break-before="auto" style:use-optimal-row-height="true"/>
    </style:style>
    <style:style style:name="ro38" style:family="table-row">
      <style:table-row-properties style:row-height="312.41pt" fo:break-before="auto" style:use-optimal-row-height="false"/>
    </style:style>
    <style:style style:name="ro39"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Arial"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fo:hyphenate="true"/>
    </style:style>
    <style:style style:name="ce2"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Arial" fo:font-size="11pt" fo:language="en" fo:country="US" fo:font-style="normal" fo:text-shadow="none" style:text-underline-style="none" style:text-underline-mode="continuous" style:text-overline-mode="continuous" style:text-line-through-mode="continuous" style:font-size-asian="11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fo:hyphenate="true"/>
    </style:style>
    <style:style style:name="ce3"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Arial" fo:font-size="11pt" fo:language="en" fo:country="US" fo:text-shadow="none" style:text-underline-style="none" style:text-underline-mode="continuous" style:text-overline-mode="continuous" style:text-line-through-mode="continuous" style:font-size-asian="11pt" style:language-asian="en" style:country-asian="US" style:font-size-complex="6.80000019073486pt" style:language-complex="en" style:country-complex="US" style:text-emphasize="none" style:font-relief="none" style:text-overline-style="none" style:text-overline-color="font-color" fo:hyphenate="true"/>
    </style:style>
    <style:style style:name="ce4"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fo:hyphenate="true"/>
    </style:style>
    <style:style style:name="ce5" style:family="table-cell" style:parent-style-name="Default">
      <style:table-cell-properties style:text-align-source="fix" style:repeat-content="false" fo:wrap-option="wrap" style:vertical-align="top"/>
      <style:paragraph-properties fo:text-align="justify"/>
      <style:text-properties fo:hyphenate="true"/>
    </style:style>
    <style:style style:name="ce6"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Liberation Sans1"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justify"/>
      <style:text-properties style:use-window-font-color="true" style:text-outline="false" style:text-line-through-style="none" style:text-line-through-type="none" style:font-name="Nimbus Sans L"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fo:border="0.06pt solid #000000" style:vertical-align="top"/>
      <style:paragraph-properties fo:text-align="justify"/>
      <style:text-properties style:use-window-font-color="true" style:text-outline="false" style:text-line-through-style="none" style:text-line-through-type="none" style:font-name="Nimbus Sans 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fo:border="0.06pt solid #000000" style:vertical-align="top"/>
      <style:paragraph-properties fo:text-align="justify"/>
      <style:text-properties style:use-window-font-color="true" style:text-outline="false" style:font-name="Nimbus Sans L" fo:font-size="10pt" fo:language="en" fo:country="US" fo:text-shadow="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fo:hyphenate="true"/>
    </style:style>
    <style:style style:name="ce11"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Arial" fo:font-size="2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fo:hyphenate="true"/>
    </style:style>
    <style:style style:name="T1" style:family="text">
      <style:text-properties fo:color="#000000" fo:font-size="11pt" fo:font-weight="bold" style:text-underline-style="none" style:text-underline-color="font-color" style:text-line-through-type="none" fo:font-style="normal" style:font-size-asian="11pt" style:font-weight-asian="bold" style:font-weight-complex="bold" style:font-style-asian="normal" style:font-style-complex="normal"/>
    </style:style>
    <style:style style:name="T2" style:family="text">
      <style:text-properties fo:color="#000000" fo:font-size="11pt" style:text-underline-style="none" style:text-underline-color="font-color" style:text-line-through-type="none" fo:font-style="normal" style:font-size-asian="11pt" style:font-style-asian="normal" style:font-style-complex="normal" fo:font-weight="normal" style:font-weight-asian="normal" style:font-weight-complex="normal"/>
    </style:style>
    <style:style style:name="T3" style:family="text">
      <style:text-properties style:font-style-complex="normal" fo:color="#000000" fo:font-weight="normal" style:text-underline-style="none" style:text-underline-color="font-color" style:text-line-through-type="none" fo:font-style="normal" style:font-size-asian="11pt" style:font-weight-asian="normal" style:font-weight-complex="normal" style:font-style-asian="normal" fo:font-size="11pt"/>
    </style:style>
    <style:style style:name="T4" style:family="text">
      <style:text-properties style:font-style-complex="normal" fo:color="#000000" style:text-underline-style="none" style:text-underline-color="font-color" style:text-line-through-type="none" fo:font-style="normal" style:font-size-asian="11pt" style:font-style-asian="normal" fo:font-size="11pt" fo:font-weight="bold" style:font-weight-asian="bold" style:font-weight-complex="bold"/>
    </style:style>
    <style:style style:name="T5" style:family="text">
      <style:text-properties style:font-style-complex="normal" fo:color="#000000" style:text-underline-style="none" style:text-underline-color="font-color" style:text-line-through-type="none" fo:font-style="normal" style:font-size-asian="11pt" style:font-style-asian="normal" fo:font-size="11pt" fo:font-weight="normal" style:font-weight-asian="normal" style:font-weight-complex="normal"/>
    </style:style>
    <style:style style:name="T6" style:family="text">
      <style:text-properties style:font-weight-complex="normal" style:font-weight-asian="normal" style:font-size-asian="11pt" fo:font-style="normal" style:text-line-through-type="none" style:text-underline-style="none" style:text-underline-color="font-color" fo:font-weight="normal" style:font-style-complex="normal" fo:color="#000000" fo:font-size="11pt" style:font-style-asian="normal"/>
    </style:style>
    <style:style style:name="T7" style:family="text">
      <style:text-properties style:font-size-asian="11pt" fo:font-style="normal" style:text-line-through-type="none" style:text-underline-style="none" style:text-underline-color="font-color" style:font-style-complex="normal" fo:color="#000000" fo:font-size="11pt" style:font-style-asian="normal" fo:font-weight="bold" style:font-weight-asian="bold" style:font-weight-complex="bold"/>
    </style:style>
    <style:style style:name="T8" style:family="text">
      <style:text-properties style:font-size-asian="11pt" fo:font-style="normal" style:text-line-through-type="none" style:text-underline-style="none" style:text-underline-color="font-color" style:font-style-complex="normal" fo:color="#000000" fo:font-size="11pt" style:font-style-asian="normal" fo:font-weight="normal" style:font-weight-complex="normal" style:font-weight-asian="normal"/>
    </style:style>
    <style:style style:name="T9" style:family="text">
      <style:text-properties style:font-size-asian="11pt" fo:font-style="normal" style:text-line-through-type="none" style:text-underline-style="none" style:text-underline-color="font-color" style:font-style-complex="normal" fo:color="#000000" fo:font-size="11pt" style:font-style-asian="normal" fo:font-weight="normal" style:font-weight-asian="normal" style:font-weight-complex="normal"/>
    </style:style>
    <style:style style:name="T10" style:family="text">
      <style:text-properties fo:font-size="11pt" fo:color="#000000" style:font-style-complex="normal" fo:font-weight="normal" style:text-underline-style="none" style:text-underline-color="font-color" style:text-line-through-type="none" fo:font-style="normal" style:font-size-asian="11pt" style:font-weight-asian="normal" style:font-weight-complex="normal" style:font-style-asian="normal"/>
    </style:style>
    <style:style style:name="T11" style:family="text">
      <style:text-properties fo:font-size="11pt" fo:color="#000000" style:font-style-complex="normal" style:text-underline-style="none" style:text-underline-color="font-color" style:text-line-through-type="none" fo:font-style="normal" style:font-size-asian="11pt" style:font-style-asian="normal" fo:font-weight="bold" style:font-weight-asian="bold" style:font-weight-complex="bold"/>
    </style:style>
    <style:style style:name="T12" style:family="text">
      <style:text-properties fo:font-size="11pt" fo:color="#000000" style:font-style-complex="normal" style:text-underline-style="none" style:text-underline-color="font-color" style:text-line-through-type="none" fo:font-style="normal" style:font-size-asian="11pt" style:font-style-asian="normal" style:font-weight-complex="normal" fo:font-weight="normal" style:font-weight-asian="normal"/>
    </style:style>
    <style:style style:name="T13" style:family="text">
      <style:text-properties fo:font-size="11pt" fo:color="#000000" style:font-style-complex="normal" style:text-underline-style="none" style:text-underline-color="font-color" style:text-line-through-type="none" fo:font-style="normal" style:font-size-asian="11pt" style:font-style-asian="normal" fo:font-weight="bold" style:font-weight-complex="bold" style:font-weight-asian="bold"/>
    </style:style>
    <style:style style:name="T14" style:family="text">
      <style:text-properties fo:font-size="11pt" fo:color="#000000" style:font-style-complex="normal" style:text-underline-style="none" style:text-underline-color="font-color" style:text-line-through-type="none" fo:font-style="normal" style:font-size-asian="11pt" style:font-style-asian="normal" fo:font-weight="normal" style:font-weight-asian="normal" style:font-weight-complex="normal"/>
    </style:style>
    <style:style style:name="T15" style:family="text">
      <style:text-properties fo:font-size="11pt" fo:color="#000000" style:font-style-complex="normal" style:text-underline-style="none" style:text-underline-color="font-color" style:text-line-through-type="none" fo:font-style="normal" style:font-size-asian="11pt" style:font-style-asian="normal" style:font-weight-asian="bold" fo:font-weight="bold" style:font-weight-complex="bold"/>
    </style:style>
    <style:style style:name="T16" style:family="text">
      <style:text-properties style:font-size-asian="11pt" fo:font-style="normal" style:text-line-through-type="none" style:text-underline-style="none" style:text-underline-color="font-color" style:font-style-complex="normal" fo:color="#000000" fo:font-size="11pt" style:font-style-asian="normal" fo:font-weight="bold" style:font-weight-complex="bold" style:font-weight-asian="bold"/>
    </style:style>
    <style:style style:name="T17" style:family="text">
      <style:text-properties style:font-weight-complex="bold" style:font-weight-asian="bold" style:font-size-asian="11pt" fo:font-style="normal" style:text-line-through-type="none" style:text-underline-style="none" style:text-underline-color="font-color" fo:font-weight="bold" style:font-style-complex="normal" fo:color="#000000" fo:font-size="11pt" style:font-style-asian="normal"/>
    </style:style>
    <style:style style:name="T18" style:family="text">
      <style:text-properties style:font-size-asian="11pt" fo:font-style="normal" style:text-line-through-type="none" style:text-underline-style="none" style:text-underline-color="font-color" style:font-style-complex="normal" fo:color="#000000" fo:font-size="11pt" style:font-style-asian="normal" style:font-weight-asian="bold" style:font-weight-complex="bold" fo:font-weight="bold"/>
    </style:style>
    <style:style style:name="T19" style:family="text">
      <style:text-properties fo:font-size="11pt" fo:font-weight="normal" style:text-underline-style="none" style:text-underline-color="font-color" style:text-line-through-type="none" fo:font-style="normal" style:font-size-asian="11pt" style:font-weight-asian="normal" style:font-weight-complex="normal" style:font-style-asian="normal" fo:color="#000000" style:font-style-complex="normal"/>
    </style:style>
    <style:style style:name="T20" style:family="text">
      <style:text-properties fo:font-size="11pt" style:text-underline-style="none" style:text-underline-color="font-color" style:text-line-through-type="none" fo:font-style="normal" style:font-size-asian="11pt" style:font-style-asian="normal" fo:color="#000000" style:font-style-complex="normal" fo:font-weight="bold" style:font-weight-asian="bold" style:font-weight-complex="bold"/>
    </style:style>
    <style:style style:name="T21" style:family="text">
      <style:text-properties fo:font-size="11pt" style:text-underline-style="none" style:text-underline-color="font-color" style:text-line-through-type="none" fo:font-style="normal" style:font-size-asian="11pt" style:font-style-asian="normal" fo:color="#000000" style:font-style-complex="normal" style:font-weight-complex="normal" fo:font-weight="normal" style:font-weight-asian="normal"/>
    </style:style>
    <style:style style:name="T22" style:family="text">
      <style:text-properties fo:font-size="11pt" style:text-underline-style="none" style:text-underline-color="font-color" style:text-line-through-type="none" style:font-size-asian="11pt" fo:color="#000000" style:font-weight-complex="normal" fo:font-weight="normal" style:font-weight-asian="normal" fo:font-style="italic" style:font-style-complex="italic" style:font-style-asian="italic"/>
    </style:style>
    <style:style style:name="T23" style:family="text">
      <style:text-properties fo:font-size="11pt" style:text-underline-style="none" style:text-underline-color="font-color" style:text-line-through-type="none" style:font-size-asian="11pt" fo:color="#000000" style:font-weight-complex="normal" fo:font-weight="normal" style:font-weight-asian="normal" fo:font-style="normal" style:font-style-asian="normal" style:font-style-complex="normal"/>
    </style:style>
    <style:style style:name="T24" style:family="text">
      <style:text-properties fo:font-size="11pt" style:text-underline-style="none" style:text-underline-color="font-color" style:text-line-through-type="none" style:font-size-asian="11pt" fo:color="#000000" fo:font-style="normal" style:font-style-asian="normal" style:font-style-complex="normal" style:font-weight-asian="bold" fo:font-weight="bold" style:font-weight-complex="bold"/>
    </style:style>
    <style:style style:name="T25" style:family="text">
      <style:text-properties fo:font-size="11pt" style:text-underline-style="none" style:text-underline-color="font-color" style:text-line-through-type="none" style:font-size-asian="11pt" fo:color="#000000" fo:font-style="normal" style:font-style-asian="normal" style:font-style-complex="normal" fo:font-weight="normal" style:font-weight-asian="normal" style:font-weight-complex="normal"/>
    </style:style>
    <style:style style:name="T26" style:family="text">
      <style:text-properties fo:font-size="11pt" style:text-underline-style="none" style:text-underline-color="font-color" style:text-line-through-type="none" style:font-size-asian="11pt" fo:color="#000000" fo:font-style="normal" style:font-style-asian="normal" style:font-style-complex="normal" fo:font-weight="bold" style:font-weight-asian="bold" style:font-weight-complex="bold"/>
    </style:style>
    <style:style style:name="T27" style:family="text">
      <style:text-properties fo:font-size="11pt" style:font-style-complex="normal" style:font-style-asian="normal" style:font-weight-complex="bold" style:font-weight-asian="bold" style:font-size-asian="11pt" fo:font-style="normal" style:text-line-through-type="none" style:text-underline-style="none" style:text-underline-color="font-color" fo:font-weight="bold" fo:color="#000000"/>
    </style:style>
    <style:style style:name="T28" style:family="text">
      <style:text-properties fo:font-size="11pt" style:font-style-complex="normal" style:font-style-asian="normal" style:font-size-asian="11pt" fo:font-style="normal" style:text-line-through-type="none" style:text-underline-style="none" style:text-underline-color="font-color" fo:color="#000000" fo:font-weight="normal" style:font-weight-asian="normal" style:font-weight-complex="normal"/>
    </style:style>
    <style:style style:name="T29" style:family="text">
      <style:text-properties fo:font-size="11pt" style:font-style-complex="normal" style:font-style-asian="normal" style:font-size-asian="11pt" fo:font-style="normal" style:text-line-through-type="none" style:text-underline-style="none" style:text-underline-color="font-color" fo:color="#000000" fo:font-weight="bold" style:font-weight-asian="bold" style:font-weight-complex="bold"/>
    </style:style>
    <style:style style:name="T30" style:family="text">
      <style:text-properties fo:font-size="11pt" fo:color="#000000" fo:font-weight="normal" style:text-underline-style="none" style:text-underline-color="font-color" style:font-style-complex="normal" style:font-weight-asian="normal" style:text-line-through-type="none" style:font-size-asian="11pt" style:font-weight-complex="normal" fo:font-style="normal" style:font-style-asian="normal"/>
    </style:style>
    <style:style style:name="T31" style:family="text">
      <style:text-properties fo:font-size="11pt" fo:color="#000000" style:text-underline-style="none" style:text-underline-color="font-color" style:font-style-complex="normal" style:text-line-through-type="none" style:font-size-asian="11pt" fo:font-style="normal" style:font-style-asian="normal" fo:font-weight="bold" style:font-weight-asian="bold" style:font-weight-complex="bold"/>
    </style:style>
    <style:style style:name="T32" style:family="text">
      <style:text-properties fo:font-size="11pt" fo:color="#000000" style:text-underline-style="none" style:text-underline-color="font-color" style:font-style-complex="normal" style:text-line-through-type="none" style:font-size-asian="11pt" fo:font-style="normal" style:font-style-asian="normal" fo:font-weight="normal" style:font-weight-asian="normal" style:font-weight-complex="normal"/>
    </style:style>
    <style:style style:name="T33" style:family="text">
      <style:text-properties fo:font-size="11pt" fo:color="#000000" style:text-underline-style="none" style:text-underline-color="font-color" style:font-style-complex="normal" style:text-line-through-type="none" style:font-size-asian="11pt" fo:font-style="normal" style:font-style-asian="normal" style:font-weight-complex="bold" fo:font-weight="bold" style:font-weight-asian="bold"/>
    </style:style>
    <style:style style:name="T34" style:family="text">
      <style:text-properties fo:font-size="11pt" fo:color="#000000" style:text-underline-style="none" style:text-underline-color="font-color" style:font-style-complex="normal" style:text-line-through-type="none" style:font-size-asian="11pt" fo:font-style="normal" style:font-style-asian="normal" style:font-weight-complex="normal" fo:font-weight="normal" style:font-weight-asian="normal"/>
    </style:style>
    <style:style style:name="T35" style:family="text">
      <style:text-properties fo:font-size="11pt" fo:color="#000000" style:text-underline-style="none" style:text-underline-color="font-color" style:font-style-complex="normal" style:text-line-through-type="none" style:font-size-asian="11pt" fo:font-style="normal" style:font-style-asian="normal" style:font-weight-complex="bold" style:font-weight-asian="bold" fo:font-weight="bold"/>
    </style:style>
    <style:style style:name="T36" style:family="text">
      <style:text-properties fo:font-size="11pt" fo:color="#000000" style:text-underline-style="none" style:text-underline-color="font-color" style:font-style-complex="normal" style:text-line-through-type="none" style:font-size-asian="11pt" fo:font-style="normal" style:font-style-asian="normal" style:font-weight-complex="normal" style:font-weight-asian="normal" fo:font-weight="normal"/>
    </style:style>
    <style:style style:name="T37" style:family="text">
      <style:text-properties fo:font-size="11pt" fo:color="#000000" style:text-underline-style="none" style:text-underline-color="font-color" style:font-style-complex="normal" style:text-line-through-type="none" style:font-size-asian="11pt" fo:font-style="normal" style:font-style-asian="normal" fo:font-weight="bold" style:font-weight-complex="bold" style:font-weight-asian="bold"/>
    </style:style>
    <style:style style:name="T38" style:family="text">
      <style:text-properties fo:font-size="11pt" fo:color="#000000" style:text-underline-style="none" style:text-underline-color="font-color" style:font-style-complex="normal" style:text-line-through-type="none" style:font-size-asian="11pt" fo:font-style="normal" style:font-style-asian="normal" style:font-weight-asian="normal" fo:font-weight="normal" style:font-weight-complex="normal"/>
    </style:style>
    <style:style style:name="T39" style:family="text">
      <style:text-properties fo:font-size="11pt" fo:color="#000000" style:text-underline-style="none" style:text-underline-color="font-color" style:font-style-complex="normal" style:text-line-through-type="none" style:font-size-asian="11pt" fo:font-style="normal" style:font-style-asian="normal" style:font-weight-asian="bold" fo:font-weight="bold" style:font-weight-complex="bold"/>
    </style:style>
    <style:style style:name="T40" style:family="text">
      <style:text-properties fo:color="#000000" style:font-style-complex="normal" fo:font-size="11pt" style:font-style-asian="normal" style:text-underline-style="none" style:text-underline-color="font-color" fo:font-style="normal" fo:font-weight="bold" style:font-size-asian="11pt" style:text-line-through-type="none" style:font-weight-asian="bold" style:font-weight-complex="bold"/>
    </style:style>
    <style:style style:name="T41" style:family="text">
      <style:text-properties fo:color="#000000" style:font-style-complex="normal" fo:font-size="11pt" style:font-style-asian="normal" style:text-underline-style="none" style:text-underline-color="font-color" fo:font-style="normal" style:font-size-asian="11pt" style:text-line-through-type="none" fo:font-weight="normal" style:font-weight-asian="normal" style:font-weight-complex="normal"/>
    </style:style>
    <style:style style:name="T42" style:family="text">
      <style:text-properties fo:color="#000000" style:font-style-complex="normal" fo:font-size="11pt" style:font-style-asian="normal" style:text-underline-style="none" style:text-underline-color="font-color" fo:font-style="normal" style:font-size-asian="11pt" style:text-line-through-type="none" style:font-weight-asian="bold" style:font-weight-complex="bold" fo:font-weight="bold"/>
    </style:style>
    <style:style style:name="T43" style:family="text">
      <style:text-properties fo:color="#000000" style:font-style-complex="normal" fo:font-size="11pt" style:font-style-asian="normal" style:text-underline-style="none" style:text-underline-color="font-color" fo:font-style="normal" style:font-size-asian="11pt" style:text-line-through-type="none" style:font-weight-complex="normal" fo:font-weight="normal" style:font-weight-asian="normal"/>
    </style:style>
    <style:style style:name="T44" style:family="text">
      <style:text-properties fo:color="#000000" style:font-style-complex="normal" fo:font-size="11pt" style:font-style-asian="normal" style:text-underline-style="none" style:text-underline-color="font-color" fo:font-style="normal" style:font-size-asian="11pt" style:text-line-through-type="none" style:font-weight-complex="bold" fo:font-weight="bold" style:font-weight-asian="bold"/>
    </style:style>
    <style:style style:name="T45" style:family="text">
      <style:text-properties fo:color="#000000" style:font-style-complex="normal" fo:font-size="11pt" style:font-style-asian="normal" style:text-underline-style="none" style:text-underline-color="font-color" fo:font-style="normal" style:font-size-asian="11pt" style:text-line-through-type="none" fo:font-weight="normal" style:font-weight-complex="normal" style:font-weight-asian="normal"/>
    </style:style>
    <style:style style:name="T46" style:family="text">
      <style:text-properties fo:color="#000000" style:font-style-complex="normal" fo:font-size="11pt" style:font-style-asian="normal" style:text-underline-style="none" style:text-underline-color="font-color" fo:font-style="normal" style:font-size-asian="11pt" style:text-line-through-type="none" style:font-weight-asian="bold" fo:font-weight="bold" style:font-weight-complex="bold"/>
    </style:style>
    <style:style style:name="T47" style:family="text">
      <style:text-properties fo:color="#000000" style:font-style-complex="normal" fo:font-size="11pt" style:font-style-asian="normal" style:text-underline-style="none" style:text-underline-color="font-color" fo:font-style="normal" style:font-size-asian="11pt" style:text-line-through-type="none" fo:font-weight="bold" style:font-weight-asian="bold" style:font-weight-complex="bold"/>
    </style:style>
    <style:style style:name="T48" style:family="text">
      <style:text-properties style:font-style-complex="normal" style:font-style-asian="normal" fo:color="#000000" style:font-weight-complex="bold" style:font-weight-asian="bold" style:font-size-asian="11pt" fo:font-style="normal" style:text-line-through-type="none" style:text-underline-style="none" style:text-underline-color="font-color" fo:font-size="11pt" fo:font-weight="bold"/>
    </style:style>
    <style:style style:name="T49" style:family="text">
      <style:text-properties style:font-style-complex="normal" style:font-style-asian="normal" fo:color="#000000" style:font-size-asian="11pt" fo:font-style="normal" style:text-line-through-type="none" style:text-underline-style="none" style:text-underline-color="font-color" fo:font-size="11pt" fo:font-weight="normal" style:font-weight-asian="normal" style:font-weight-complex="normal"/>
    </style:style>
    <style:style style:name="T50" style:family="text">
      <style:text-properties style:font-style-complex="normal" style:font-style-asian="normal" fo:color="#000000" style:font-size-asian="11pt" fo:font-style="normal" style:text-line-through-type="none" style:text-underline-style="none" style:text-underline-color="font-color" fo:font-size="11pt" style:font-weight-complex="bold" fo:font-weight="bold" style:font-weight-asian="bold"/>
    </style:style>
    <style:style style:name="T51" style:family="text">
      <style:text-properties style:font-style-complex="normal" style:font-style-asian="normal" fo:color="#000000" style:font-size-asian="11pt" fo:font-style="normal" style:text-line-through-type="none" style:text-underline-style="none" style:text-underline-color="font-color" fo:font-size="11pt" style:font-weight-asian="normal" style:font-weight-complex="normal" fo:font-weight="normal"/>
    </style:style>
    <style:style style:name="T52" style:family="text">
      <style:text-properties style:font-style-complex="normal" style:font-style-asian="normal" fo:color="#000000" style:font-size-asian="11pt" fo:font-style="normal" style:text-line-through-type="none" style:text-underline-style="none" style:text-underline-color="font-color" fo:font-size="11pt" fo:font-weight="bold" style:font-weight-asian="bold" style:font-weight-complex="bold"/>
    </style:style>
    <style:style style:name="T53" style:family="text">
      <style:text-properties style:font-style-complex="normal" style:font-style-asian="normal" fo:color="#000000" style:font-size-asian="11pt" fo:font-style="normal" style:text-line-through-type="none" style:text-underline-style="none" style:text-underline-color="font-color" fo:font-size="11pt" style:font-weight-asian="normal" fo:font-weight="normal" style:font-weight-complex="normal"/>
    </style:style>
    <style:style style:name="T54" style:family="text">
      <style:text-properties style:font-style-complex="normal" style:font-style-asian="normal" fo:color="#000000" style:font-size-asian="11pt" fo:font-style="normal" style:text-line-through-type="none" style:text-underline-style="none" style:text-underline-color="font-color" fo:font-size="11pt" style:font-weight-asian="bold" fo:font-weight="bold" style:font-weight-complex="bold"/>
    </style:style>
    <style:style style:name="T55" style:family="text">
      <style:text-properties style:text-line-through-type="none" style:font-size-asian="11pt" style:text-underline-style="none" style:text-underline-color="font-color" style:font-style-asian="normal" fo:font-size="11pt" fo:font-weight="bold" fo:color="#000000" style:font-style-complex="normal" style:font-weight-complex="bold" style:font-weight-asian="bold" fo:font-style="normal"/>
    </style:style>
    <style:style style:name="T56" style:family="text">
      <style:text-properties style:text-line-through-type="none" style:font-size-asian="11pt" style:text-underline-style="none" style:text-underline-color="font-color" style:font-style-asian="normal" fo:font-size="11pt" fo:color="#000000" style:font-style-complex="normal" fo:font-style="normal" fo:font-weight="normal" style:font-weight-asian="normal" style:font-weight-complex="normal"/>
    </style:style>
    <style:style style:name="T57" style:family="text">
      <style:text-properties style:text-line-through-type="none" style:font-size-asian="11pt" style:text-underline-style="none" style:text-underline-color="font-color" style:font-style-asian="normal" fo:font-size="11pt" fo:color="#000000" style:font-style-complex="normal" fo:font-style="normal" style:font-weight-complex="bold" fo:font-weight="bold" style:font-weight-asian="bold"/>
    </style:style>
    <style:style style:name="T58" style:family="text">
      <style:text-properties style:text-line-through-type="none" style:font-size-asian="11pt" style:text-underline-style="none" style:text-underline-color="font-color" style:font-style-asian="normal" fo:font-size="11pt" fo:color="#000000" style:font-style-complex="normal" fo:font-style="normal" style:font-weight-complex="normal" fo:font-weight="normal" style:font-weight-asian="normal"/>
    </style:style>
    <style:style style:name="T59" style:family="text">
      <style:text-properties style:text-line-through-type="none" style:font-size-asian="11pt" style:text-underline-style="none" style:text-underline-color="font-color" style:font-style-asian="normal" fo:font-size="11pt" fo:color="#000000" style:font-style-complex="normal" fo:font-style="normal" style:font-weight-asian="bold" style:font-weight-complex="bold" fo:font-weight="bold"/>
    </style:style>
    <style:style style:name="T60" style:family="text">
      <style:text-properties style:text-line-through-type="none" style:font-size-asian="11pt" style:text-underline-style="none" style:text-underline-color="font-color" style:font-style-asian="normal" fo:font-size="11pt" fo:color="#000000" style:font-style-complex="normal" fo:font-style="normal" style:font-weight-asian="normal" fo:font-weight="normal" style:font-weight-complex="normal"/>
    </style:style>
    <style:style style:name="T61" style:family="text">
      <style:text-properties style:text-line-through-type="none" style:font-size-asian="11pt" style:text-underline-style="none" style:text-underline-color="font-color" style:font-style-asian="normal" fo:font-size="11pt" fo:color="#000000" style:font-style-complex="normal" fo:font-style="normal" style:font-weight-asian="bold" fo:font-weight="bold" style:font-weight-complex="bold"/>
    </style:style>
    <style:style style:name="T62" style:family="text">
      <style:text-properties style:text-line-through-type="none" style:font-size-asian="11pt" style:text-underline-style="none" style:text-underline-color="font-color" style:font-style-asian="normal" fo:font-size="11pt" fo:color="#000000" style:font-style-complex="normal" fo:font-style="normal" fo:font-weight="bold" style:font-weight-asian="bold" style:font-weight-complex="bold"/>
    </style:style>
    <style:style style:name="T63" style:family="text">
      <style:text-properties style:font-weight-complex="bold" fo:font-style="normal" style:font-size-asian="11pt" style:text-line-through-type="none" style:font-weight-asian="bold" style:font-style-complex="normal" fo:font-weight="bold" fo:color="#000000" fo:font-size="11pt" style:font-style-asian="normal" style:text-underline-style="none" style:text-underline-color="font-color"/>
    </style:style>
    <style:style style:name="T64" style:family="text">
      <style:text-properties fo:font-style="normal" style:font-size-asian="11pt" style:text-line-through-type="none" style:font-style-complex="normal" fo:color="#000000" fo:font-size="11pt" style:font-style-asian="normal" style:text-underline-style="none" style:text-underline-color="font-color" fo:font-weight="normal" style:font-weight-asian="normal" style:font-weight-complex="normal"/>
    </style:style>
    <style:style style:name="T65" style:family="text">
      <style:text-properties fo:font-style="normal" style:font-size-asian="11pt" style:text-line-through-type="none" style:font-style-complex="normal" fo:color="#000000" fo:font-size="11pt" style:font-style-asian="normal" style:text-underline-style="none" style:text-underline-color="font-color" fo:font-weight="bold" style:font-weight-asian="bold" style:font-weight-complex="bold"/>
    </style:style>
    <style:style style:name="T66" style:family="text">
      <style:text-properties fo:font-style="normal" style:font-size-asian="11pt" style:text-line-through-type="none" style:font-style-complex="normal" fo:color="#000000" fo:font-size="11pt" style:font-style-asian="normal" style:text-underline-style="none" style:text-underline-color="font-color" style:font-weight-complex="normal" fo:font-weight="normal" style:font-weight-asian="normal"/>
    </style:style>
    <style:style style:name="T67" style:family="text">
      <style:text-properties fo:font-style="normal" style:font-size-asian="11pt" style:text-line-through-type="none" style:font-style-complex="normal" fo:color="#000000" fo:font-size="11pt" style:font-style-asian="normal" style:text-underline-style="none" style:text-underline-color="font-color" style:font-weight-complex="bold" fo:font-weight="bold" style:font-weight-asian="bold"/>
    </style:style>
    <style:style style:name="T68" style:family="text">
      <style:text-properties fo:font-style="normal" style:font-size-asian="11pt" style:text-line-through-type="none" style:font-style-complex="normal" fo:color="#000000" fo:font-size="11pt" style:font-style-asian="normal" style:text-underline-style="none" style:text-underline-color="font-color" style:font-weight-complex="normal" style:font-weight-asian="normal" fo:font-weight="normal"/>
    </style:style>
    <style:style style:name="T69" style:family="text">
      <style:text-properties fo:font-style="normal" style:font-size-asian="11pt" style:text-line-through-type="none" style:font-style-complex="normal" fo:color="#000000" fo:font-size="11pt" style:font-style-asian="normal" style:text-underline-style="none" style:text-underline-color="font-color" fo:font-weight="bold" style:font-weight-complex="bold" style:font-weight-asian="bold"/>
    </style:style>
    <style:style style:name="T70" style:family="text">
      <style:text-properties fo:font-style="normal" style:font-size-asian="11pt" style:text-line-through-type="none" style:font-style-complex="normal" fo:color="#000000" fo:font-size="11pt" style:font-style-asian="normal" style:text-underline-style="none" style:text-underline-color="font-color" style:font-weight-asian="bold" fo:font-weight="bold" style:font-weight-complex="bold"/>
    </style:style>
    <style:style style:name="T71" style:family="text">
      <style:text-properties style:font-weight-complex="bold" style:font-weight-asian="bold" style:font-size-asian="11pt" fo:font-style="normal" style:text-line-through-type="none" style:text-underline-style="none" style:text-underline-color="font-color" style:font-style-asian="normal" fo:font-size="11pt" fo:font-weight="bold" fo:color="#000000" style:font-style-complex="normal"/>
    </style:style>
    <style:style style:name="T72" style:family="text">
      <style:text-properties style:font-size-asian="11pt" fo:font-style="normal" style:text-line-through-type="none" style:text-underline-style="none" style:text-underline-color="font-color" style:font-style-asian="normal" fo:font-size="11pt" fo:color="#000000" style:font-style-complex="normal" fo:font-weight="normal" style:font-weight-complex="normal" style:font-weight-asian="normal"/>
    </style:style>
    <style:style style:name="T73" style:family="text">
      <style:text-properties style:font-size-asian="11pt" fo:font-style="normal" style:text-line-through-type="none" style:text-underline-style="none" style:text-underline-color="font-color" style:font-style-asian="normal" fo:font-size="11pt" fo:color="#000000" style:font-style-complex="normal" style:font-weight-complex="bold" fo:font-weight="bold" style:font-weight-asian="bold"/>
    </style:style>
    <style:style style:name="T74" style:family="text">
      <style:text-properties style:font-size-asian="11pt" fo:font-style="normal" style:text-line-through-type="none" style:text-underline-style="none" style:text-underline-color="font-color" style:font-style-asian="normal" fo:font-size="11pt" fo:color="#000000" style:font-style-complex="normal" style:font-weight-complex="normal" fo:font-weight="normal" style:font-weight-asian="normal"/>
    </style:style>
    <style:style style:name="T75" style:family="text">
      <style:text-properties style:font-size-asian="11pt" fo:font-style="normal" style:text-line-through-type="none" style:text-underline-style="none" style:text-underline-color="font-color" style:font-style-asian="normal" fo:font-size="11pt" fo:color="#000000" style:font-style-complex="normal" fo:font-weight="bold" style:font-weight-complex="bold" style:font-weight-asian="bold"/>
    </style:style>
    <style:style style:name="T76" style:family="text">
      <style:text-properties style:font-size-asian="11pt" fo:font-style="normal" style:text-line-through-type="none" style:text-underline-style="none" style:text-underline-color="font-color" style:font-style-asian="normal" fo:font-size="11pt" fo:color="#000000" style:font-style-complex="normal" style:font-weight-asian="normal" fo:font-weight="normal" style:font-weight-complex="normal"/>
    </style:style>
    <style:style style:name="T77" style:family="text">
      <style:text-properties style:font-size-asian="11pt" fo:font-style="normal" style:text-line-through-type="none" style:text-underline-style="none" style:text-underline-color="font-color" style:font-style-asian="normal" fo:font-size="11pt" fo:color="#000000" style:font-style-complex="normal" style:font-weight-asian="bold" fo:font-weight="bold" style:font-weight-complex="bold"/>
    </style:style>
    <style:style style:name="T78" style:family="text">
      <style:text-properties style:font-size-asian="11pt" fo:font-style="normal" style:text-line-through-type="none" style:text-underline-style="none" style:text-underline-color="font-color" style:font-style-asian="normal" fo:font-size="11pt" fo:color="#000000" style:font-style-complex="normal" style:font-weight-complex="normal" style:font-weight-asian="normal" fo:font-weight="normal"/>
    </style:style>
    <style:style style:name="T79" style:family="text">
      <style:text-properties style:font-size-asian="11pt" fo:font-style="normal" style:text-line-through-type="none" style:text-underline-style="none" style:text-underline-color="font-color" style:font-style-asian="normal" fo:font-size="11pt" fo:color="#000000" style:font-style-complex="normal" fo:font-weight="bold" style:font-weight-asian="bold" style:font-weight-complex="bold"/>
    </style:style>
    <style:style style:name="T80" style:family="text">
      <style:text-properties style:font-size-asian="11pt" fo:font-style="normal" style:text-line-through-type="none" style:text-underline-style="none" style:text-underline-color="font-color" style:font-style-asian="normal" fo:font-size="11pt" fo:color="#000000" style:font-style-complex="normal" fo:font-weight="normal" style:font-weight-asian="normal" style:font-weight-complex="normal"/>
    </style:style>
    <style:style style:name="T81" style:family="text">
      <style:text-properties fo:color="#000000" fo:font-size="11pt" fo:font-weight="normal" style:text-underline-style="none" style:text-underline-color="font-color" style:text-line-through-type="none" fo:font-style="normal" style:font-size-asian="11pt" style:font-weight-asian="normal" style:font-weight-complex="normal" style:font-style-asian="normal" style:font-style-complex="normal"/>
    </style:style>
    <style:style style:name="T82" style:family="text">
      <style:text-properties fo:color="#000000" fo:font-size="11pt" style:text-underline-style="none" style:text-underline-color="font-color" style:text-line-through-type="none" fo:font-style="normal" style:font-size-asian="11pt" style:font-style-asian="normal" style:font-style-complex="normal" fo:font-weight="bold" style:font-weight-asian="bold" style:font-weight-complex="bold"/>
    </style:style>
    <style:style style:name="T83" style:family="text">
      <style:text-properties fo:font-size="11pt" style:font-style-complex="normal" style:font-style-asian="normal" style:font-weight-complex="normal" style:font-weight-asian="normal" style:font-size-asian="11pt" fo:font-style="normal" style:text-line-through-type="none" style:text-underline-style="none" style:text-underline-color="font-color" fo:font-weight="normal" fo:color="#000000"/>
    </style:style>
    <style:style style:name="T84" style:family="text">
      <style:text-properties style:font-weight-complex="normal" style:font-weight-asian="normal" style:font-size-asian="11pt" fo:font-style="normal" style:text-line-through-type="none" style:text-underline-style="none" style:text-underline-color="font-color" style:font-style-asian="normal" fo:font-size="11pt" fo:font-weight="normal" fo:color="#000000" style:font-style-complex="normal"/>
    </style:style>
    <style:style style:name="T85" style:family="text">
      <style:text-properties style:font-size-asian="11pt" fo:font-style="normal" style:text-line-through-type="none" style:text-underline-style="none" style:text-underline-color="font-color" style:font-style-asian="normal" fo:font-size="11pt" fo:color="#000000" style:font-style-complex="normal" style:font-weight-complex="bold" style:font-weight-asian="bold" fo:font-weight="bold"/>
    </style:style>
    <style:style style:name="T86" style:family="text">
      <style:text-properties fo:font-size="10pt" fo:font-weight="normal" style:font-size-asian="10pt" style:font-size-complex="10pt" style:font-weight-asian="normal" style:font-weight-complex="normal"/>
    </style:style>
    <style:style style:name="T87" style:family="text">
      <style:text-properties fo:font-size="10pt" fo:font-weight="normal" style:font-size-asian="10pt" style:font-size-complex="10pt" style:font-weight-asian="normal" style:font-weight-complex="normal" style:text-underline-style="none" style:text-underline-color="font-color" style:text-line-through-type="none" fo:font-style="normal" style:font-style-asian="normal" style:font-style-complex="normal"/>
    </style:style>
    <style:style style:name="T88" style:family="text">
      <style:text-properties fo:color="#000000" style:font-name="Ubuntu" fo:font-size="11pt" fo:font-weight="normal" style:text-underline-style="none" style:text-underline-color="font-color" style:text-line-through-type="none" fo:font-style="normal" style:font-size-asian="11pt" style:font-weight-asian="normal" style:font-weight-complex="normal" style:font-style-asian="normal" style:font-style-complex="normal"/>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number-columns-repeated="2" table:default-cell-style-name="ce5"/>
        <table:table-column table:style-name="co5" table:default-cell-style-name="Default"/>
        <table:table-column table:style-name="co6" table:default-cell-style-name="Default"/>
        <table:table-row table:style-name="ro1">
          <table:table-cell table:style-name="ce1" office:value-type="string" calcext:value-type="string">
            <text:p>Ley</text:p>
          </table:table-cell>
          <table:table-cell table:style-name="ce1" office:value-type="string" calcext:value-type="string">
            <text:p>Jacinto Dávila</text:p>
          </table:table-cell>
          <table:table-cell table:style-name="ce1" office:value-type="string" calcext:value-type="string">
            <text:p>Luigino Bracci</text:p>
          </table:table-cell>
          <table:table-cell table:style-name="ce6" office:value-type="string" calcext:value-type="string">
            <text:p>Santiago Roca</text:p>
          </table:table-cell>
          <table:table-cell table:style-name="ce8" office:value-type="string" calcext:value-type="string">
            <text:p>Maricela Montilla</text:p>
          </table:table-cell>
          <table:table-cell table:style-name="ce1" office:value-type="string" calcext:value-type="string">
            <text:p>Virginia Padilla</text:p>
          </table:table-cell>
          <table:table-cell office:value-type="string" calcext:value-type="string">
            <text:p>Resumen de códigos</text:p>
          </table:table-cell>
          <table:table-cell/>
        </table:table-row>
        <table:table-row table:style-name="ro2">
          <table:table-cell table:style-name="ce2" office:value-type="string" calcext:value-type="string">
            <text:p><text:span text:style-name="T1">Artículo 1</text:span><text:span text:style-name="T2">. Esta ley tiene por objeto establecer los principios, bases y lineamientos que rigen el uso de las tecnologías de la información en el Poder Público y el Poder Popular, para mejorar la gestión pública y los servicios que se presten a las personas impulsando la transparencia del sector público, la participación y el ejercicio pleno del derecho de soberanía, así como promover el desarrollo de las tecnologías de información libres en el Estado, garantizar la independencia tecnológica, la apropiación social del conocimiento, así como la seguridad y defensa de la Nación </text:span></text:p>
          </table:table-cell>
          <table:table-cell table:style-name="ce4"/>
          <table:table-cell table:style-name="ce4" office:value-type="string" calcext:value-type="string">
            <text:p>Otro problema que tal vez se pueda abordar en el reglamento, son los frecuentes avisos de prensa y en redes sociales por parte de entes públicos, solicitando personal que trabaje usando determinadas aplicaciones y software privativo. Adjunto como ejemplo esta solicitud por parte de la Alcaldía de Caracas, de un editor audiovisual que trabaje con el software propietario de edición de videos Final Cut, y el software de composición gráfica Adobe After Effects. <text:s/>https://twitter.com/AlcaldiadeCcs/status/657191812600352768 <text:s/>Estos casos son MUY frecuentes, y tienen un efecto muy contraproducente: por un lado, desestimulan a los estudiantes a especializarse en el uso de aplicaciones libres, pues presumen que, de hacerlo, serán descartados para el mercado laboral. Por otro dificultan mucho la migración, pues cuando dicho ente finalmente comprenda la necesidad de migrar, nos vamos a topar con personal especializado en sofEs necesario que la Conati envíe exhortos contínuos y se busque la forma de sancionar a entes públicos que continúen en esta actitud. No sé si a través del reglamento. Tware propietario con una altísima resistencia al cambio. </text:p>
          </table:table-cell>
          <table:table-cell table:style-name="ce7" office:value-type="string" calcext:value-type="string">
            <text:p><text:span text:style-name="T81">Es necesario establecer el objeto del reglamento. El objeto es establecer los mecanismos para garantizar la implementación de la Ley de Infogobierno en cuanto a favorecer el desarrollo nacional de tecnologías de información, la participación popular y la transparencia en la gestión de gobierno, promover la seguridad y la independencia tecnológica y fortalecer la soberanía nacional.</text:span></text:p>
            <text:p>El reglamento de la Ley no debería ser simplemente un instructivo para la dedicación de los fondos públicos recolectados a la inversión social, aunque eso debe estar presente. </text:p>
          </table:table-cell>
          <table:table-cell table:style-name="ce9" office:value-type="string" calcext:value-type="string">
            <text:p>En el objeto del Reglamento debe quedar claro que la finalidad es profundizar en los fundamentos y principios que regulan el uso de las tecnologías de información en el país, así como en el desarrollo de esquemas contemplados en la ley como el Sistema Nacional de Protección y Seguridad Informática. <text:s/></text:p>
          </table:table-cell>
          <table:table-cell table:style-name="ce4" office:value-type="string" calcext:value-type="string">
            <text:p>y También, la mejora de la gestión en servicios públicos </text:p>
          </table:table-cell>
          <table:table-cell table:number-columns-repeated="2"/>
        </table:table-row>
        <table:table-row table:style-name="ro3">
          <table:table-cell table:style-name="ce2" office:value-type="string" calcext:value-type="string">
            <text:p><text:span text:style-name="T1">Artículo 2</text:span><text:span text:style-name="T2">.- Están sometidos a la aplicación de la presente Ley:</text:span></text:p>
            <text:p/>
            <text:p>1. Los órganos y entes que ejercen el Poder Público Nacional.</text:p>
            <text:p>2. Los órganos y entes que ejercen el Poder Público Estadal.</text:p>
            <text:p>3. Los órganos y entes que ejercen el Poder Público en los Distritos Metropolitanos.</text:p>
            <text:p>4. Los órganos y entes que ejercen el Poder Público Municipal y en las demás entidades locales previstas en la Ley Orgánica del Poder Público Municipal.</text:p>
            <text:p>5. Los órganos y entes que ejercen el Poder Público en las Dependencias Federales.</text:p>
            <text:p>6. Los institutos públicos nacionales, estadales, de los distritos metropolitanos y municipales.</text:p>
            <text:p>7. El Banco Central de Venezuela.</text:p>
            <text:p><text:span text:style-name="T3">8. </text:span><text:span text:style-name="T4">Las universidades públicas</text:span><text:span text:style-name="T5">, así como cualquier otra institución del sector universitario de naturaleza pública.</text:span></text:p>
            <text:p>9. Las demás personas de derecho público nacionales, estadales, distritales y municipales.</text:p>
            <text:p><text:span text:style-name="T6">10. Las sociedades de cualquier naturaleza, las fundaciones, </text:span><text:span text:style-name="T7">empresas</text:span><text:span text:style-name="T8">, asociaciones civiles y las demás </text:span><text:span text:style-name="T7">creadas con fondos públicos</text:span><text:span text:style-name="T9"> o dirigidas por las personas a las que se refiere este artículo, en las que ellas designen sus autoridades, o cuando los aportes presupuestarios o contribuciones en un ejercicio efectuados por las personas referidas en el presente artículo </text:span><text:span text:style-name="T7">representen el cincuenta o más de su presupuesto</text:span><text:span text:style-name="T9">.</text:span></text:p>
            <text:p>11. Las organizaciones y expresiones organizativas del Poder Popular.</text:p>
            <text:p>12. Las personas naturales o jurídicas, en cuanto les sea aplicable, en los términos establecidos en esta Ley.</text:p>
            <text:p>13. Las demás que establezca la Ley.</text:p>
          </table:table-cell>
          <table:table-cell table:style-name="ce4" table:number-columns-repeated="2"/>
          <table:table-cell table:style-name="ce7"/>
          <table:table-cell table:style-name="ce9"/>
          <table:table-cell table:style-name="ce11"/>
          <table:table-cell table:number-columns-repeated="2"/>
        </table:table-row>
        <table:table-row table:style-name="ro4">
          <table:table-cell table:style-name="ce2" office:value-type="string" calcext:value-type="string">
            <text:p><text:span text:style-name="T1">Artículo 3</text:span><text:span text:style-name="T2">.- Esta Ley tiene como fines: </text:span></text:p>
            <text:p><text:span text:style-name="T3">•</text:span><text:span text:style-name="T4">Facilitar el establecimiento de relaciones</text:span><text:span text:style-name="T5"> entre el Poder Público y las personas a través de las tecnologías de información.</text:span></text:p>
            <text:p><text:span text:style-name="T10">•Establecer las </text:span><text:span text:style-name="T11">condiciones necesarias y oportunas</text:span><text:span text:style-name="T12"> que propicien la </text:span><text:span text:style-name="T13">mejora continua de los servicios</text:span><text:span text:style-name="T14"> que el Poder Público presta a las personas, contribuyendo así en la </text:span><text:span text:style-name="T15">efectividad, eficiencia y eficacia</text:span><text:span text:style-name="T14"> en la prestación de los </text:span><text:span text:style-name="T11">servicios públicos</text:span><text:span text:style-name="T14">.</text:span></text:p>
            <text:p><text:span text:style-name="T6">•Universalizar el acceso de las personas a las t</text:span><text:span text:style-name="T16">ecnologías de información libres</text:span><text:span text:style-name="T9"> de y </text:span><text:span text:style-name="T7">garantizar su apropiación</text:span><text:span text:style-name="T9"> para beneficio de la sociedad.</text:span></text:p>
            <text:p><text:span text:style-name="T6">•Garantizar el </text:span><text:span text:style-name="T7">ejercicio de los derechos</text:span><text:span text:style-name="T8"> y el </text:span><text:span text:style-name="T7">cumplimiento de los deberes</text:span><text:span text:style-name="T9"> de las personas, </text:span><text:span text:style-name="T7">a través de las tecnologías</text:span><text:span text:style-name="T9"> de información.</text:span></text:p>
            <text:p><text:span text:style-name="T3">•Promover el </text:span><text:span text:style-name="T4">empoderamiento</text:span><text:span text:style-name="T5"> del Poder Popular a través de la generación de medios de participación y organización de las personas, haciendo uso de las tecnologías de información.</text:span></text:p>
            <text:p><text:span text:style-name="T6">•</text:span><text:span text:style-name="T16">Garantizar la transparencia de la gestión pública</text:span><text:span text:style-name="T9">, facilitando el acceso de las personas a la i</text:span><text:span text:style-name="T7">nformación pública</text:span><text:span text:style-name="T9">.</text:span></text:p>
            <text:p><text:span text:style-name="T6">•</text:span><text:span text:style-name="T16">Apoyar</text:span><text:span text:style-name="T9"> el fortalecimiento de la democracia participativa y protagónica en la gestión pública y el ejercicio de la </text:span><text:span text:style-name="T7">contraloría social</text:span><text:span text:style-name="T9">.</text:span></text:p>
            <text:p><text:span text:style-name="T3">•Contribuir en los modos de organización y funcionamiento del Poder Público, apoyando la </text:span><text:span text:style-name="T4">simplificación de los trámites</text:span><text:span text:style-name="T5"> y procedimientos que éstos realizan.</text:span></text:p>
            <text:p><text:span text:style-name="T3">•Establecer los principios para la </text:span><text:span text:style-name="T4">normalización y estandarización</text:span><text:span text:style-name="T5"> en el uso de las tecnologías de información, a los todos los sujetos sometidos a la aplicación de esta Ley.</text:span></text:p>
            <text:p><text:span text:style-name="T6">•</text:span><text:span text:style-name="T16">Promover</text:span><text:span text:style-name="T9"> la adquisición, desarrollo, investigación, creación, diseño, formación, socialización, uso e implementación de las </text:span><text:span text:style-name="T7">tecnologías de información libres</text:span><text:span text:style-name="T9"> a todos los sujetos sometidos a la aplicación de esta Ley.</text:span></text:p>
            <text:p><text:span text:style-name="T6">•</text:span><text:span text:style-name="T16">Establecer</text:span><text:span text:style-name="T9"> las bases para el </text:span><text:span text:style-name="T7">Sistema Nacional de Protección y Seguridad de la Información</text:span><text:span text:style-name="T9">, en los términos establecidos en la presente Ley y demás normativa aplicable.</text:span></text:p>
            <text:p><text:span text:style-name="T6">•Fomentar la </text:span><text:span text:style-name="T7">independencia tecnológica</text:span><text:span text:style-name="T8"> y con ello fortalecer el ejercicio de la soberanía nacional, </text:span><text:span text:style-name="T7">sobre</text:span><text:span text:style-name="T9"> la base del conocimiento y uso de las </text:span><text:span text:style-name="T7">tecnologías de información libres</text:span><text:span text:style-name="T9"> en el Estado</text:span></text:p>
          </table:table-cell>
          <table:table-cell table:style-name="ce4" office:value-type="string" calcext:value-type="string">
            <text:p>El reglamento debe definir los protocolos que regulen el establecimiento de relaciones entre el poder público y el poder popular-</text:p>
            <text:p/>
            <text:p>Aspectos básicos:</text:p>
            <text:p>Identidad digital.</text:p>
            <text:p>- Privacidad</text:p>
            <text:p>- Derecho al seguimiento de los procesos, tickets de servicio. </text:p>
            <text:p>- Derechos a réplica en servicios de información.</text:p>
            <text:p/>
            <text:p>Debe incluir la definición técnica de los medios y protocolos de participación del poder popular en las TICs.</text:p>
            <text:p/>
            <text:p>Definir grandes estrategias para la transparencia informática y la conexión con la ley de simplificación de trámites administrativos. </text:p>
            <text:p/>
            <text:p>Definir los protocolos de estandarización de aplicaciones. </text:p>
            <text:p/>
            <text:p>Definir el principio del trámite más breve, más eficaz y más eficiente. </text:p>
            <text:p/>
            <text:p/>
            <text:p>Definir la arquitectura del sistema nacional de protección y seguridad a cargo de la Suscerte. </text:p>
          </table:table-cell>
          <table:table-cell table:style-name="ce4"/>
          <table:table-cell table:style-name="ce7"/>
          <table:table-cell table:style-name="ce9"/>
          <table:table-cell table:style-name="ce2" office:value-type="string" calcext:value-type="string">
            <text:p/>
            <text:p/>
            <text:p/>
            <text:p><text:span text:style-name="T3">- </text:span><text:span text:style-name="T4">Protocolo</text:span><text:span text:style-name="T5"> Protocolo, ok </text:span></text:p>
            <text:p><text:span text:style-name="T3">- </text:span><text:span text:style-name="T4">Identidad</text:span><text:span text:style-name="T5"> Identidad digital es un aspecto importante. Identificación única ante todos los sistemas públicos. Seguimiento de procesos automáticos con "Ticket digitales". Pensar en la descongestión </text:span></text:p>
            <text:p><text:span text:style-name="T3">- </text:span><text:span text:style-name="T4">Procesos</text:span><text:span text:style-name="T5"> Procesos simplificados. Los procesos son electrónicos y manuales. En los procesos manuales involucrar la gestión de IPOSTEL Educar al usuario- usuaria en el uso de los códigos postales. El aspecto educativo al usuario-usuaria es de relevancia y no se le presta mucha atención. Pensar los procesos con el "principio de buena fe de los usuarios" </text:span></text:p>
            <text:p><text:span text:style-name="T3">- </text:span><text:span text:style-name="T4">Seguridad</text:span><text:span text:style-name="T5"> Confidencialidad de la información. </text:span></text:p>
            <text:p><text:span text:style-name="T3">- </text:span><text:span text:style-name="T4">Trámites</text:span><text:span text:style-name="T5"> Además, asociar tiempos de respuesta a las gestión pública. </text:span></text:p>
          </table:table-cell>
          <table:table-cell table:number-columns-repeated="2"/>
        </table:table-row>
        <table:table-row table:style-name="ro5">
          <table:table-cell table:style-name="ce2" office:value-type="string" calcext:value-type="string">
            <text:p><text:span text:style-name="T17">Artículo 4</text:span><text:span text:style-name="T9">.- Son de interés público y estratégico las tecnologías de información, en especial las tecnologías de información libres, como instrumento para garantizar la </text:span><text:span text:style-name="T18">efectividad, transparencia, eficacia y eficiencia</text:span><text:span text:style-name="T9"> de la gestión pública; profundizar la </text:span><text:span text:style-name="T7">participación</text:span><text:span text:style-name="T9"> de la ciudadanía en los asuntos públicos; el </text:span><text:span text:style-name="T7">empoderamiento</text:span><text:span text:style-name="T9"> del Poder Popular y contribuir corresponsablemente en la consolidación de la seguridad, defensa y soberanía nacional.</text:span></text:p>
          </table:table-cell>
          <table:table-cell table:style-name="ce4" office:value-type="string" calcext:value-type="string">
            <text:p/>
            <text:p/>
            <text:p>Precisar la definición de actuación y de interacción entre personas mediada por TICs.</text:p>
            <text:p/>
            <text:p/>
          </table:table-cell>
          <table:table-cell table:style-name="ce4"/>
          <table:table-cell table:style-name="ce7" office:value-type="string" calcext:value-type="string">
            <text:p>Debe haber un artículo que reitere el interés público y estratégico de las tecnologías de información libres, como piedra angular de la presente norma.</text:p>
          </table:table-cell>
          <table:table-cell table:style-name="ce9"/>
          <table:table-cell table:style-name="ce4" office:value-type="string" calcext:value-type="string">
            <text:p>ok </text:p>
            <text:p/>
            <text:p/>
          </table:table-cell>
          <table:table-cell table:number-columns-repeated="2"/>
        </table:table-row>
        <table:table-row table:style-name="ro6">
          <table:table-cell table:style-name="ce3" office:value-type="string" calcext:value-type="string">
            <text:p><text:span text:style-name="T1">Artículo 5</text:span><text:span text:style-name="T2">.- A los efectos de la presente Ley, se entenderá por: </text:span></text:p>
            <text:p><text:span text:style-name="T3">•</text:span><text:span text:style-name="T4">Actuación electrónica</text:span><text:span text:style-name="T5">: Capaz de producir efectos jurídicos. </text:span></text:p>
            <text:p><text:span text:style-name="T19">•</text:span><text:span text:style-name="T20">Acceso abierto</text:span><text:span text:style-name="T21">: Característica de los documentos públicos que se refiere a su disponibilidad gratuita en la Internet pública, que permite a cualquier usuario </text:span><text:span text:style-name="T22">leer, descargar, copiar, distribuir, imprimir, buscar o añadir un enlace al texto completo de esos artículos, rastrearlos para su indización, incorporarlos como datos en un software, o utilizarlos para cualquier otro propósito que sea legal, sin barreras financieras, legales o técnicas, aparte de las que son inseparables del acceso mismo a la Internet</text:span><text:span text:style-name="T23">. La única limitación en cuanto a reproducción y distribución, y el único papel del copyright (los derechos patrimoniales) en este ámbito, debería ser la de dar a los autores el control sobre la </text:span><text:span text:style-name="T24">integridad de sus trabajos</text:span><text:span text:style-name="T25"> y el derecho a ser adecuadamente </text:span><text:span text:style-name="T26">reconocidos y citados</text:span><text:span text:style-name="T25">.</text:span></text:p>
            <text:p><text:span text:style-name="T3">•</text:span><text:span text:style-name="T4">Código fuente</text:span><text:span text:style-name="T5">: Texto escrito en un lenguaje de programación específico, contentivo de un conjunto de instrucciones que se puede compilar para generar un programa que se ejecuta en un computador, es el conjunto de líneas de texto escritas en un lenguaje de programación específico, que al ser procesadas por los compiladores e interpretadores adecuados, generan exactamente dicho programa que es ejecutado por el computador. </text:span></text:p>
            <text:p><text:span text:style-name="T27">Conocimiento libre</text:span><text:span text:style-name="T28">: Es todo aquel conocimiento que puede ser </text:span><text:span text:style-name="T29">aprendido, interpretado, aplicado, enseñado y compartido libremente y sin restricciones</text:span><text:span text:style-name="T28">, pudiendo ser utilizado para la resolución de problemas o como punto de partida para la generación de nuevos conocimientos.</text:span></text:p>
            <text:p><text:span text:style-name="T3">•</text:span><text:span text:style-name="T4">Criptografía</text:span><text:span text:style-name="T5">: Rama inicial de las Matemáticas y en la actualidad también de la Informática, que hace uso de métodos y técnicas con el objeto principal de hacer ilegible, cifrar y proteger un mensaje o archivo por medio de un algoritmo, usando una o más claves.</text:span></text:p>
            <text:p><text:span text:style-name="T3">•</text:span><text:span text:style-name="T4">Documento electrónico</text:span><text:span text:style-name="T5">: Documento digitalizado que contiene un dato, diseños o información acerca de un hecho o acto, capaz de causar efectos jurídicos.</text:span></text:p>
            <text:p><text:span text:style-name="T3">•</text:span><text:span text:style-name="T4">Estándares abiertos</text:span><text:span text:style-name="T5">: Especificaciones técnicas, publicadas y controladas por alguna organización que se encarga de su desarrollo, aceptadas por la industria de las tecnologías de información, y que están a disposición de cualquier usuario para ser implementadas.</text:span></text:p>
            <text:p><text:span text:style-name="T10">•</text:span><text:span text:style-name="T11">Hardware libre</text:span><text:span text:style-name="T12">: Dispositivos de hardware, componentes electrónicos o mecánicos diseñados para su uso en cualquier área científico técnica, cuyas especificaciones y diagramas esquemáticos son de acceso público, garantizando el total acceso al conocimiento de su funcionamiento y fabricación, y que reconociendo los derechos de autor, </text:span><text:span text:style-name="T13">no están sometidos a normativas legales del sistema de patentes de apropiación privativa</text:span><text:span text:style-name="T14">, otorgándose las mismas libertades contempladas en el software libre para su uso con </text:span><text:span text:style-name="T15">cualquier</text:span><text:span text:style-name="T14"> </text:span><text:span text:style-name="T11">propósito y en cualquier área de aplicación</text:span><text:span text:style-name="T14">, libertad de modificación y adaptación a necesidades específicas, y la libertad para su redistribución.</text:span></text:p>
            <text:p><text:span text:style-name="T3">•</text:span><text:span text:style-name="T4">Informática forense</text:span><text:span text:style-name="T5">: también llamado computo forense, computación forense, análisis forense digital o examen forense digital es la aplicación de técnicas científicas y analíticas especializadas a infraestructura tecnológica que permiten identificar, preservar, analizar y presentar datos que sean válidos dentro de un proceso legal.</text:span></text:p>
            <text:p><text:span text:style-name="T3">•I</text:span><text:span text:style-name="T4">nfraestructuras críticas</text:span><text:span text:style-name="T5">: Infraestructuras críticas también conocidas como estratégicas, son aquellas que proporcionan servicios esenciales y cuyo funcionamiento es indispensable y no permite soluciones alternativas, por lo que su perturbación o destrucción tendría un grave impacto sobre tales servicios.</text:span></text:p>
            <text:p><text:span text:style-name="T3">•</text:span><text:span text:style-name="T4">Interoperabilidad</text:span><text:span text:style-name="T5">: Capacidad que tienen las organizaciones dispares y diversas para intercambiar, transferir y utilizar, de manera uniforme y eficiente datos, información y documentos por medios electrónicos, entre sus sistemas de información.</text:span></text:p>
            <text:p><text:span text:style-name="T3">•</text:span><text:span text:style-name="T4">Normas instruccionales</text:span><text:span text:style-name="T5">: Todas aquellas providencias administrativas de efectos generales, instructivos o circulares, de carácter obligatorio, dictados con el fin de garantizar el efectivo uso de las tecnologías de información y la seguridad informática, en los términos establecidos en esta Ley.</text:span></text:p>
            <text:p><text:span text:style-name="T3">•</text:span><text:span text:style-name="T4">Poder Popular</text:span><text:span text:style-name="T5">: Es el ejercicio pleno de la soberanía por parte del pueblo en lo político, económico, social, cultural, ambiental, internacional, y en todo ámbito del desenvolvimiento y desarrollo de la sociedad, a través de diversas y disímiles formas de organización, que edifican el estado comunal.</text:span></text:p>
            <text:p><text:span text:style-name="T3">•</text:span><text:span text:style-name="T4">Prospectiva tecnológica</text:span><text:span text:style-name="T5">: La prospectiva tecnológica también conocida como “vigilancia tecnológica”, es un proceso sistemático que analiza el estado actual y las perspectivas de progreso científico y tecnológico para identificar áreas estratégicas de investigación y tecnologías emergentes en las que concentrar los esfuerzos de inversión y así obtener los mayores beneficios económicos o sociales, la prospectiva tecnológica está orientada a un conjunto de técnicas que permiten definir la relevancia de una tecnología en un momento futuro.</text:span></text:p>
            <text:p><text:span text:style-name="T3">•</text:span><text:span text:style-name="T4">Seguridad de la información</text:span><text:span text:style-name="T5">: Condición que resulta del establecimiento y mantenimiento de medios de protección, que garanticen un estado de inviolabilidad de influencias o de actos hostiles específicos que puedan propiciar el acceso a la información no autorizada, o que afecten la operatividad de las funciones de un sistema de computación, bajo los principios de confidencialidad, integridad, privacidad y disponibilidad de la información.</text:span></text:p>
            <text:p><text:span text:style-name="T30">•</text:span><text:span text:style-name="T31">Software libre</text:span><text:span text:style-name="T32">: Programa de computación en cuya licencia el autor o desarrollador garantiza al usuario el </text:span><text:span text:style-name="T33">acceso al código fuente</text:span><text:span text:style-name="T34"> y lo autoriza a </text:span><text:span text:style-name="T35">usar</text:span><text:span text:style-name="T36"> el programa </text:span><text:span text:style-name="T37">con cualquier propósito</text:span><text:span text:style-name="T38">, </text:span><text:span text:style-name="T31">copiarlo</text:span><text:span text:style-name="T32">, </text:span><text:span text:style-name="T39">modificarlo</text:span><text:span text:style-name="T38"> y </text:span><text:span text:style-name="T31">redistribuirlo</text:span><text:span text:style-name="T32"> con o sin modficaciones, preservando en todo caso el </text:span><text:span text:style-name="T31">derecho moral al reconocimiento de autoria</text:span><text:span text:style-name="T32">.</text:span></text:p>
            <text:p><text:span text:style-name="T3">•</text:span><text:span text:style-name="T4">Tecnología de información</text:span><text:span text:style-name="T5">: Tecnologías destinadas a la aplicación, análisis, estudio y procesamiento en forma automática de información. Esto incluye procesos de: obtención, creación, cómputo, almacenamiento, modificación, manejo, movimiento, transmisión, recepción, distribución, intercambio, visualización, control y administración, en formato electrónico, magnético, óptico, o cualquier otro medio similar o equivalente que se desarrollen en el futuro, que involucren el uso de dispositivos físicos y lógicos.</text:span></text:p>
            <text:p><text:span text:style-name="T6">•</text:span><text:span text:style-name="T16">Tecnologías de información libres</text:span><text:span text:style-name="T9">: Son aquellas tecnologías con estándares abiertos que garantizan el acceso a todo el código fuente y la transferencia del conocimiento asociado para su comprensión; libertad de modificación; l</text:span><text:span text:style-name="T7">ibertad de uso en cualquier área, aplicación o propósito</text:span><text:span text:style-name="T9"> y libertad de publicación del código fuente y sus modificaciones.</text:span></text:p>
            <text:p><text:span text:style-name="T3">•</text:span><text:span text:style-name="T4">Usabilidad</text:span><text:span text:style-name="T5">: Se refiere a los atributos que deben tener los sistemas de información para que sean comprendidos, aprendidos y usados con facilidad por sus usuarios o usuarias.</text:span></text:p>
          </table:table-cell>
          <table:table-cell table:style-name="ce4" office:value-type="string" calcext:value-type="string">
            <text:p/>
            <text:p>El reglamento debe aclarar que todo documento público, debidamente anonimizado, debe ser de acceso abierto. En particular,</text:p>
            <text:p>- manuales</text:p>
            <text:p>- decretos.</text:p>
            <text:p>- proclamas</text:p>
            <text:p>- informes</text:p>
            <text:p>- ordenanzas TIC (Definir). </text:p>
            <text:p/>
            <text:p/>
            <text:p>Debe definirse un protocolo para abrir un documento al público.</text:p>
            <text:p/>
            <text:p>Deben definirse protocolos de anonimizado de documentos (para eliminar información particular de las personas). </text:p>
            <text:p/>
            <text:p/>
            <text:p/>
            <text:p/>
            <text:p/>
            <text:p/>
            <text:p/>
            <text:p/>
            <text:p/>
            <text:p/>
            <text:p/>
            <text:p/>
            <text:p/>
            <text:p>Aclarar qué significa independencia del sistema de patentes. </text:p>
            <text:p/>
            <text:p>Debe definirse un protocolo de reporte de software y hardware privativo que no sea estrictamente necesario. </text:p>
            <text:p/>
            <text:p/>
            <text:p/>
            <text:p/>
            <text:p>Debe definirse los conceptos básicos de la informática forense y protocolos críticos para la seguridad informática, tales como “cadena de custodia” y anonimizado de datos personales. </text:p>
            <text:p/>
            <text:p/>
            <text:p/>
            <text:p/>
            <text:p>También se requiere un protocolo para establecer que una infraestructura es crítica. </text:p>
            <text:p/>
            <text:p/>
            <text:p/>
            <text:p/>
            <text:p/>
            <text:p/>
            <text:p>Debe definirse un protocolo para verificación de interoperabilidad a todo nivel. </text:p>
            <text:p/>
            <text:p/>
            <text:p/>
            <text:p/>
            <text:p/>
            <text:p/>
            <text:p/>
            <text:p/>
            <text:p/>
            <text:p/>
            <text:p/>
            <text:p/>
            <text:p/>
            <text:p/>
            <text:p/>
            <text:p/>
            <text:p/>
            <text:p/>
            <text:p/>
            <text:p>Debe definirse una estrategia abierta para vigilancia tecnológica colectiva, con sus correspondiente protocolos de participación prospectiva. </text:p>
            <text:p/>
          </table:table-cell>
          <table:table-cell table:style-name="ce4"/>
          <table:table-cell table:style-name="ce7" office:value-type="string" calcext:value-type="string">
            <text:p> </text:p>
            <text:p/>
          </table:table-cell>
          <table:table-cell table:style-name="ce10" office:value-type="string" calcext:value-type="string">
            <text:p><text:span text:style-name="T86">En torno a la definición de acceso abierto, en el Reglamento debe tratarse con especial cuidado el tema de “</text:span><text:span text:style-name="T87">dar a los autores el control sobre la integridad de sus trabajos”, porque ello puede ser contradictorio con la libertad de modificar que se está planteando en otros artículos de la ley. </text:span><text:span text:style-name="T86"> </text:span></text:p>
          </table:table-cell>
          <table:table-cell table:style-name="ce2" office:value-type="string" calcext:value-type="string">
            <text:p/>
            <text:p/>
            <text:p/>
            <text:p/>
            <text:p><text:span text:style-name="T3">El término </text:span><text:span text:style-name="T4">infraestructura crítica </text:span><text:span text:style-name="T5">se debe definir bien. </text:span></text:p>
            <text:p/>
            <text:p>¿Quien establece o evalúa o declara que una infraestructura es crítica? ¿Hay un proceceso de verificación de esa declaración? </text:p>
            <text:p/>
            <text:p/>
            <text:p>Donde dice "... y no permite soluciones alternativas..." ¿es un escape para el software privativo?. </text:p>
            <text:p/>
            <text:p/>
            <text:p>¿Se llevará un control de uso de los software privativos "insustituibles"? ¿por cuanto tiempo ? </text:p>
          </table:table-cell>
          <table:table-cell table:number-columns-repeated="2"/>
        </table:table-row>
        <table:table-row table:style-name="ro7">
          <table:table-cell table:style-name="ce2" office:value-type="string" calcext:value-type="string">
            <text:p><text:span text:style-name="T40">Artículo 6</text:span><text:span text:style-name="T41">.- El Poder Público, en el ejercicio de sus competencias, </text:span><text:span text:style-name="T42">debe utilizar</text:span><text:span text:style-name="T43"> las tecnologías de información en su </text:span><text:span text:style-name="T44">gestión interna</text:span><text:span text:style-name="T45">, en las </text:span><text:span text:style-name="T46">relaciones</text:span><text:span text:style-name="T41"> que mantengan entre los </text:span><text:span text:style-name="T46">órganos</text:span><text:span text:style-name="T41"> y entes del Estado que lo conforman, en sus relaciones con las </text:span><text:span text:style-name="T47">personas</text:span><text:span text:style-name="T41"> y con el </text:span><text:span text:style-name="T47">Poder Popular</text:span><text:span text:style-name="T41">, de conformidad con esta Ley y demás normativa aplicable.</text:span></text:p>
            <text:p/>
            <text:p>El Poder Popular debe utilizar las tecnologías de información en los términos y condiciones establecidos en esta Ley y demás normativa aplicable.</text:p>
          </table:table-cell>
          <table:table-cell table:style-name="ce4" office:value-type="string" calcext:value-type="string">
            <text:p/>
            <text:p>Hace falte definir el alcance de de este deber:</text:p>
            <text:p>¿Cuáles proceso se automatizarán?</text:p>
            <text:p>¿Cómo se procederá? (Protocolo para proponer procesos suceptibles de automatización)</text:p>
            <text:p>¿Cómo se verificará la utilización del sistema automático? (Protocolo para evaluación del aprovechamiento de sistemas automáticos)</text:p>
            <text:p>¿Cómo se sancionarán las faltas a este deber?</text:p>
          </table:table-cell>
          <table:table-cell table:style-name="ce4"/>
          <table:table-cell table:style-name="ce7"/>
          <table:table-cell table:style-name="ce9" office:value-type="string" calcext:value-type="string">
            <text:p>El Poder Popular no sólo debe estar facultado por la ley para utilizar las tecnologías de información, sino que también debe o puede involucrarse en los procesos de desarrollo y apropiación social de ese conocimiento. </text:p>
          </table:table-cell>
          <table:table-cell table:style-name="ce4" office:value-type="string" calcext:value-type="string">
            <text:p/>
            <text:p>De acuerdo. Hay que establecer cuales son los procesos automáticos </text:p>
          </table:table-cell>
          <table:table-cell table:number-columns-repeated="2"/>
        </table:table-row>
        <table:table-row table:style-name="ro8">
          <table:table-cell table:style-name="ce2" office:value-type="string" calcext:value-type="string">
            <text:p><text:span text:style-name="T48">Artículo 7</text:span><text:span text:style-name="T49">.- La obligación establecida en el artículo anterior en </text:span><text:span text:style-name="T50">ningún caso se entenderá como un modo de restricción o discriminación</text:span><text:span text:style-name="T51"> para las personas, por lo que, el acceso a la prestación de los servicios públicos, como a cualquier actuación del Poder Público, debe ser garantizada por </text:span><text:span text:style-name="T52">cualquier medio existente</text:span><text:span text:style-name="T53">, sin perjuicio de las </text:span><text:span text:style-name="T54">medidas que la presente Ley y demás normativa aplicable establezcan</text:span><text:span text:style-name="T49">, con el fin de </text:span><text:span text:style-name="T52">hacer efectivo el derecho</text:span><text:span text:style-name="T49"> de las personas a utilizar las tecnologías de información en sus relaciones con el Estado.</text:span></text:p>
          </table:table-cell>
          <table:table-cell table:style-name="ce4" office:value-type="string" calcext:value-type="string">
            <text:p/>
            <text:p/>
            <text:p>¿Cómo se enfatiza la automatización y se preservan los otros medios en los casos que no se automaticen?</text:p>
            <text:p/>
            <text:p/>
            <text:p/>
            <text:p>¿Cómo validar que el derecho se hace efectivo?</text:p>
            <text:p/>
          </table:table-cell>
          <table:table-cell table:style-name="ce4"/>
          <table:table-cell table:style-name="ce7"/>
          <table:table-cell table:style-name="ce9"/>
          <table:table-cell table:style-name="ce4" office:value-type="string" calcext:value-type="string">
            <text:p/>
            <text:p>OK. El trámite puede realizarse manual y electrónico. </text:p>
            <text:p/>
            <text:p/>
            <text:p><text:span text:style-name="T81">Educar en el uso de los trámites electrónicos </text:span></text:p>
            <text:p/>
            <text:p/>
          </table:table-cell>
          <table:table-cell table:number-columns-repeated="2"/>
        </table:table-row>
        <table:table-row table:style-name="ro9">
          <table:table-cell table:style-name="ce2" office:value-type="string" calcext:value-type="string">
            <text:p><text:span text:style-name="T27">Artículo 8</text:span><text:span text:style-name="T28">.- En las relaciones con el Poder Público y el Poder Popular, </text:span><text:span text:style-name="T29">las personas tienen derecho a</text:span><text:span text:style-name="T28">:</text:span></text:p>
            <text:p/>
            <text:p><text:span text:style-name="T3">1. </text:span><text:span text:style-name="T4">Dirigir peticiones de cualquier tipo</text:span><text:span text:style-name="T5"> haciendo uso de las tecnologías de información, quedando el Poder Público y el Poder Popular obligados a responder y resolver las mismas de igual forma que si se hubiesen realizado por los medios tradicionales, en los términos establecidos en la Constitución de la República Bolivariana de Venezuela y la Ley.</text:span></text:p>
            <text:p><text:span text:style-name="T10">2. </text:span><text:span text:style-name="T11">Realizar pagos, presentar y liquidar impuestos</text:span><text:span text:style-name="T12">, cumplir con las obligaciones pecuniarias y </text:span><text:span text:style-name="T13">cualquier</text:span><text:span text:style-name="T14"> otra clase de </text:span><text:span text:style-name="T15">obligación</text:span><text:span text:style-name="T14"> de esta </text:span><text:span text:style-name="T11">naturaleza</text:span><text:span text:style-name="T14">, haciendo uso de las tecnologías de información.</text:span></text:p>
            <text:p><text:span text:style-name="T3">3. </text:span><text:span text:style-name="T4">Recibir notificaciones</text:span><text:span text:style-name="T5"> por medios electrónicos en los términos y condiciones establecidos en la ley que rige la materia de mensajes de datos y demás normativa aplicable.</text:span></text:p>
            <text:p><text:span text:style-name="T6">4. </text:span><text:span text:style-name="T7">Acceder a la información pública a través de medios electrónicos</text:span><text:span text:style-name="T8">, con igual grado de </text:span><text:span text:style-name="T7">confiabilidad</text:span><text:span text:style-name="T9"> y </text:span><text:span text:style-name="T7">seguridad</text:span><text:span text:style-name="T9"> que la proporcionada por los medios tradicionales.</text:span></text:p>
            <text:p><text:span text:style-name="T6">5. </text:span><text:span text:style-name="T16">Acceder electrónicamente</text:span><text:span text:style-name="T9"> a los expedientes que se tramiten en el estado en que éstos se encuentren, así como </text:span><text:span text:style-name="T7">conocer y presentar los documentos electrónicos</text:span><text:span text:style-name="T9"> emanados de los órganos y entes del Poder Público y el Poder Popular, haciendo uso de las tecnologías de información.</text:span></text:p>
            <text:p><text:span text:style-name="T6">6. </text:span><text:span text:style-name="T7">Utilizar y presenta</text:span><text:span text:style-name="T8">r ante el Poder Público y demás personas naturales y jurídicas, los </text:span><text:span text:style-name="T7">documentos electrónicos</text:span><text:span text:style-name="T9"> emitidos por éste, en </text:span><text:span text:style-name="T7">las mismas condiciones que los producidos por cualquier otro medio</text:span><text:span text:style-name="T9">, de conformidad con la presente Ley y demás normativa aplicable.</text:span></text:p>
            <text:p><text:span text:style-name="T6">7. </text:span><text:span text:style-name="T16">Obtener copias de los documentos electrónicos</text:span><text:span text:style-name="T9"> que formen parte de procedimientos en </text:span><text:span text:style-name="T7">los cuales tengan la condición de interesado</text:span><text:span text:style-name="T9">.</text:span></text:p>
            <text:p><text:span text:style-name="T6">8. Disponer de </text:span><text:span text:style-name="T16">mecanismos</text:span><text:span text:style-name="T9"> que permitan el ejercicio de la </text:span><text:span text:style-name="T7">contraloría social</text:span><text:span text:style-name="T9"> haciendo uso de las tecnologías de información.</text:span></text:p>
            <text:p><text:span text:style-name="T3">9. Utilizar las tecnologías de información libres como </text:span><text:span text:style-name="T4">medio de participación y organización</text:span><text:span text:style-name="T5"> del Poder Popular.</text:span></text:p>
          </table:table-cell>
          <table:table-cell table:style-name="ce1" office:value-type="string" calcext:value-type="string">
            <text:p>Artículo reglamento:-</text:p>
            <text:p/>
            <text:p>Las personas tienen derecho a poseer una identidad electrónica y la correspondiente certificación digital en los términos que establece la ley y este reglamento.</text:p>
            <text:p/>
            <text:p>Definir identidad electrónica y derechos correlativos de privacidad e intimidad. </text:p>
            <text:p/>
            <text:p/>
            <text:p>Definición de trámite, tanto por vía electrónica como por otros medios. </text:p>
            <text:p/>
            <text:p>Protocolos estándar para realizar peticiones y solicitudes al poder público. </text:p>
            <text:p/>
            <text:p/>
            <text:p>Protocolo para realizar pagos, y liquidar impuestos. </text:p>
            <text:p/>
            <text:p/>
            <text:p>Protocolo y elementos requeridos para recibir notificaciones. Relación entre identidad y correo electrónico. </text:p>
            <text:p/>
            <text:p>Disclaimer: El usuario es responsable de proteger su identidad electrónica. </text:p>
            <text:p/>
            <text:p>Se requiere la definición precisa de los derechos de acceso. </text:p>
            <text:p/>
            <text:p>Prohibición expresa de copias impresas si se pueden entregar electrónicas.</text:p>
            <text:p/>
            <text:p>Definición de formatos abiertos y protocolos para entregar documentos electrónicos. </text:p>
            <text:p/>
            <text:p>Protocolo para intercambio de documentos electrónicos entre poder público y poder popular. </text:p>
            <text:p/>
            <text:p>Protocolo para reclamos electrónicos. </text:p>
            <text:p/>
            <text:p/>
            <text:p>Definición de la arquitectura estándar de los servicios TIC para organizaciones del poder popular. </text:p>
            <text:p/>
          </table:table-cell>
          <table:table-cell table:style-name="ce1"/>
          <table:table-cell table:style-name="ce7" office:value-type="string" calcext:value-type="string">
            <text:p><text:span text:style-name="T81">Reglamentar el modo de envío de las peticiones, trámites, notificaciones. Cómo se realizan y cuándo se consideran conducentes a respuestas concretas</text:span></text:p>
            <text:p/>
            <text:p><text:span text:style-name="T81">Reglamentar el modo de acceder a información pública, expedientes y obtener copia de documentos. Cómo se realiza y cuándo se consideran conducentes a respuestas concretas</text:span></text:p>
            <text:p/>
            <text:p><text:span text:style-name="T81">Reglamentar el modo de ejercer la contraloría, la organización y la participación popular. Cómo se realiza y cuándo se consideran conducentes a respuestas concretas</text:span></text:p>
          </table:table-cell>
          <table:table-cell table:style-name="ce9"/>
          <table:table-cell table:style-name="ce4" office:value-type="string" calcext:value-type="string">
            <text:p/>
            <text:p>De acuerdo. Dar preponderancia al documento electrónico. </text:p>
            <text:p>Sustituir en lo posible el uso de copias en papel </text:p>
            <text:p/>
          </table:table-cell>
          <table:table-cell table:number-columns-repeated="2"/>
        </table:table-row>
        <table:table-row table:style-name="ro10">
          <table:table-cell table:style-name="ce4" office:value-type="string" calcext:value-type="string">
            <text:p>Artículo 9.- Las actuaciones que realicen el Poder Público y el Poder Popular, deben sujetarse a la asignación, distribución y ejercicio de sus competencias de conformidad con lo establecido en la Constitución de la República, la presente ley y las normas que rigen la materia. </text:p>
          </table:table-cell>
          <table:table-cell table:style-name="ce4" table:number-columns-repeated="2"/>
          <table:table-cell table:style-name="ce7"/>
          <table:table-cell table:style-name="ce9"/>
          <table:table-cell table:style-name="ce11"/>
          <table:table-cell table:number-columns-repeated="2"/>
        </table:table-row>
        <table:table-row table:style-name="ro11">
          <table:table-cell table:style-name="ce2" office:value-type="string" calcext:value-type="string">
            <text:p><text:span text:style-name="T27">Artículo 10</text:span><text:span text:style-name="T28">.- Las comunicaciones, documentos y actuaciones electrónicas que realicen el Poder Público y el Poder Popular se </text:span><text:span text:style-name="T29">conservarán</text:span><text:span text:style-name="T28"> de conformidad con las condiciones que determine la Ley y demás normativa aplicable.</text:span></text:p>
          </table:table-cell>
          <table:table-cell table:style-name="ce1" office:value-type="string" calcext:value-type="string">
            <text:p>Articulo del reglamento:-</text:p>
            <text:p/>
            <text:p>Cada una de las organizaciones sometidas a esta ley creará y preservará cuidadosamente una memoria electrónica de las comunicaciones, documentos y actuaciones que realicen.</text:p>
            <text:p/>
            <text:p>Los funcionarios y funcionarias serán directamente responsables de la integridad de esa memoría y de su preservación en el largo plazo. </text:p>
            <text:p/>
            <text:p>Queda expresamente prohibido eliminar o alterar la memoria organizacional o permitir que esto ocurra por acciones internas o externas. Cualquier corrección a la que haya lugar se agregará preservando los documentos en sus versiones previas y referenciándolos adecuadamente a la versión original. </text:p>
            <text:p/>
          </table:table-cell>
          <table:table-cell table:style-name="ce1"/>
          <table:table-cell table:style-name="ce7" office:value-type="string" calcext:value-type="string">
            <text:p>Establecer el modo de conservación y archivo de los documentos. En algún lugar deben establecerse las condiciones de indexado y búsqueda de las actuaciones.</text:p>
          </table:table-cell>
          <table:table-cell table:style-name="ce9" office:value-type="string" calcext:value-type="string">
            <text:p>Definir los mecanismos de conservación de las comunicaciones, documentos y actuaciones electrónicas.</text:p>
          </table:table-cell>
          <table:table-cell table:style-name="ce1" office:value-type="string" calcext:value-type="string">
            <text:p>Una memoria perfecta debe ser propia (hardware propio) </text:p>
            <text:p>¿Que tan grande va a ser esa memoria? ¿ Que espacio de tiempo se va a registrar? </text:p>
            <text:p>¿ Como resguardar esa memoria? </text:p>
          </table:table-cell>
          <table:table-cell table:number-columns-repeated="2"/>
        </table:table-row>
        <table:table-row table:style-name="ro12">
          <table:table-cell table:style-name="ce2" office:value-type="string" calcext:value-type="string">
            <text:p><text:span text:style-name="T17">Artículo 11</text:span><text:span text:style-name="T9">.-El Poder Público </text:span><text:span text:style-name="T18">debe contar con repositorios digitales</text:span><text:span text:style-name="T9"> en los cuales se almacene la información que manejen, así como </text:span><text:span text:style-name="T7">los documentos</text:span><text:span text:style-name="T9"> que conformen el </text:span><text:span text:style-name="T7">expediente electrónico</text:span><text:span text:style-name="T9">, a fin de que sean accesibles, conservados o archivados, de conformidad con la presente Ley y demás normativa que regule la materia.</text:span></text:p>
            <text:p/>
            <text:p><text:span text:style-name="T3">El Poder Popular está sometido a la obligación aquí establecida en los términos y condiciones que a tal efecto </text:span><text:span text:style-name="T4">se dicten</text:span><text:span text:style-name="T5">.</text:span></text:p>
          </table:table-cell>
          <table:table-cell table:style-name="ce4" office:value-type="string" calcext:value-type="string">
            <text:p/>
            <text:p>Protocolo y principios de acuerdos de servicio para una institución que se afilia a un repositorio. </text:p>
            <text:p/>
            <text:p>Protocolo de afiliación de un repositorio a la red nacional de repositorios.</text:p>
            <text:p/>
            <text:p>Definición de expediente electrónico. </text:p>
            <text:p/>
          </table:table-cell>
          <table:table-cell table:style-name="ce4"/>
          <table:table-cell table:style-name="ce7" office:value-type="string" calcext:value-type="string">
            <text:p>Reglamentar los repositorios digitales del Poder Público.</text:p>
            <text:p/>
            <text:p><text:span text:style-name="T81">El Poder Público debe facilitar los recursos físicos e informático de archivos al Poder Popular como servicio gratuito. Es decir, no se provee directamente la infraestructura, se provee un servicio gratuito (o con una tasa simbólica) de almacenamiento en repositorio mantenido con fondos públicos y aportes por Ley</text:span></text:p>
          </table:table-cell>
          <table:table-cell table:style-name="ce9" office:value-type="string" calcext:value-type="string">
            <text:p>Desarrollar la infraestructura nacional (técnica, económica y humana) para almacenar la información.</text:p>
            <text:p>Proponer la creación de un sistema nacional distribuido de repositorios digitales.</text:p>
          </table:table-cell>
          <table:table-cell table:style-name="ce4" office:value-type="string" calcext:value-type="string">
            <text:p/>
            <text:p>Mi observación anterior esta relacionada también con este artículo. Hay que establecer políticas de respaldo y recuperación de datos. </text:p>
          </table:table-cell>
          <table:table-cell table:number-columns-repeated="2"/>
        </table:table-row>
        <table:table-row table:style-name="ro13">
          <table:table-cell table:style-name="ce2" office:value-type="string" calcext:value-type="string">
            <text:p><text:span text:style-name="T17">Artículo 12</text:span><text:span text:style-name="T9">.- El Poder Público y el Poder Popular </text:span><text:span text:style-name="T18">deben registrar</text:span><text:span text:style-name="T9"> ante la autoridad competente </text:span><text:span text:style-name="T7">los programas informáticos</text:span><text:span text:style-name="T9"> que </text:span><text:span text:style-name="T7">utilicen o posean</text:span><text:span text:style-name="T9">; su licenciamiento, código fuente y demás información y documentación que determine la norma instruccional correspondiente.</text:span></text:p>
          </table:table-cell>
          <table:table-cell table:style-name="ce4" office:value-type="string" calcext:value-type="string">
            <text:p/>
            <text:p>Protocolo de registro de programas informáticos</text:p>
            <text:p/>
            <text:p/>
            <text:p/>
          </table:table-cell>
          <table:table-cell table:style-name="ce4"/>
          <table:table-cell table:style-name="ce7"/>
          <table:table-cell table:style-name="ce9" office:value-type="string" calcext:value-type="string">
            <text:p>Se debe establecer la obligatoriedad del registro ante la autoridad competente.</text:p>
          </table:table-cell>
          <table:table-cell table:style-name="ce4"/>
          <table:table-cell table:number-columns-repeated="2"/>
        </table:table-row>
        <table:table-row table:style-name="ro8">
          <table:table-cell table:style-name="ce2" office:value-type="string" calcext:value-type="string">
            <text:p><text:span text:style-name="T40">Artículo 13</text:span><text:span text:style-name="T41">.-El uso de las tecnologías de información en el Poder Público y el Poder Popular </text:span><text:span text:style-name="T42">garantiza el acceso de la información pública</text:span><text:span text:style-name="T43"> a las personas, facilitando al máximo </text:span><text:span text:style-name="T44">la publicidad</text:span><text:span text:style-name="T45"> </text:span><text:span text:style-name="T46">de sus actuaciones</text:span><text:span text:style-name="T41"> como requisito esencial del Estado democrático y Social de Derecho y de Justicia, </text:span><text:span text:style-name="T46">salvo</text:span><text:span text:style-name="T41"> aquella información clasificada como </text:span><text:span text:style-name="T47">confidencial</text:span><text:span text:style-name="T41"> o </text:span><text:span text:style-name="T47">secreta</text:span><text:span text:style-name="T41">, de conformidad con la ley que regule el acceso a la información pública.</text:span></text:p>
          </table:table-cell>
          <table:table-cell table:style-name="ce4" office:value-type="string" calcext:value-type="string">
            <text:p/>
            <text:p>Protocolo de verificación de visibilidad pública. </text:p>
            <text:p/>
            <text:p/>
            <text:p/>
            <text:p/>
            <text:p>Protocolo de anonimizado y de aseguramiento de la condición confidencial de la información</text:p>
            <text:p/>
            <text:p/>
          </table:table-cell>
          <table:table-cell table:style-name="ce4"/>
          <table:table-cell table:style-name="ce7" office:value-type="string" calcext:value-type="string">
            <text:p>Describir qué significa información clasificada como confidencial y secreta. Hacer una definición extensiva (enumeración de los casos) pero dejar abierto para la inclusión de otros casos a criterio de la autoridad correspondiente</text:p>
          </table:table-cell>
          <table:table-cell table:style-name="ce9"/>
          <table:table-cell table:style-name="ce4" office:value-type="string" calcext:value-type="string">
            <text:p/>
            <text:p/>
            <text:p/>
          </table:table-cell>
          <table:table-cell table:number-columns-repeated="2"/>
        </table:table-row>
        <table:table-row table:style-name="ro13">
          <table:table-cell table:style-name="ce2" office:value-type="string" calcext:value-type="string">
            <text:p><text:span text:style-name="T17">Artículo 14</text:span><text:span text:style-name="T9">.- El Poder Público, en forma corresponsable con el Poder Popular, participa en el </text:span><text:span text:style-name="T7">desarrollo</text:span><text:span text:style-name="T9">, implementación y uso de las tecnologías de información libres, a fin de garantizar a las personas, en igualdad de condiciones, </text:span><text:span text:style-name="T7">el acceso y la apropiación social</text:span><text:span text:style-name="T9"> del conocimiento asociado a esas tecnologías.</text:span></text:p>
          </table:table-cell>
          <table:table-cell table:style-name="ce4" office:value-type="string" calcext:value-type="string">
            <text:p/>
            <text:p>Protocolo para proponer proyectos de desarrollo de TICS en el poder público y en el poder popular. </text:p>
          </table:table-cell>
          <table:table-cell table:style-name="ce4"/>
          <table:table-cell table:style-name="ce7"/>
          <table:table-cell table:style-name="ce9"/>
          <table:table-cell table:style-name="ce4" office:value-type="string" calcext:value-type="string">
            <text:p/>
            <text:p/>
            <text:p/>
          </table:table-cell>
          <table:table-cell table:number-columns-repeated="2"/>
        </table:table-row>
        <table:table-row table:style-name="ro5">
          <table:table-cell table:style-name="ce2" office:value-type="string" calcext:value-type="string">
            <text:p><text:span text:style-name="T17">Artículo 15</text:span><text:span text:style-name="T9">.- En el diseño y desarrollo de los sistemas, programas, equipos y servicios basados en tecnologías de información, se debe prever las consideraciones de </text:span><text:span text:style-name="T18">accesibilidad</text:span><text:span text:style-name="T9"> y “</text:span><text:span text:style-name="T7">usabilidad</text:span><text:span text:style-name="T9">” necesarias para que estos puedan ser utilizados de forma universal por aquellas personas que, por razones de discapacidad, edad, o cualquier otra </text:span><text:span text:style-name="T7">condición de vulnerabilidad</text:span><text:span text:style-name="T9">, requieran de diferentes tipos de soportes o canales de información.</text:span></text:p>
          </table:table-cell>
          <table:table-cell table:style-name="ce4" office:value-type="string" calcext:value-type="string">
            <text:p/>
            <text:p>Protocolo de validación de accesibilidad y usabilidad para el software y el hardware del poder público y el poder popular. </text:p>
            <text:p/>
            <text:p/>
            <text:p/>
          </table:table-cell>
          <table:table-cell table:style-name="ce4"/>
          <table:table-cell table:style-name="ce7" office:value-type="string" calcext:value-type="string">
            <text:p>Establecer condiciones de acceso y usabilidad de acuerdo con estándares aceptados en la legislación nacional o normas internacionales. O incluir referencia a tales normas</text:p>
          </table:table-cell>
          <table:table-cell table:style-name="ce9" office:value-type="string" calcext:value-type="string">
            <text:p>De forma explícita garantizar la apropiación social de las tecnologías de información para las personas con discapacidad o en cualquier otra condición de vulnerabilidad.</text:p>
          </table:table-cell>
          <table:table-cell table:style-name="ce4" office:value-type="string" calcext:value-type="string">
            <text:p/>
            <text:p>OK. </text:p>
            <text:p/>
          </table:table-cell>
          <table:table-cell table:number-columns-repeated="2"/>
        </table:table-row>
        <table:table-row table:style-name="ro14">
          <table:table-cell table:style-name="ce2" office:value-type="string" calcext:value-type="string">
            <text:p><text:span text:style-name="T48">Artículo 16</text:span><text:span text:style-name="T49">.- Es deber del Poder Público, en forma corresponsable con el Poder Popular, garantizar a todas las personas, a </text:span><text:span text:style-name="T50">través del sistema educativo</text:span><text:span text:style-name="T51"> los </text:span><text:span text:style-name="T52">medios</text:span><text:span text:style-name="T53"> para la formación, socialización, difusión, innovación, investigación y comunicación en materia de tecnologías de información </text:span><text:span text:style-name="T54">libres</text:span><text:span text:style-name="T49">, según los lineamientos de los </text:span><text:span text:style-name="T52">órganos rectores</text:span><text:span text:style-name="T49"> en las materias.</text:span></text:p>
          </table:table-cell>
          <table:table-cell table:style-name="ce4" office:value-type="string" calcext:value-type="string">
            <text:p/>
            <text:p>Definición de áreas temáticas, objetivos de estudio y competencias esperadas para programas de formación de usuarios y usuarias TICs. </text:p>
          </table:table-cell>
          <table:table-cell table:style-name="ce4"/>
          <table:table-cell table:style-name="ce7" office:value-type="string" calcext:value-type="string">
            <text:p>Establecer condiciones de formación. Dado por sentado que los centros de formación son responsables de esta tarea, ¿cómo se controla su efectivo cumplimiento? ¿quiénes son los responsables?</text:p>
          </table:table-cell>
          <table:table-cell table:style-name="ce9"/>
          <table:table-cell table:style-name="ce4" office:value-type="string" calcext:value-type="string">
            <text:p/>
            <text:p>No solo enseñar tecnologías libres, también usarlas en los distintas dependencias. Por ejemplo, los centros de investigación </text:p>
            <text:p/>
          </table:table-cell>
          <table:table-cell table:number-columns-repeated="2"/>
        </table:table-row>
        <table:table-row table:style-name="ro15">
          <table:table-cell table:style-name="ce2" office:value-type="string" calcext:value-type="string">
            <text:p><text:span text:style-name="T17">Artículo 17</text:span><text:span text:style-name="T9">.- El Poder Público debe </text:span><text:span text:style-name="T7">proporcionar la formación</text:span><text:span text:style-name="T9"> en materia de tecnologías de información libres de s</text:span><text:span text:style-name="T7">us respectivos colectivos laborales</text:span><text:span text:style-name="T9">, para que interactúen con los sistemas y aplicaciones, desempeñando eficientemente sus labores y funciones en la gestión pública. Asimismo debe facilitar la formación de las personas, a fin de garantizar la apropiación social del conocimiento.</text:span></text:p>
          </table:table-cell>
          <table:table-cell table:style-name="ce4" office:value-type="string" calcext:value-type="string">
            <text:p/>
            <text:p/>
          </table:table-cell>
          <table:table-cell table:style-name="ce4"/>
          <table:table-cell table:style-name="ce7" office:value-type="string" calcext:value-type="string">
            <text:p/>
            <text:p/>
          </table:table-cell>
          <table:table-cell table:style-name="ce9"/>
          <table:table-cell table:style-name="ce4" office:value-type="string" calcext:value-type="string">
            <text:p/>
            <text:p>ok. </text:p>
            <text:p/>
          </table:table-cell>
          <table:table-cell table:number-columns-repeated="2"/>
        </table:table-row>
        <table:table-row table:style-name="ro16">
          <table:table-cell table:style-name="ce2" office:value-type="string" calcext:value-type="string">
            <text:p><text:span text:style-name="T55">Artículo 18</text:span><text:span text:style-name="T56">.- Los órganos y entes del Poder Público y el Poder Popular, en el ejercicio de sus competencias, </text:span><text:span text:style-name="T57">deben contar con un portal de Internet bajo su control</text:span><text:span text:style-name="T58"> </text:span><text:span text:style-name="T59">y administración</text:span><text:span text:style-name="T60">. La integridad, veracidad y actualización de la </text:span><text:span text:style-name="T61">información</text:span><text:span text:style-name="T56"> publicada y los servicios públicos que se presten a través de los portales </text:span><text:span text:style-name="T62">es responsabilidad del titular del portal</text:span><text:span text:style-name="T56">. La información contenida en los portales de Internet tiene </text:span><text:span text:style-name="T62">el mismo carácter oficial que la información impresa que emitan</text:span><text:span text:style-name="T56">.</text:span></text:p>
          </table:table-cell>
          <table:table-cell table:style-name="ce4" office:value-type="string" calcext:value-type="string">
            <text:p/>
            <text:p>Protocolo para certificación de información oficial.</text:p>
            <text:p>- ¿Cómo verificar integridad e identidad de un documento electrónico?</text:p>
            <text:p/>
          </table:table-cell>
          <table:table-cell table:style-name="ce4"/>
          <table:table-cell table:style-name="ce7" office:value-type="string" calcext:value-type="string">
            <text:p><text:span text:style-name="T81">El portal web será un servicio centralizado a cargo del estado, pero debe tener una infraestructura física y de servicios que garantice la seguridad y robustez</text:span></text:p>
            <text:p><text:span text:style-name="T81">Formular o hacer referencia a las condiciones de seguridad y certificación electrónica de la información vigentes en normas nacionales o estándares internacionales</text:span></text:p>
            <text:p><text:span text:style-name="T81">Establecer garantías de cumplimiento de la información oficial, como por ejemplo responsables y penalidades. ¿Es la contraloría? ¿Defensoría?</text:span></text:p>
            <text:p/>
          </table:table-cell>
          <table:table-cell table:style-name="ce9" office:value-type="string" calcext:value-type="string">
            <text:p>Se debe establecer el apoyo técnico, económico y humano para el desarrollo de portales de internet en las instituciones que no cuenten con ello. <text:s text:c="2"/></text:p>
          </table:table-cell>
          <table:table-cell table:style-name="ce1" office:value-type="string" calcext:value-type="string">
            <text:p>. </text:p>
            <text:p/>
            <text:p>¿La verificación de un documento electrónico debe hacerlo un tercero? </text:p>
            <text:p/>
          </table:table-cell>
          <table:table-cell table:number-columns-repeated="2"/>
        </table:table-row>
        <table:table-row table:style-name="ro17">
          <table:table-cell table:style-name="ce2" office:value-type="string" calcext:value-type="string">
            <text:p><text:span text:style-name="T27">Artículo 19</text:span><text:span text:style-name="T28">.- Los servicios prestados por el Poder Público y el Poder Popular a través de los portales de Internet deben ser accesibles, sencillos, expeditos, confiables, pertinentes y </text:span><text:span text:style-name="T29">auditables</text:span><text:span text:style-name="T28">, y deben contener información completa, actual, oportuna y veraz, de conformidad con la Ley y demás normativa aplicable.</text:span></text:p>
          </table:table-cell>
          <table:table-cell table:style-name="ce4" office:value-type="string" calcext:value-type="string">
            <text:p/>
            <text:p>Protocolos para contraloria social y validación de auditabilidad y veracidad de sistemas TICs</text:p>
            <text:p/>
            <text:p/>
            <text:p/>
          </table:table-cell>
          <table:table-cell table:style-name="ce4"/>
          <table:table-cell table:style-name="ce7" office:value-type="string" calcext:value-type="string">
            <text:p><text:span text:style-name="T81">Establecer garantías de auditabilidad. Responsables y consecuencias de incumplimiento</text:span></text:p>
            <text:p/>
            <text:p>Garantía de su carácter vinculante y de su celeridad</text:p>
          </table:table-cell>
          <table:table-cell table:style-name="ce9" office:value-type="string" calcext:value-type="string">
            <text:p>Insistir en que los portales de internet deben contener información actualizada y deben contemplar todos los procesos y actuaciones que realizan los órganos y entes del poder público y el poder popular. <text:s text:c="2"/></text:p>
          </table:table-cell>
          <table:table-cell table:style-name="ce1" office:value-type="string" calcext:value-type="string">
            <text:p>.</text:p>
            <text:p/>
            <text:p>Estándares para interfaz gráfica de los portales. </text:p>
            <text:p/>
          </table:table-cell>
          <table:table-cell table:number-columns-repeated="2"/>
        </table:table-row>
        <table:table-row table:style-name="ro18">
          <table:table-cell table:style-name="ce2" office:value-type="string" calcext:value-type="string">
            <text:p><text:span text:style-name="T63">Artículo 20</text:span><text:span text:style-name="T64">.- El Poder Público y el Poder Popular están </text:span><text:span text:style-name="T65">obligados a garantizar</text:span><text:span text:style-name="T66"> en sus portales de Internet el ejercicio del </text:span><text:span text:style-name="T67">derecho</text:span><text:span text:style-name="T68"> de las personas a </text:span><text:span text:style-name="T69">participar</text:span><text:span text:style-name="T64">, </text:span><text:span text:style-name="T70">colaborar</text:span><text:span text:style-name="T64"> y </text:span><text:span text:style-name="T65">promover</text:span><text:span text:style-name="T64"> el uso de las tecnologías de información libres, </text:span><text:span text:style-name="T65">creación</text:span><text:span text:style-name="T64"> de nuevos servicios electrónicos o </text:span><text:span text:style-name="T65">mejoramiento</text:span><text:span text:style-name="T64"> de los ya existentes.</text:span></text:p>
          </table:table-cell>
          <table:table-cell table:style-name="ce4" office:value-type="string" calcext:value-type="string">
            <text:p/>
            <text:p>Protocolo para verificación del funcionamiento del buzón de sugerencias.</text:p>
          </table:table-cell>
          <table:table-cell table:style-name="ce4"/>
          <table:table-cell table:style-name="ce7" office:value-type="string" calcext:value-type="string">
            <text:p><text:span text:style-name="T81">Garantías de participación. Mecanismos de formación y apoyo general a la producción de tecnologías libres. ¿Responsabilidad en el MPPEUCT?</text:span></text:p>
            <text:p><text:span text:style-name="T81">Facilitar medios para que los nuevos desarrollos cumplan con estándares de seguridad y  certificación. Por ejemplo que sean evaluados con celeridad por las instancias de apoyo a esta Ley</text:span></text:p>
          </table:table-cell>
          <table:table-cell table:style-name="ce9"/>
          <table:table-cell table:style-name="ce1" office:value-type="string" calcext:value-type="string">
            <text:p>.</text:p>
            <text:p/>
            <text:p/>
            <text:p/>
          </table:table-cell>
          <table:table-cell table:number-columns-repeated="2"/>
        </table:table-row>
        <table:table-row table:style-name="ro19">
          <table:table-cell table:style-name="ce2" office:value-type="string" calcext:value-type="string">
            <text:p><text:span text:style-name="T17">Artículo 21</text:span><text:span text:style-name="T9">.- Los servicios prestados por el Poder Público y el Poder Popular d</text:span><text:span text:style-name="T18">eben contener mecanismos</text:span><text:span text:style-name="T9"> que permitan la promoción, desarrollo y consolidación de la </text:span><text:span text:style-name="T7">contraloría social</text:span><text:span text:style-name="T9"> como medio de participación de las personas y sus organizaciones sociales, para </text:span><text:span text:style-name="T7">garantizar que la inversión pública se realice de manera transparente y eficiente</text:span><text:span text:style-name="T9">, en beneficio de los intereses de la sociedad y que las actividades del sector privado no afecten los intereses colectivos o sociales.</text:span></text:p>
          </table:table-cell>
          <table:table-cell table:style-name="ce4" office:value-type="string" calcext:value-type="string">
            <text:p/>
            <text:p>Protocolos de contraloría social, reporte y seguimientos de fallas. </text:p>
          </table:table-cell>
          <table:table-cell table:style-name="ce4"/>
          <table:table-cell table:style-name="ce7" office:value-type="string" calcext:value-type="string">
            <text:p>Garantías, responsables, penas por incumplimiento. Vinculación de la Contraloría Social y de los entes estatales vinculados con el Poder Comunal y con el Poder Ciudadano</text:p>
          </table:table-cell>
          <table:table-cell table:style-name="ce9" office:value-type="string" calcext:value-type="string">
            <text:p>No sólo garantizar la transparencia y eficiencia de la inversión pública sino implementar los mecanismos necesarios para involucrar al poder popular en el accionar público. </text:p>
          </table:table-cell>
          <table:table-cell table:style-name="ce4" office:value-type="string" calcext:value-type="string">
            <text:p/>
            <text:p>seguimientos de fallas y acaso sanciones por omisión ? </text:p>
            <text:p/>
          </table:table-cell>
          <table:table-cell table:number-columns-repeated="2"/>
        </table:table-row>
        <table:table-row table:style-name="ro20">
          <table:table-cell table:style-name="ce2" office:value-type="string" calcext:value-type="string">
            <text:p><text:span text:style-name="T17">Artículo 22</text:span><text:span text:style-name="T9">.- En las actuaciones que realicen el Poder Público y el Poder Popular a través de las tecnologías de información, s</text:span><text:span text:style-name="T7">ólo se exigirán a las personas las medidas de seguridad necesarias</text:span><text:span text:style-name="T9"> según la naturaleza de los trámites y actuaciones a realizar. Igualmente, </text:span><text:span text:style-name="T7">se requerirán los datos que sean estrictamente necesarios</text:span><text:span text:style-name="T9"> para tramitar los asuntos que haya solicitado, a los fines de garantizar el cumplimiento de los principios y derechos establecidos en la Constitución de la República Bolivariana de Venezuela y demás leyes.</text:span></text:p>
          </table:table-cell>
          <table:table-cell table:style-name="ce4" office:value-type="string" calcext:value-type="string">
            <text:p/>
            <text:p>Protocolo de reporte de abusos en las solicitudes de recaudos. </text:p>
            <text:p/>
            <text:p>Protocolo de verificación de requisitos. </text:p>
            <text:p/>
            <text:p/>
          </table:table-cell>
          <table:table-cell table:style-name="ce4"/>
          <table:table-cell table:style-name="ce7" office:value-type="string" calcext:value-type="string">
            <text:p>Reglamentar el tema de los trámites. Se podría hacer una enumeración de las condiciones para que los trámites se cumplan de acuerdo con esta Ley</text:p>
          </table:table-cell>
          <table:table-cell table:style-name="ce9"/>
          <table:table-cell table:style-name="ce1" office:value-type="string" calcext:value-type="string">
            <text:p>. </text:p>
            <text:p/>
            <text:p>siempre garantizando la protección contra usurpación de identidad, robo de información . </text:p>
            <text:p/>
          </table:table-cell>
          <table:table-cell table:number-columns-repeated="2"/>
        </table:table-row>
        <table:table-row table:style-name="ro21">
          <table:table-cell table:style-name="ce2" office:value-type="string" calcext:value-type="string">
            <text:p><text:span text:style-name="T27">Artículo 23</text:span><text:span text:style-name="T28">.- En las actuaciones electrónicas que realicen el Poder Público y el Poder Popular se debe </text:span><text:span text:style-name="T29">garantizar la integridad, confidencialidad, autenticidad y disponibilidad de la información</text:span><text:span text:style-name="T28">, documentos y comunicaciones electrónicas, en cumplimiento a las normas y medidas que dicte el órgano competente en materia de seguridad de la información.</text:span></text:p>
          </table:table-cell>
          <table:table-cell table:style-name="ce4" office:value-type="string" calcext:value-type="string">
            <text:p/>
            <text:p/>
            <text:p>Reglamento de suscerte?</text:p>
            <text:p/>
          </table:table-cell>
          <table:table-cell table:style-name="ce4"/>
          <table:table-cell table:style-name="ce7" office:value-type="string" calcext:value-type="string">
            <text:p><text:span text:style-name="T81">Garantías, responsables, penas por incumplimiento.</text:span></text:p>
            <text:p>Reglamentar el tema de las actuaciones electrónicas. Se podría hacer una enumeración de las condiciones o para que las actuaciones se cumplan de acuerdo con esta Ley</text:p>
            <text:p><text:span text:style-name="T81">Condiciones de Seguridad y certificación.</text:span></text:p>
          </table:table-cell>
          <table:table-cell table:style-name="ce9"/>
          <table:table-cell table:style-name="ce4" office:value-type="string" calcext:value-type="string">
            <text:p/>
            <text:p>OK. </text:p>
            <text:p/>
          </table:table-cell>
          <table:table-cell table:number-columns-repeated="2"/>
        </table:table-row>
        <table:table-row table:style-name="ro18">
          <table:table-cell table:style-name="ce2" office:value-type="string" calcext:value-type="string">
            <text:p><text:span text:style-name="T17">Artículo 24</text:span><text:span text:style-name="T9">.- El Poder Público debe garantizar la integridad, confidencialidad, autenticidad y disponibilidad de la información, a través del </text:span><text:span text:style-name="T7">uso de certificados y firmas electrónicas</text:span><text:span text:style-name="T9"> emitidas dentro de la </text:span><text:span text:style-name="T7">cadena de confianza</text:span><text:span text:style-name="T9"> de certificación electrónica de la República Bolivariana de Venezuela, de conformidad con la legislación venezolana que rige la materia.</text:span></text:p>
          </table:table-cell>
          <table:table-cell table:style-name="ce4" office:value-type="string" calcext:value-type="string">
            <text:p/>
            <text:p>Protocolos de seguridad informática.</text:p>
            <text:p/>
            <text:p/>
          </table:table-cell>
          <table:table-cell table:style-name="ce4"/>
          <table:table-cell table:style-name="ce7" office:value-type="string" calcext:value-type="string">
            <text:p><text:span text:style-name="T81">Garantías, responsables, penas por incumplimiento.</text:span></text:p>
            <text:p><text:span text:style-name="T81">Reglamentar el tema de las actuaciones electrónicas. Se podría hacer una enumeración de las condiciones que definen las condiciones de seguridad y certificación, así como las cadenas de responsabilidades para que se cumpla la Ley</text:span></text:p>
            <text:p><text:span text:style-name="T81">Describir las condiciones de Seguridad y certificación.</text:span></text:p>
          </table:table-cell>
          <table:table-cell table:style-name="ce9"/>
          <table:table-cell table:style-name="ce4" office:value-type="string" calcext:value-type="string">
            <text:p/>
            <text:p>ok </text:p>
            <text:p/>
          </table:table-cell>
          <table:table-cell table:number-columns-repeated="2"/>
        </table:table-row>
        <table:table-row table:style-name="ro10">
          <table:table-cell table:style-name="ce2" office:value-type="string" calcext:value-type="string">
            <text:p><text:span text:style-name="T1">Artículo 25</text:span><text:span text:style-name="T2">.- El uso de las tecnologías de información por el Poder Público y el Poder Popular comprende la protección del honor, vida privada, intimidad, propia imagen, confidencialidad y reputación de las personas; en consecuencia, está sujeto a las limitaciones que establezca la ley sobre la materia.</text:span></text:p>
          </table:table-cell>
          <table:table-cell table:style-name="ce4" office:value-type="string" calcext:value-type="string">
            <text:p/>
            <text:p>Protocolo de reporte y seguimiento de fallas y violaciones del tipo descrito en este artículo. </text:p>
            <text:p/>
          </table:table-cell>
          <table:table-cell table:style-name="ce4"/>
          <table:table-cell table:style-name="ce7"/>
          <table:table-cell table:style-name="ce9"/>
          <table:table-cell table:style-name="ce4" office:value-type="string" calcext:value-type="string">
            <text:p/>
            <text:p>ok </text:p>
            <text:p/>
          </table:table-cell>
          <table:table-cell table:number-columns-repeated="2"/>
        </table:table-row>
        <table:table-row table:style-name="ro22">
          <table:table-cell table:style-name="ce2" office:value-type="string" calcext:value-type="string">
            <text:p><text:span text:style-name="T27">Artículo 26</text:span><text:span text:style-name="T28">.- Los archivos y documentos electrónicos que emitan el Poder Público y el Poder Popular, que contengan certificaciones y firmas electrónicas tienen la </text:span><text:span text:style-name="T29">misma validez</text:span><text:span text:style-name="T28"> jurídica y eficacia probatoria que los archivos y documentos en físico.</text:span></text:p>
          </table:table-cell>
          <table:table-cell table:style-name="ce4" office:value-type="string" calcext:value-type="string">
            <text:p/>
            <text:p>Protocolo de certificación de validez e integridad de un documento electrónico. </text:p>
            <text:p/>
            <text:p/>
          </table:table-cell>
          <table:table-cell table:style-name="ce4"/>
          <table:table-cell table:style-name="ce7" office:value-type="string" calcext:value-type="string">
            <text:p>Garantías, medios técnicos y jurídicos, responsables, penas por incumplimiento</text:p>
          </table:table-cell>
          <table:table-cell table:style-name="ce9"/>
          <table:table-cell table:style-name="ce4" office:value-type="string" calcext:value-type="string">
            <text:p/>
            <text:p>Muy bien, promover el uso de documentos digitales. Los organismos que soliciten documentación para algún trámite debe estar en capacidad de aceptar los documentos digitales </text:p>
            <text:p/>
          </table:table-cell>
          <table:table-cell table:number-columns-repeated="2"/>
        </table:table-row>
        <table:table-row table:style-name="ro21">
          <table:table-cell table:style-name="ce2" office:value-type="string" calcext:value-type="string">
            <text:p><text:span text:style-name="T48">Artículo 27</text:span><text:span text:style-name="T49">.- Cuando la Ley exija que un documento debe ser </text:span><text:span text:style-name="T50">presentado</text:span><text:span text:style-name="T51"> en formato impreso y se encuentre en formato electrónico, tal requisito </text:span><text:span text:style-name="T52">queda satisfecho</text:span><text:span text:style-name="T53"> cuando éste se presente en formato </text:span><text:span text:style-name="T54">impreso</text:span><text:span text:style-name="T49"> y </text:span><text:span text:style-name="T52">contenga un código unívoco</text:span><text:span text:style-name="T49"> que lo identifique y permita su recuperación en el repositorio digital institucional correspondiente, de conformidad con la normativa que rija la materia.</text:span></text:p>
          </table:table-cell>
          <table:table-cell table:style-name="ce4" office:value-type="string" calcext:value-type="string">
            <text:p/>
            <text:p>Protocolo de certificación de validez e integridad de un documento electrónico. </text:p>
            <text:p/>
            <text:p/>
          </table:table-cell>
          <table:table-cell table:style-name="ce4"/>
          <table:table-cell table:style-name="ce7" office:value-type="string" calcext:value-type="string">
            <text:p>Garantías, medios técnicos y jurídicos, responsables, penas por incumplimiento</text:p>
          </table:table-cell>
          <table:table-cell table:style-name="ce9" office:value-type="string" calcext:value-type="string">
            <text:p>Quizás sea conveniente crear un artículo de definiciones adicionales en el que se pueda incluir, por ejemplo, la definición de código unívoco. </text:p>
          </table:table-cell>
          <table:table-cell table:style-name="ce1" office:value-type="string" calcext:value-type="string">
            <text:p>. </text:p>
            <text:p/>
            <text:p>Garantizar la persistencia por emisión del usuario (las últimas emisiones, por ejemplo)y no por años. </text:p>
            <text:p/>
          </table:table-cell>
          <table:table-cell table:number-columns-repeated="2"/>
        </table:table-row>
        <table:table-row table:style-name="ro15">
          <table:table-cell table:style-name="ce2" office:value-type="string" calcext:value-type="string">
            <text:p><text:span text:style-name="T27">Artículo 28</text:span><text:span text:style-name="T28">.- Los proyectos y acciones que desarrollen el Poder Público y el Poder Popular, a fin de consolidar el uso de las tecnologías de información libres en la gestión pública, </text:span><text:span text:style-name="T29">deben efectuarse de manera coordinada </text:span><text:span text:style-name="T28">en los términos establecidos en la presente Ley, y están orientados al logro de los fines y objetivos del Estado, sobre la base de las políticas, estrategias, lineamientos y normas que se dicten en la materia.</text:span></text:p>
          </table:table-cell>
          <table:table-cell table:style-name="ce4" office:value-type="string" calcext:value-type="string">
            <text:p/>
            <text:p/>
            <text:p>Protocolo de verificación de interoperabilidad entre proyectos y sistemas TIC del poder popular y del poder público. </text:p>
            <text:p/>
          </table:table-cell>
          <table:table-cell table:style-name="ce4"/>
          <table:table-cell table:style-name="ce7" office:value-type="string" calcext:value-type="string">
            <text:p><text:span text:style-name="T81">Garantías, medios técnicos y jurídicos, responsables.</text:span></text:p>
            <text:p>Enumerar las condiciones o pasos para garantizar la coordinación entre Poder Público y Poder Popular</text:p>
          </table:table-cell>
          <table:table-cell table:style-name="ce9"/>
          <table:table-cell table:style-name="ce4" office:value-type="string" calcext:value-type="string">
            <text:p/>
            <text:p>ok </text:p>
            <text:p/>
          </table:table-cell>
          <table:table-cell table:number-columns-repeated="2"/>
        </table:table-row>
        <table:table-row table:style-name="ro23">
          <table:table-cell table:style-name="ce2" office:value-type="string" calcext:value-type="string">
            <text:p><text:span text:style-name="T17">Artículo 29</text:span><text:span text:style-name="T9">.- El Poder Público y el Poder Popular </text:span><text:span text:style-name="T7">colaborarán</text:span><text:span text:style-name="T9"> para alcanzar la consolidación del uso de las tecnologías de información </text:span><text:span text:style-name="T7">libres</text:span><text:span text:style-name="T9"> en el Estado.</text:span></text:p>
          </table:table-cell>
          <table:table-cell table:style-name="ce4" office:value-type="string" calcext:value-type="string">
            <text:p>Protocolo de verificación de interoperabilidad entre proyectos y sistemas TIC del poder popular y del poder público. </text:p>
          </table:table-cell>
          <table:table-cell table:style-name="ce4"/>
          <table:table-cell table:style-name="ce7"/>
          <table:table-cell table:style-name="ce9"/>
          <table:table-cell table:style-name="ce4" office:value-type="string" calcext:value-type="string">
            <text:p/>
            <text:p>ok </text:p>
            <text:p/>
          </table:table-cell>
          <table:table-cell table:number-columns-repeated="2"/>
        </table:table-row>
        <table:table-row table:style-name="ro15">
          <table:table-cell table:style-name="ce2" office:value-type="string" calcext:value-type="string">
            <text:p><text:span text:style-name="T17">Artículo 30</text:span><text:span text:style-name="T8">.- Los procesos soportados en las tecnologías de información en el Poder Público y el Poder Popular deben ser interoperables, a fin de apoyar la función y gestión pública que éstos prestan, garantizando la cooperación y colaboración requerida para </text:span><text:span text:style-name="T7">proporcionar servicios y procesos públicos integrados, complementarios y transparentes</text:span><text:span text:style-name="T9">, sobre la base del principio de </text:span><text:span text:style-name="T7">unidad orgánica.</text:span></text:p>
          </table:table-cell>
          <table:table-cell table:style-name="ce4" office:value-type="string" calcext:value-type="string">
            <text:p/>
            <text:p/>
            <text:p>Protocolo de verificación de interoperabilidad entre proyectos y sistemas TIC del poder popular y del poder público. </text:p>
            <text:p/>
          </table:table-cell>
          <table:table-cell table:style-name="ce4"/>
          <table:table-cell table:style-name="ce7"/>
          <table:table-cell table:style-name="ce9"/>
          <table:table-cell table:style-name="ce4" office:value-type="string" calcext:value-type="string">
            <text:p/>
            <text:p>ok. </text:p>
            <text:p/>
          </table:table-cell>
          <table:table-cell table:number-columns-repeated="2"/>
        </table:table-row>
        <table:table-row table:style-name="ro22">
          <table:table-cell table:style-name="ce2" office:value-type="string" calcext:value-type="string">
            <text:p><text:span text:style-name="T17">Artículo 31</text:span><text:span text:style-name="T9">.- El Poder Público debe procurar que el diseño y construcción de sus sistemas, programas, aplicaciones y servicios de información cuenten con f</text:span><text:span text:style-name="T18">acilidades de uso para la consulta electrónica</text:span><text:span text:style-name="T9">, así como la </text:span><text:span text:style-name="T7">veracidad</text:span><text:span text:style-name="T9"> y existencia de los documentos electrónicos, circunstancias o </text:span><text:span text:style-name="T7">requisitos que posean y sean necesarios para realizar una determinada solicitud, trámite o servicio</text:span><text:span text:style-name="T9">, sin que lo previamente descrito se le transfiera a las personas.</text:span></text:p>
            <text:p/>
            <text:p>El Poder Popular debe igualmente garantizar que sus sistemas informáticos, cuenten con las mismas facilidades previstas para el Poder Público establecidas en el párrafo anterior y lo que establezca la normativa correspondiente.</text:p>
          </table:table-cell>
          <table:table-cell table:style-name="ce4" office:value-type="string" calcext:value-type="string">
            <text:p/>
            <text:p>Protocolo de certificación de validez de un documento electrónico. </text:p>
            <text:p/>
            <text:p>Protocolo de verificación de requisitos en trámites públicos. </text:p>
            <text:p/>
            <text:p/>
          </table:table-cell>
          <table:table-cell table:style-name="ce4"/>
          <table:table-cell table:style-name="ce7" office:value-type="string" calcext:value-type="string">
            <text:p>Garantías, medios técnicos y jurídicos, responsables.</text:p>
          </table:table-cell>
          <table:table-cell table:style-name="ce9"/>
          <table:table-cell table:style-name="ce4" office:value-type="string" calcext:value-type="string">
            <text:p/>
            <text:p>Esto impactaría en la simplificación de trámites </text:p>
            <text:p/>
          </table:table-cell>
          <table:table-cell table:number-columns-repeated="2"/>
        </table:table-row>
        <table:table-row table:style-name="ro8">
          <table:table-cell table:style-name="ce2" office:value-type="string" calcext:value-type="string">
            <text:p><text:span text:style-name="T17">Artículo 32</text:span><text:span text:style-name="T9">.- El Poder Público tiene la </text:span><text:span text:style-name="T18">obligación de compartir entre sí la información pública</text:span><text:span text:style-name="T9"> que conste en sus </text:span><text:span text:style-name="T7">archivos y repositorios digitales</text:span><text:span text:style-name="T9">, de conformidad con lo establecido en la ley que regule la materia sobre el intercambio electrónico de datos, información y documentos, </text:span><text:span text:style-name="T7">salvo las excepciones establecidas</text:span><text:span text:style-name="T9"> en la Constitución de la República Bolivariana de Venezuela y demás normativa aplicable.</text:span></text:p>
            <text:p/>
            <text:p><text:span text:style-name="T3">El Poder Popular deberá c</text:span><text:span text:style-name="T4">ompartir información pública sobre la gestión de los servicios públicos</text:span><text:span text:style-name="T5"> que se le hayan transferido, en los términos establecidos en el presente artículo y demás normativa aplicable.</text:span></text:p>
          </table:table-cell>
          <table:table-cell table:style-name="ce4" office:value-type="string" calcext:value-type="string">
            <text:p/>
            <text:p>Protocolo de verificación de interoperabilidad. </text:p>
          </table:table-cell>
          <table:table-cell table:style-name="ce4"/>
          <table:table-cell table:style-name="ce7" office:value-type="string" calcext:value-type="string">
            <text:p>Garantías, medios técnicos y jurídicos, responsables.</text:p>
          </table:table-cell>
          <table:table-cell table:style-name="ce9"/>
          <table:table-cell table:style-name="ce4" office:value-type="string" calcext:value-type="string">
            <text:p/>
            <text:p>Los funcionarios no lo delegarían al usuario. </text:p>
            <text:p/>
          </table:table-cell>
          <table:table-cell table:number-columns-repeated="2"/>
        </table:table-row>
        <table:table-row table:style-name="ro20">
          <table:table-cell table:style-name="ce2" office:value-type="string" calcext:value-type="string">
            <text:p><text:span text:style-name="T17">Artículo 33</text:span><text:span text:style-name="T9">.- El Poder Público debe contar con una </text:span><text:span text:style-name="T7">plataforma tecnológica integrada, bajo su control y administración</text:span><text:span text:style-name="T9">, que permita el efectivo uso de las tecnologías de información en sus relaciones internas, con otros órganos y entes, y en sus relaciones con las personas; apoyando la gestión del sector público y la </text:span><text:span text:style-name="T7">participación del Poder Popular en los asuntos públicos</text:span><text:span text:style-name="T9">.</text:span></text:p>
          </table:table-cell>
          <table:table-cell table:style-name="ce4" office:value-type="string" calcext:value-type="string">
            <text:p/>
            <text:p>Arquitectura general de los servicios de almacenamiento y preservación de datos del poder público y del poder popular.</text:p>
            <text:p>Protocolos de integración, interoperabilidad y control distribuidos de plataformas TICS del Poder público. </text:p>
          </table:table-cell>
          <table:table-cell table:style-name="ce4"/>
          <table:table-cell table:style-name="ce7" office:value-type="string" calcext:value-type="string">
            <text:p>Garantías, medios técnicos y jurídicos, responsables.</text:p>
          </table:table-cell>
          <table:table-cell table:style-name="ce9"/>
          <table:table-cell table:style-name="ce4" office:value-type="string" calcext:value-type="string">
            <text:p/>
            <text:p>Con servicios propios, ncluyendo el correo electrónico, con plataforma tecnológica propia. </text:p>
            <text:p/>
          </table:table-cell>
          <table:table-cell table:number-columns-repeated="2"/>
        </table:table-row>
        <table:table-row table:style-name="ro22">
          <table:table-cell table:style-name="ce2" office:value-type="string" calcext:value-type="string">
            <text:p><text:span text:style-name="T48">Artículo 34</text:span><text:span text:style-name="T49">.- El desarrollo, adquisición, implementación y uso de las tecnologías de información por el Poder Público, </text:span><text:span text:style-name="T50">tiene como base el conocimiento libre</text:span><text:span text:style-name="T51">. En las actuaciones que se realicen con el uso de las tecnologías de información, </text:span><text:span text:style-name="T52">sólo empleará programas informáticos en software libre</text:span><text:span text:style-name="T53"> y estándares abiertos para </text:span><text:span text:style-name="T54">garantizar</text:span><text:span text:style-name="T49"> al Poder Público el </text:span><text:span text:style-name="T52">control</text:span><text:span text:style-name="T49"> sobre las tecnologías de información empleadas y el acceso de las personas a los servicios prestados.</text:span></text:p>
            <text:p/>
            <text:p>Los programas informáticos que se empleen para la gestión de los servicios públicos prestados por el Poder Popular, a través de las tecnologías de información, deben ser en software libre y con estándares abiertos.</text:p>
          </table:table-cell>
          <table:table-cell table:style-name="ce4" office:value-type="string" calcext:value-type="string">
            <text:p/>
            <text:p/>
            <text:p/>
            <text:p>Protocolo para registro público de programas informáticos. </text:p>
            <text:p/>
            <text:p/>
            <text:p>Protocolo para reporte de violaciones de este artículo. </text:p>
          </table:table-cell>
          <table:table-cell table:style-name="ce4"/>
          <table:table-cell table:style-name="ce7"/>
          <table:table-cell table:style-name="ce9"/>
          <table:table-cell table:style-name="ce4" office:value-type="string" calcext:value-type="string">
            <text:p/>
            <text:p>Y también hardware propio. </text:p>
            <text:p/>
          </table:table-cell>
          <table:table-cell table:number-columns-repeated="2"/>
        </table:table-row>
        <table:table-row table:style-name="ro18">
          <table:table-cell table:style-name="ce2" office:value-type="string" calcext:value-type="string">
            <text:p><text:span text:style-name="T71">Artículo 35</text:span><text:span text:style-name="T72">.- Las licencias para programas informáticos utilizados en el Poder Público, deben permitir el </text:span><text:span text:style-name="T73">acceso al código fuente</text:span><text:span text:style-name="T74"> y a la transferencia del conocimiento asociado para su compresión; su libertad de modificación; libertad de </text:span><text:span text:style-name="T75">uso en cualquier área, aplicación o propósito</text:span><text:span text:style-name="T76"> y libertad de publicación y distribución del código fuente y sus modificaciones. </text:span><text:span text:style-name="T77">Únicamente</text:span><text:span text:style-name="T78"> se adoptarán aquellas </text:span><text:span text:style-name="T79">licencias</text:span><text:span text:style-name="T80"> que </text:span><text:span text:style-name="T79">garanticen que los trabajos derivados se licencien en los mismos términos que la licencia original.</text:span></text:p>
            <text:p/>
            <text:p>El Poder Popular debe garantizar que las licencias de los programas informáticos empleados en la gestión de los servicios públicos transferidos, cumplan con las condiciones y términos establecidos en este artículo.</text:p>
          </table:table-cell>
          <table:table-cell table:style-name="ce4" office:value-type="string" calcext:value-type="string">
            <text:p/>
            <text:p>Protocolo de verificación de licenciamiento libre y de acceso al código fuente. </text:p>
          </table:table-cell>
          <table:table-cell table:style-name="ce4"/>
          <table:table-cell table:style-name="ce7" office:value-type="string" calcext:value-type="string">
            <text:p><text:span text:style-name="T81">El artículo es bastante explícito en cuanto al tipo de licencia. No obstante es necesario aclarar que las licencias deben adaptarse al interés nacional basados en el papel estratégico de las TIL. Hacer algún tipo de mención de las excepciones establecidas en esta Ley (art. 74)</text:span></text:p>
            <text:p/>
            <text:p/>
          </table:table-cell>
          <table:table-cell table:style-name="ce9" office:value-type="string" calcext:value-type="string">
            <text:p>Se debe promover la generación y uso de licencias nacionales para el software que se desarrolla en el país. </text:p>
          </table:table-cell>
          <table:table-cell table:style-name="ce4" office:value-type="string" calcext:value-type="string">
            <text:p/>
            <text:p/>
            <text:p/>
          </table:table-cell>
          <table:table-cell table:number-columns-repeated="2"/>
        </table:table-row>
        <table:table-row table:style-name="ro8">
          <table:table-cell table:style-name="ce2" office:value-type="string" calcext:value-type="string">
            <text:p><text:span text:style-name="T17">Artículo 36</text:span><text:span text:style-name="T9">.- El Estado </text:span><text:span text:style-name="T18">garantiza la apropiación social del conocimiento asociado a las tecnologías de información libres</text:span><text:span text:style-name="T9"> que se desarrollen, adquieran, implementen y usen con el fin de emplearlas de forma independiente. Igualmente, aquellas </text:span><text:span text:style-name="T7">tecnologías privativas</text:span><text:span text:style-name="T9"> en proceso de migración a tecnologías libres, </text:span><text:span text:style-name="T7">deben garantizar el uso y ejecución de modo independiente</text:span><text:span text:style-name="T9">. Para ello, se establecerán fuentes de financiamiento que impulsen programas y proyectos de investigación y desarrollo, fomenten la industria nacional de información libres y promueva la formación del talento humano en materia de tecnología de información libres, en los términos y condiciones establecidos en la presente Ley.</text:span></text:p>
          </table:table-cell>
          <table:table-cell table:style-name="ce4" office:value-type="string" calcext:value-type="string">
            <text:p/>
            <text:p>Protocolo de verificación de independencia de soportes privativos para las aplicaciones de software del poder público. </text:p>
            <text:p/>
            <text:p/>
            <text:p>Protocolo de reporte de dependencias privativas en software y hardware. </text:p>
          </table:table-cell>
          <table:table-cell table:style-name="ce4"/>
          <table:table-cell table:style-name="ce7" office:value-type="string" calcext:value-type="string">
            <text:p>Garantías, medios técnicos y jurídicos, responsables.</text:p>
          </table:table-cell>
          <table:table-cell table:style-name="ce9"/>
          <table:table-cell table:style-name="ce4" office:value-type="string" calcext:value-type="string">
            <text:p/>
            <text:p/>
            <text:p/>
          </table:table-cell>
          <table:table-cell table:number-columns-repeated="2"/>
        </table:table-row>
        <table:table-row table:style-name="ro21">
          <table:table-cell table:style-name="ce2" office:value-type="string" calcext:value-type="string">
            <text:p><text:span text:style-name="T1">Artículo 37</text:span><text:span text:style-name="T2">.- Se crea el Consejo Nacional para el Uso de las Tecnologías de Información en el Poder Público, como máximo órgano de consulta para la planificación y asesoramiento del Poder Público en los asuntos relacionados con las tecnologías de información, contribuyendo en la consolidación de la seguridad, defensa y soberanía nacional. Es presidido por el Vicepresidente o Vicepresidenta de la República y tendrá como fin promover y consolidar el uso, desarrollo, implementación y aprovechamiento de las tecnologías de la información en el Poder Público, mediante la coordinación de las acciones que al efecto se establezcan.</text:span></text:p>
          </table:table-cell>
          <table:table-cell table:style-name="ce4" office:value-type="string" calcext:value-type="string">
            <text:p/>
            <text:p/>
          </table:table-cell>
          <table:table-cell table:style-name="ce4"/>
          <table:table-cell table:style-name="ce7"/>
          <table:table-cell table:style-name="ce9"/>
          <table:table-cell table:style-name="ce4" office:value-type="string" calcext:value-type="string">
            <text:p/>
            <text:p>ok </text:p>
            <text:p/>
          </table:table-cell>
          <table:table-cell table:number-columns-repeated="2"/>
        </table:table-row>
        <table:table-row table:style-name="ro16">
          <table:table-cell table:style-name="ce2" office:value-type="string" calcext:value-type="string">
            <text:p><text:span text:style-name="T1">Artículo 38</text:span><text:span text:style-name="T2">.- El Consejo Nacional para el Uso de las Tecnologías de Información en el Poder Público, está integrado por:</text:span></text:p>
            <text:p/>
            <text:p>1. El Vicepresidente Ejecutivo o Vicepresidenta Ejecutiva de la República, en su condición de órgano directo y colaborador del Presidente o Presidenta de la República Bolivariana de Venezuela, y en su condición de presidente o presidenta del Consejo Federal de Gobierno, que es quien lo preside</text:p>
            <text:p>2. El Ministerio del Poder Popular con competencia en Planificación</text:p>
            <text:p>3. El Ministerio del Poder Popular con competencia en Ciencia Tecnología e Innovación</text:p>
            <text:p>4. El Ministerio del Poder Popular con competencia en Comunas</text:p>
            <text:p>5. La Procuraduría General de la República</text:p>
            <text:p>6. La Asamblea Nacional</text:p>
            <text:p>7. El Tribunal Supremo de Justicia</text:p>
            <text:p>8. El Consejo Nacional Electoral</text:p>
            <text:p>9. El Consejo Moral Republicano, y</text:p>
            <text:p>10. El Banco Central de Venezuela</text:p>
          </table:table-cell>
          <table:table-cell table:style-name="ce4" table:number-columns-repeated="2"/>
          <table:table-cell table:style-name="ce7"/>
          <table:table-cell table:style-name="ce9"/>
          <table:table-cell table:style-name="ce4" office:value-type="string" calcext:value-type="string">
            <text:p/>
            <text:p/>
            <text:p/>
          </table:table-cell>
          <table:table-cell table:number-columns-repeated="2"/>
        </table:table-row>
        <table:table-row table:style-name="ro24">
          <table:table-cell table:style-name="ce2" office:value-type="string" calcext:value-type="string">
            <text:p><text:span text:style-name="T1">Artículo 39</text:span><text:span text:style-name="T2">.- El Consejo Nacional para el Uso de las Tecnologías de Información en el Poder Público tiene las siguientes competencias:</text:span></text:p>
            <text:p/>
            <text:p>1. Promover el adecuado uso y aprovechamiento de las tecnologías de información en el Poder Público y en el Poder Popular.</text:p>
            <text:p>2. Establecer lineamientos, políticas y estrategias para el acceso, uso, promoción, adquisición y desarrollo de las tecnologías de información libres.</text:p>
            <text:p>3. Impulsar la mejora de la gestión pública y calidad de los servicios públicos que se presten a las personas a través de tecnologías de información.</text:p>
            <text:p>4. Promover la transparencia en el Poder Público, a fin de garantizar el derecho fundamental de las personas al acceso a la información pública.</text:p>
            <text:p>5. Garantizar que los programas y proyectos que se implementen en el Poder Público contemplen los requerimientos para su implantación y sustentabilidad, con base en la provisión de las capacidades financieras, institucionales y de talento humano que resulten necesarias.</text:p>
            <text:p>6. Proponer ante las autoridades competentes el marco normativo necesario para garantizar el aprovechamiento y uso de las tecnologías de información en el Poder Público y en el Poder Popular, de conformidad con la presente Ley.</text:p>
            <text:p>7. Dictar las normas necesarias para su funcionamiento, a través del respectivo reglamento que al efecto se dicte.</text:p>
            <text:p>8. Las demás que determine la ley.</text:p>
          </table:table-cell>
          <table:table-cell table:style-name="ce4" table:number-columns-repeated="2"/>
          <table:table-cell table:style-name="ce7"/>
          <table:table-cell table:style-name="ce9"/>
          <table:table-cell table:style-name="ce4" office:value-type="string" calcext:value-type="string">
            <text:p/>
            <text:p/>
            <text:p/>
          </table:table-cell>
          <table:table-cell table:number-columns-repeated="2"/>
        </table:table-row>
        <table:table-row table:style-name="ro22">
          <table:table-cell table:style-name="ce2" office:value-type="string" calcext:value-type="string">
            <text:p><text:span text:style-name="T1">Artículo 40</text:span><text:span text:style-name="T2">.- Se crea la Comisión Nacional de las Tecnologías de Información, como un instituto público dotado de personalidad jurídica y patrimonio propio, distinto e independiente de la República, con competencias financieras, administrativas, presupuestarias, técnicas, normativas y de gestión de recursos, las cuales serán ejercidas de acuerdo con los lineamientos y políticas establecidos por el órgano de adscripción en coordinación con la Comisión Central de Planificación, con los privilegios y prerrogativas de la República, y estará adscrito al Ministerio con competencia en Ciencia, Tecnología e Innovación. Dicho Instituto tendrá su sede en la ciudad de Caracas, y podrá crear direcciones regionales para la consecución de sus actividades en el resto del Territorio Nacional.</text:span></text:p>
          </table:table-cell>
          <table:table-cell table:style-name="ce4" table:number-columns-repeated="2"/>
          <table:table-cell table:style-name="ce7"/>
          <table:table-cell table:style-name="ce9"/>
          <table:table-cell table:style-name="ce4" office:value-type="string" calcext:value-type="string">
            <text:p/>
            <text:p/>
            <text:p/>
          </table:table-cell>
          <table:table-cell table:number-columns-repeated="2"/>
        </table:table-row>
        <table:table-row table:style-name="ro25">
          <table:table-cell table:style-name="ce2" office:value-type="string" calcext:value-type="string">
            <text:p><text:span text:style-name="T1">Artículo 41</text:span><text:span text:style-name="T2">.- Son competencias de la Comisión Nacional de las Tecnologías de Información las siguientes:</text:span></text:p>
            <text:p/>
            <text:p><text:span text:style-name="T3">1. Elaborar el </text:span><text:span text:style-name="T4">Plan Nacional de Tecnologías de Información</text:span><text:span text:style-name="T5"> para el Estado, alineado con las directrices establecidas en el Plan Nacional de Desarrollo y demás planes de la Nación, en coordinación con el ministerio con competencia en materia de planificación pública, de conformidad con la ley aplicable.</text:span></text:p>
            <text:p>2. Establecer las políticas, estrategias y lineamientos en materia de regulación, acceso, desarrollo, adquisición, implementación y uso de las tecnologías de información en el Poder Público.</text:p>
            <text:p>3. Establecer, de manera coordinada con La Superintendencia de Servicios de Certificación Electrónica, las políticas, estrategias, lineamientos y regulaciones en materia de seguridad informática en el Poder Público.</text:p>
            <text:p>4. Establecer mecanismos de coordinación e intercambio con el Poder Público y con el Poder Popular, así como con instituciones privadas, nacionales e internacionales, especializadas en tecnologías de información y materias afines.</text:p>
            <text:p>5. Promover, conjuntamente con el Poder Público y con el Poder Popular, el acceso y uso de las tecnologías de información, a fin de contribuir en la gestión, incrementar la eficiencia, transparencia, y mejorar sus relaciones con las personas.</text:p>
            <text:p>6. Establecer las políticas de promoción, fomento y fortalecimiento del sector productivo de las tecnologías de información.</text:p>
            <text:p>7. Promover la formulación y ejecución de iniciativas que permitan impulsar la investigación, el desarrollo, adquisición, implementación y uso de las tecnologías de información en el Poder Público y en el Poder Popular.</text:p>
            <text:p>8. Administrar el Repositorio de Programas Informáticos Libres y de programas informáticos utilizados por el Poder Público y por el Poder Popular, así como la información asociada a éstos.</text:p>
            <text:p>9. Participar en nombre de la República Bolivariana de Venezuela ante organismos internacionales en materia de tecnología de información, en coordinación con el ministerio con competencia en materia de relaciones exteriores.</text:p>
            <text:p>10. Promover, en corresponsabilidad con el Poder Popular, la innovación de las tecnologías de información, impulsando programas y proyectos de investigación y desarrollo que fomenten la industria nacional de las tecnologías de información y la formación del talento humano.</text:p>
            <text:p>11. Velar para que los planes y proyectos que se implementen estén alineados con las políticas nacionales de fomento a la Industria Nacional de Tecnologías de Información.</text:p>
            <text:p>12. Autorizar al Poder Público, con carácter excepcional, el uso de tecnologías de información privativas, en los casos y condiciones establecidos en la presente Ley y demás normativa aplicable.</text:p>
            <text:p>13. Otorgar, suspender y revocar la certificación de los programas informáticos, equipos y servicios en materia de tecnologías de información, a ser desarrollados, adquiridos, implementados, y usados por parte del Poder Público y del Poder Popular.</text:p>
            <text:p>14. Otorgar, suspender y revocar las acreditaciones a las unidades de servicios de verificación sobre programas informáticos, equipos y servicios en materia de tecnologías de información, de conformidad con la normativa aplicable.</text:p>
            <text:p>15. Asegurar que los funcionarios y empleados al servicio del Poder Público adquieran las competencias y habilidades necesarias para cumplir sus roles de forma efectiva, a través de programas de educación, entrenamiento y formación en tecnologías de información y seguridad informática.</text:p>
            <text:p>16. Colaborar en la formulación de las políticas, estrategias y lineamientos en materia de regulación, acceso, desarrollo, adquisición, implementación y uso de las tecnologías de información en el Poder Público.</text:p>
            <text:p>17. Establecer las políticas, estrategias, lineamientos y regulaciones en materia de seguridad informática en el Poder Público.</text:p>
            <text:p>18. Ejecutar los lineamientos, políticas y estrategias para el acceso, uso, promoción, adquisición y desarrollo de las tecnologías de información libres, emanados del Consejo Nacional para el Uso de las Tecnologías de Información en el Poder Público.</text:p>
            <text:p>19. Garantizar la mejora de la gestión pública y la calidad de los servicios públicos que se presten a las personas, a través de las tecnologías de la información.</text:p>
            <text:p>20. Velar por el cumplimiento de las normas que en materia de tecnologías libres de información y de seguridad de la información se dicten.</text:p>
            <text:p>21. Promover la transparencia en el Poder Público, a fin de garantizar a las personas el derecho fundamental al acceso a la información pública.</text:p>
            <text:p>22. Establecer mecanismos de coordinación y colaboración entre el Poder Público y el Poder Popular, a fin de propiciar el intercambio electrónico de datos, información y documentos; el análisis de problemáticas comunes y la realización de proyectos conjuntos en materia de tecnologías de información.</text:p>
            <text:p>23. Garantizar el cumplimiento de las políticas, lineamientos, normas y procedimientos requeridos para el intercambio electrónico de datos, información y documentos con el objeto de establecer un estándar de interoperabilidad.</text:p>
            <text:p>24. Resolver los conflictos que surjan en relación al acceso e intercambio electrónico de datos, de información y documentos o al uso inadecuado de éstos, conforme a los términos y condiciones establecidos en el Decreto con Rango, Valor y Fuerza de Ley sobre Acceso e Intercambio Electrónico de Datos, Información y Documentos entre los Órganos y Entes del Estado.</text:p>
            <text:p>25. Promover una efectiva gestión de la seguridad de la información para proteger los activos de información y minimizar el impacto en los servicios causados por vulnerabilidades o incidentes de seguridad.</text:p>
            <text:p>26. Garantizar que los programas y proyectos que se implementen en el Poder Público contemplen los requerimientos para su implantación y sustentabilidad, con base en la provisión de las capacidades financieras, institucionales y de talento humano que resulten necesarias.</text:p>
            <text:p>27. Promover la optimización de la utilización de los recursos de tecnologías de información del Estado, mediante la promoción de una adecuada gestión de activos, mediante la colaboración interinstitucional, la racionalización de compras y la implementación de soluciones pertinentes de conformidad con la Ley.</text:p>
            <text:p>28. Dictar las normas y procedimientos instruccionales aplicables en el desarrollo, adquisición, implementación y uso de tecnologías de información, así como los servicios asociados a esas tecnologías.</text:p>
            <text:p>29. Inspeccionar y fiscalizar el cumplimiento de las disposiciones de la presente Ley y demás normas en materia de su competencia.</text:p>
            <text:p>30. Abrir de oficio o a instancia de parte, sustanciar y decidir los procedimientos administrativos sancionatorios previstos en la presente Ley y demás normativa aplicable, en el ámbito de su competencia.</text:p>
            <text:p>31. Dictar medidas preventivas y correctivas en el curso de los procedimientos administrativos de su competencia, cuando así lo requiera.</text:p>
            <text:p>32. Ejercer acciones administrativas o judiciales de cualquier índole para la salvaguarda y protección de sus derechos e intereses.</text:p>
            <text:p>33. Velar por el cumplimiento de las disposiciones de esta Ley y demás actos que dicte, cuya vigilancia le competa.</text:p>
            <text:p>34. Las demás que determine la ley.</text:p>
          </table:table-cell>
          <table:table-cell table:style-name="ce4" office:value-type="string" calcext:value-type="string">
            <text:p/>
            <text:p/>
            <text:p/>
            <text:p>Protocolo general para la elaboración cooperativa y abierta del plan nacional de Tis.</text:p>
            <text:p/>
            <text:p>Protocolos para definición de políticas, dictámenes, lineamientos y ordenadas en TICs. </text:p>
            <text:p/>
            <text:p/>
            <text:p/>
            <text:p/>
            <text:p/>
            <text:p/>
            <text:p/>
            <text:p/>
            <text:p/>
            <text:p/>
            <text:p/>
            <text:p/>
            <text:p/>
            <text:p/>
            <text:p/>
            <text:p/>
            <text:p/>
            <text:p/>
            <text:p/>
            <text:p/>
            <text:p>Protocolo de seguimiento a indicadores de uso de las TICs</text:p>
            <text:p/>
            <text:p/>
            <text:p/>
            <text:p/>
            <text:p/>
            <text:p/>
            <text:p/>
            <text:p/>
            <text:p/>
            <text:p/>
            <text:p/>
            <text:p/>
            <text:p/>
            <text:p/>
            <text:p/>
            <text:p/>
            <text:p/>
            <text:p/>
            <text:p/>
            <text:p/>
            <text:p/>
            <text:p/>
            <text:p/>
            <text:p/>
            <text:p/>
            <text:p/>
            <text:p/>
            <text:p/>
            <text:p/>
            <text:p/>
            <text:p/>
            <text:p/>
            <text:p/>
            <text:p/>
            <text:p/>
            <text:p>Protocolo para el otorgamiento de excepciones que autoricen el uso del tecnología no libre en el sector público. </text:p>
            <text:p/>
            <text:p/>
            <text:p/>
            <text:p/>
            <text:p/>
            <text:p/>
            <text:p/>
            <text:p/>
            <text:p/>
            <text:p>Protocolo de certificación de equipos y servicios TIC</text:p>
            <text:p/>
            <text:p/>
            <text:p/>
            <text:p/>
            <text:p/>
            <text:p/>
            <text:p/>
            <text:p/>
            <text:p/>
            <text:p/>
            <text:p/>
            <text:p/>
            <text:p/>
            <text:p/>
            <text:p/>
            <text:p/>
            <text:p/>
            <text:p/>
            <text:p/>
            <text:p/>
            <text:p/>
            <text:p/>
            <text:p>Reglamentos suscerte</text:p>
            <text:p/>
            <text:p/>
            <text:p/>
            <text:p/>
            <text:p>Protocolo de validación de calidad en los servicios públicos</text:p>
            <text:p/>
            <text:p/>
            <text:p/>
            <text:p/>
            <text:p/>
            <text:p>Protocolos de validación de transparencia </text:p>
            <text:p/>
            <text:p/>
            <text:p/>
            <text:p/>
            <text:p/>
            <text:p/>
            <text:p/>
            <text:p/>
            <text:p/>
            <text:p/>
            <text:p/>
            <text:p/>
            <text:p/>
            <text:p/>
            <text:p/>
            <text:p/>
            <text:p/>
            <text:p/>
            <text:p>Protocolo de registro y seguimiento de conflictos</text:p>
            <text:p/>
            <text:p/>
            <text:p/>
            <text:p/>
            <text:p/>
            <text:p/>
            <text:p/>
            <text:p/>
            <text:p/>
            <text:p/>
            <text:p/>
            <text:p/>
            <text:p/>
            <text:p/>
            <text:p/>
            <text:p/>
            <text:p/>
            <text:p/>
            <text:p/>
            <text:p/>
            <text:p/>
            <text:p/>
            <text:p/>
            <text:p/>
            <text:p/>
            <text:p/>
            <text:p/>
            <text:p/>
            <text:p/>
            <text:p>Protocolos de apertura e instanciación de procedimientos sancionatorios. </text:p>
            <text:p/>
          </table:table-cell>
          <table:table-cell table:style-name="ce4"/>
          <table:table-cell table:style-name="ce7"/>
          <table:table-cell table:style-name="ce9"/>
          <table:table-cell table:style-name="ce4" office:value-type="string" calcext:value-type="string">
            <text:p/>
            <text:p/>
            <text:p/>
          </table:table-cell>
          <table:table-cell table:number-columns-repeated="2"/>
        </table:table-row>
        <table:table-row table:style-name="ro7">
          <table:table-cell table:style-name="ce2" office:value-type="string" calcext:value-type="string">
            <text:p><text:span text:style-name="T1">Artículo 42</text:span><text:span text:style-name="T2">.- El patrimonio de la Comisión Nacional de las Tecnologías de Información estará constituido por:</text:span></text:p>
            <text:p/>
            <text:p>1. Los recursos anuales que le sean asignados en la Ley de Presupuesto;</text:p>
            <text:p>2. otros ingresos y bienes que le puedan ser asignados o transferidos por órganos y entes del Poder Público;</text:p>
            <text:p>3. los bienes provenientes de las donaciones, legados y aportes de carácter licito;</text:p>
            <text:p>4. sus ingresos propios, obtenidos por el desarrollo de sus actividades y por los servicios que preste;</text:p>
            <text:p>5. lo recaudado por tributos, de acuerdo a lo establecido en la presente Ley;</text:p>
            <text:p>6. las multas por las infracciones de acuerdo a la presente Ley; los demás bienes que adquiera por cualquier título.</text:p>
          </table:table-cell>
          <table:table-cell table:style-name="ce4" table:number-columns-repeated="2"/>
          <table:table-cell table:style-name="ce7"/>
          <table:table-cell table:style-name="ce9"/>
          <table:table-cell table:style-name="ce4" office:value-type="string" calcext:value-type="string">
            <text:p/>
            <text:p/>
            <text:p/>
          </table:table-cell>
          <table:table-cell table:number-columns-repeated="2"/>
        </table:table-row>
        <table:table-row table:style-name="ro21">
          <table:table-cell table:style-name="ce2" office:value-type="string" calcext:value-type="string">
            <text:p><text:span text:style-name="T1">Artículo 43</text:span><text:span text:style-name="T2">.- La Dirección de la Comisión Nacional de las Tecnologías de Información estará a cargo de un Consejo Directivo. El Consejo Directivo estará integrado por un Director o Directora General, quien presidirá el Instituto, y cuatro Directores o Directoras, quienes serán de libre nombramiento y remoción del Presidente o Presidenta de la República Bolivariana de Venezuela, cada uno de los cuales tendrá un suplente, designado de la misma forma, quien llenará las faltas temporales. Las ausencias temporales del Director o Directora General serán suplidas por el Director o Directora Principal que éste designe.</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22">
          <table:table-cell table:style-name="ce2" office:value-type="string" calcext:value-type="string">
            <text:p><text:span text:style-name="T1">Artículo 44</text:span><text:span text:style-name="T2">.- El Consejo Directivo sesionará válidamente con la presencia del Director o Directora General o quien haga sus veces y dos Directores o Directoras. Las decisiones se tomarán por mayoría absoluta de los miembros del Consejo cuando se encuentren presentes todos sus integrantes, y por unanimidad cuando ocurriere el quórum mínimo.</text:span></text:p>
            <text:p/>
            <text:p>El régimen ordinario de sesiones del Consejo directivo lo determinará el reglamento interno que dictará dicho ente.</text:p>
          </table:table-cell>
          <table:table-cell table:style-name="ce4" office:value-type="string" calcext:value-type="string">
            <text:p/>
            <text:p>Reglamento interno CONATI debe incluir el protocolo para toma de decisiones y para la designación de suplentes para llenar las faltas. </text:p>
            <text:p/>
            <text:p/>
            <text:p/>
            <text:p/>
            <text:p/>
            <text:p>El reglamento debe aclarar que la unanimidad aplica siempre que haya asistencia completa. </text:p>
          </table:table-cell>
          <table:table-cell table:style-name="ce4"/>
          <table:table-cell table:style-name="ce7"/>
          <table:table-cell table:style-name="ce9"/>
          <table:table-cell table:style-name="ce4" office:value-type="string" calcext:value-type="string">
            <text:p/>
            <text:p>....................... </text:p>
            <text:p/>
          </table:table-cell>
          <table:table-cell table:number-columns-repeated="2"/>
        </table:table-row>
        <table:table-row table:style-name="ro26">
          <table:table-cell table:style-name="ce2" office:value-type="string" calcext:value-type="string">
            <text:p><text:span text:style-name="T1">Artículo 45</text:span><text:span text:style-name="T2">.- No podrán ser designados Director o Directora General o , miembros del Consejo directivo ni suplentes:</text:span></text:p>
            <text:p/>
            <text:p>1. Las personas que tengan parentesco hasta el cuarto grado de consanguinidad o segundo de afinidad, o sean cónyuges del Presidente o Presidenta de la República, del Vicepresidente o Vicepresidenta de la República o de la máxima autoridad del órgano rector o de algún miembro de la dirección de la Comisión Nacional de las Tecnologías de Información.</text:p>
            <text:p>2. Quienes en beneficio propio o de un tercero, directa o indirectamente, hayan celebrado contratos de obra o de suministro de bienes o servicios con la Comisión Nacional de las Tecnologías de Información y no los hayan finiquitado en el año inmediatamente anterior a sus designaciones.</text:p>
            <text:p>3. Quienes tengan conflicto de intereses con el cargo a desempeñar.</text:p>
            <text:p>4. Las personas que hayan sido declaradas en estado de quiebra, culpable o fraudulenta, y los condenados por delitos contra el patrimonio público.</text:p>
          </table:table-cell>
          <table:table-cell table:style-name="ce4" office:value-type="string" calcext:value-type="string">
            <text:p/>
            <text:p/>
            <text:p/>
            <text:p/>
            <text:p/>
            <text:p/>
            <text:p/>
            <text:p/>
            <text:p/>
            <text:p/>
            <text:p/>
            <text:p/>
            <text:p/>
            <text:p/>
            <text:p/>
            <text:p/>
            <text:p/>
            <text:p/>
            <text:p/>
            <text:p>Protocolo de verificación de conflictos de intereses. </text:p>
            <text:p/>
          </table:table-cell>
          <table:table-cell table:style-name="ce4"/>
          <table:table-cell table:style-name="ce7"/>
          <table:table-cell table:style-name="ce9"/>
          <table:table-cell table:style-name="ce4" office:value-type="string" calcext:value-type="string">
            <text:p/>
            <text:p>. </text:p>
            <text:p/>
          </table:table-cell>
          <table:table-cell table:number-columns-repeated="2"/>
        </table:table-row>
        <table:table-row table:style-name="ro23">
          <table:table-cell table:style-name="ce2" office:value-type="string" calcext:value-type="string">
            <text:p><text:span text:style-name="T1">Artículo 46</text:span><text:span text:style-name="T2">.- Los miembros del Consejo Directivo serán responsables civil, penal, disciplinaria y administrativamente de las decisiones adoptadas en sus reuniones de acuerdo con las leyes que rigen la materia.</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27">
          <table:table-cell table:style-name="ce2" office:value-type="string" calcext:value-type="string">
            <text:p><text:span text:style-name="T1">Artículo 47</text:span><text:span text:style-name="T2">.- Al Consejo Directivo le corresponden las siguientes competencias:</text:span></text:p>
            <text:p/>
            <text:p>1. Someter a la consideración del órgano rector todas las políticas, estrategias y lineamientos en materia de regulación, acceso, desarrollo, adquisición, implementación y uso de las tecnologías de información en el Poder Público al igual que en el Poder Popular, cuando realice gestiones públicas.</text:p>
            <text:p>2. Aprobar y discutir el plan operativo anual y el balance general, así como los estados financieros de la Comisión Nacional de las Tecnologías de Información, conforme a los proyectos presentados por el Director o Directora General.</text:p>
            <text:p>3. Dictar el reglamento interno de la Comisión Nacional de las Tecnologías de Información.</text:p>
            <text:p>4. Aprobar la creación, modificación o supresión de direcciones regionales que se consideren necesarias para el cumplimiento de los fines de la Comisión Nacional de Tecnologías de Información.</text:p>
            <text:p>5. Aprobar el estatuto de los funcionarios y funcionarias de la Comisión Nacional de Tecnologías de Información.</text:p>
            <text:p>6. Autorizar al Director o Directora General para suscribir y actualizar convenios y contratos que tengan por objeto el desarrollo, comercialización, producción y agilización de actividades y proyectos vinculados con las tecnologías de información libres, previa autorización del órgano rector.</text:p>
            <text:p>7. Autorizar la suscripción y enajenación de bienes muebles e inmuebles propiedad de la Comisión, de conformidad con lo dispuesto en la ley que rige la materia.</text:p>
            <text:p>8. Autorizar al Director o Directora General de la Comisión Nacional de las Tecnologías, conjuntamente con dos miembros del Consejo Directivo, para abrir, movilizar y cerrar las cuentas bancarias del Instituto, cumpliendo con las normas que rigen la materia.</text:p>
            <text:p>9. Las demás que le confieren las leyes y sus reglamentos respectivos.</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27">
          <table:table-cell table:style-name="ce2" office:value-type="string" calcext:value-type="string">
            <text:p><text:span text:style-name="T1">Artículo 48</text:span><text:span text:style-name="T2">.- Corresponde al Director o Directora General de la Comisión Nacional de las Tecnologías de Información:</text:span></text:p>
            <text:p/>
            <text:p>1. Ejercer la representación del Instituto y emitir los lineamientos para organizar, administrar, coordinar y controlar los recursos humanos, materiales y financieros del Instituto.</text:p>
            <text:p>2. Autorizar la realización de inspecciones o fiscalizaciones.</text:p>
            <text:p>3. Ordenar la apertura y sustanciación de procedimientos administrativos sancionatorios.</text:p>
            <text:p>4. Nombrar, remover o destituir al personal del Instituto y ejercer la potestad disciplinaria, de conformidad con el correspondiente estatuto.</text:p>
            <text:p>5. Celebrar en nombre del Instituto, previa aprobación del Consejo Directivo, convenios y contratos con organismos nacionales e internacionales, de conformidad con la ley.</text:p>
            <text:p>6. Dictar los lineamientos generales para la elaboración del proyecto de presupuesto, el plan operativo anual y el balance general del Instituto, y someterlo a la aprobación del Consejo Directivo, de conformidad con la ley.</text:p>
            <text:p>7. Otorgar poderes para la representación judicial y extrajudicial del Instituto.</text:p>
            <text:p>8. Delegar atribuciones para la firma de determinados documentos, en los casos que determine el reglamento interno del Instituto.</text:p>
            <text:p>9. Ejercer las competencias del Instituto que no estén expresamente atribuidas a otra autoridad.</text:p>
            <text:p>10. Elaborar y presentar el proyecto del reglamento interno del Instituto a la consideración del Consejo Directivo.</text:p>
            <text:p>11. Convocar y presidir las sesiones del Consejo Directivo, así como suscribir los actos y documentos que emanen de sus decisiones.</text:p>
            <text:p>12. Presentar la memoria y cuenta del Instituto a consideración del Consejo Directivo y del ministerio con competencia en Ciencia, Tecnología e Innovación.</text:p>
            <text:p>13. Las demás que le confieran la ley y los reglamentos.</text:p>
          </table:table-cell>
          <table:table-cell table:style-name="ce4" office:value-type="string" calcext:value-type="string">
            <text:p/>
            <text:p/>
            <text:p/>
            <text:p/>
            <text:p/>
            <text:p/>
            <text:p/>
            <text:p>Protocolos para realización de inspecciones y fiscalizaciones.</text:p>
            <text:p/>
          </table:table-cell>
          <table:table-cell table:style-name="ce4"/>
          <table:table-cell table:style-name="ce7"/>
          <table:table-cell table:style-name="ce9"/>
          <table:table-cell table:style-name="ce4" office:value-type="string" calcext:value-type="string">
            <text:p/>
            <text:p>.. </text:p>
            <text:p/>
          </table:table-cell>
          <table:table-cell table:number-columns-repeated="2"/>
        </table:table-row>
        <table:table-row table:style-name="ro21">
          <table:table-cell table:style-name="ce2" office:value-type="string" calcext:value-type="string">
            <text:p><text:span text:style-name="T1">Artículo 49</text:span><text:span text:style-name="T2">.- Los funcionarios y funcionarias de la Comisión Nacional de las Tecnologías de Información se regirán por el Estatuto de la Función Pública, salvo disposiciones especiales que el Ejecutivo Nacional decida sobre el reclutamiento, selección, ingreso, el desarrollo, la evaluación, los ascensos, los traslados, las suspensiones en el ejercicio de los cargos, la valoración de los cargos, las escalas de remuneraciones y el egreso. Las materias enumeradas en este artículo son de orden público; no pueden renunciarse ni relajarse por convenios individuales o colectivos, ni por actos de las autoridades de la Comisión Nacional de las Tecnologías de Información.</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15">
          <table:table-cell table:style-name="ce2" office:value-type="string" calcext:value-type="string">
            <text:p><text:span text:style-name="T1">Artículo 50</text:span><text:span text:style-name="T2">.- Son unidades de apoyo a los efectos de la presente Ley:</text:span></text:p>
            <text:p/>
            <text:p>1. Ente normalizador del uso de las Tecnologías de Información.</text:p>
            <text:p>2. El órgano normalizador en seguridad informática.</text:p>
            <text:p>3. Y cualquier otra instancia que esté vinculada con el objeto y fines de esta Ley.</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15">
          <table:table-cell table:style-name="ce2" office:value-type="string" calcext:value-type="string">
            <text:p><text:span text:style-name="T1">Artículo 51</text:span><text:span text:style-name="T2">.- El ente normalizador en materia de tecnologías de información y el órgano normalizador en seguridad de la información ejercerán las funciones de unidades de apoyo especializadas de la Comisión Nacional de las Tecnologías de Información, en las materias de su competencia y de conformidad con las normas de funcionamiento que dicte la Comisión.</text:span></text:p>
          </table:table-cell>
          <table:table-cell table:style-name="ce4" office:value-type="string" calcext:value-type="string">
            <text:p/>
            <text:p/>
            <text:p>Protocolos de coordinación CONATI Suscerte</text:p>
            <text:p/>
            <text:p/>
          </table:table-cell>
          <table:table-cell table:style-name="ce4"/>
          <table:table-cell table:style-name="ce7"/>
          <table:table-cell table:style-name="ce9"/>
          <table:table-cell table:style-name="ce4" office:value-type="string" calcext:value-type="string">
            <text:p/>
            <text:p>. </text:p>
            <text:p/>
          </table:table-cell>
          <table:table-cell table:number-columns-repeated="2"/>
        </table:table-row>
        <table:table-row table:style-name="ro5">
          <table:table-cell table:style-name="ce2" office:value-type="string" calcext:value-type="string">
            <text:p><text:span text:style-name="T27">Artículo 52</text:span><text:span text:style-name="T28">.- El Centro Nacional de Tecnologías de Información, ente adscrito al órgano con competencia en tecnologías de información, es el </text:span><text:span text:style-name="T29">encargado de apoyar</text:span><text:span text:style-name="T28"> a la Comisión Nacional de las Tecnologías de Información a normalizar el desarrollo, adquisición, implementación y uso de estas tecnologías en el Poder Público y en el Poder Popular, conforme a las políticas, lineamientos y estrategias que se establezcan al efecto.</text:span></text:p>
          </table:table-cell>
          <table:table-cell table:style-name="ce4" office:value-type="string" calcext:value-type="string">
            <text:p/>
            <text:p/>
            <text:p>Protocolo de coordinación CONATI CNTI</text:p>
            <text:p/>
            <text:p/>
            <text:p/>
            <text:p/>
          </table:table-cell>
          <table:table-cell table:style-name="ce4"/>
          <table:table-cell table:style-name="ce7" office:value-type="string" calcext:value-type="string">
            <text:p/>
            <text:p/>
          </table:table-cell>
          <table:table-cell table:style-name="ce9"/>
          <table:table-cell table:style-name="ce4" office:value-type="string" calcext:value-type="string">
            <text:p/>
            <text:p>. </text:p>
            <text:p/>
          </table:table-cell>
          <table:table-cell table:number-columns-repeated="2"/>
        </table:table-row>
        <table:table-row table:style-name="ro28">
          <table:table-cell table:style-name="ce2" office:value-type="string" calcext:value-type="string">
            <text:p><text:span text:style-name="T1">Artículo 53</text:span><text:span text:style-name="T2">.- El Centro Nacional de Tecnologías de Información tiene, en el ámbito de aplicación de la presente Ley, las siguientes atribuciones:</text:span></text:p>
            <text:p/>
            <text:p>1. Proponer a la Comisión Nacional de las Tecnologías de Información las líneas de investigación para el desarrollo de programas y equipos informáticos que apoyen la solución de problemas en el Poder Público y en el Poder Popular.</text:p>
            <text:p>2. Contribuir con la formación y difusión para la apropiación social del conocimiento en tecnologías de información libres en el país.</text:p>
            <text:p>3. Solicitar al Poder Público y al Poder Popular la información necesaria para el cumplimiento de sus funciones, en el ámbito de su competencia.</text:p>
            <text:p>4. Colaborar con la Comisión Nacional de las Tecnologías de Información en la promoción del acceso e intercambio de datos, información y documentos entre los órganos y entes del Poder Público, así como entre éstos y el Poder Popular.</text:p>
            <text:p>5. Ejercer las funciones de unidad de apoyo especializado para la Comisión Nacional de las Tecnologías de Información. </text:p>
            <text:p>6. Presentar el informe anual sobre su gestión al órgano rector y a la Comisión Nacional de las Tecnologías de Información. </text:p>
            <text:p>7. Coordinar con el órgano competente los procedimientos, acciones y actividades necesarias para el desarrollo de la gestión del Sistema Venezolano de la Calidad en materia de tecnologías de información en el Poder Público.</text:p>
            <text:p>8. Velar por el cumplimiento de las disposiciones de esta Ley y demás actos que se dicten, cuya vigilancia le competa.</text:p>
            <text:p>9. Las demás atribuciones que determine la Ley.</text:p>
          </table:table-cell>
          <table:table-cell table:style-name="ce4" office:value-type="string" calcext:value-type="string">
            <text:p/>
            <text:p/>
            <text:p/>
            <text:p/>
            <text:p/>
            <text:p/>
            <text:p/>
            <text:p/>
            <text:p/>
            <text:p/>
            <text:p/>
            <text:p/>
            <text:p/>
            <text:p/>
            <text:p/>
            <text:p/>
            <text:p/>
            <text:p/>
            <text:p/>
            <text:p/>
            <text:p/>
            <text:p/>
            <text:p/>
            <text:p/>
            <text:p/>
            <text:p/>
            <text:p/>
            <text:p/>
            <text:p/>
            <text:p/>
            <text:p/>
            <text:p/>
            <text:p>Protocolos de verificación de calidad en sistemas y servicios TICs</text:p>
            <text:p/>
            <text:p/>
          </table:table-cell>
          <table:table-cell table:style-name="ce4"/>
          <table:table-cell table:style-name="ce7" office:value-type="string" calcext:value-type="string">
            <text:p/>
            <text:p/>
            <text:p/>
            <text:p/>
            <text:p/>
            <text:p/>
            <text:p/>
            <text:p/>
            <text:p/>
            <text:p/>
            <text:p/>
            <text:p/>
            <text:p/>
            <text:p/>
            <text:p/>
            <text:p/>
            <text:p/>
            <text:p/>
            <text:p/>
            <text:p/>
            <text:p/>
            <text:p/>
            <text:p/>
            <text:p/>
            <text:p/>
            <text:p/>
            <text:p/>
            <text:p/>
            <text:p/>
          </table:table-cell>
          <table:table-cell table:style-name="ce9"/>
          <table:table-cell table:style-name="ce4" office:value-type="string" calcext:value-type="string">
            <text:p/>
            <text:p>. </text:p>
            <text:p/>
          </table:table-cell>
          <table:table-cell table:number-columns-repeated="2"/>
        </table:table-row>
        <table:table-row table:style-name="ro14">
          <table:table-cell table:style-name="ce2" office:value-type="string" calcext:value-type="string">
            <text:p><text:span text:style-name="T1">Artículo 54</text:span><text:span text:style-name="T2">.- La Superintendencia de Servicios de Certificación Electrónica, adscrita al ministerio con competencia en ciencia tecnologías e innovación, es el órgano competente en materia de seguridad informática, y es responsable del desarrollo, implementación, ejecución y seguimiento al Sistema Nacional de Seguridad Informática, a fin de resguardar la autenticidad, integridad, inviolabilidad y confiabilidad de los datos, información y documentos electrónicos obtenidos y generados por el Poder Público y por el Poder Popular, así como la generación de contenidos en la red.</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29">
          <table:table-cell table:style-name="ce2" office:value-type="string" calcext:value-type="string">
            <text:p><text:span text:style-name="T1">Artículo 55.</text:span><text:span text:style-name="T2">- La Superintendencia de Servicios de Certificación Electrónica tendrá, en el ámbito de aplicación de esta Ley, las siguientes competencias:</text:span></text:p>
            <text:p/>
            <text:p>1. Desarrollar, implementar y coordinar el Sistema Nacional de Seguridad Informática.</text:p>
            <text:p>2. Dictar las normas instruccionales y procedimientos aplicables en materia de seguridad informática.</text:p>
            <text:p>3. Establecer los mecanismos de prevención, detención y gestión de los incidentes generados en los sistemas de información y en las infraestructuras críticas del Estado, a través del manejo de vulnerabilidades e incidentes de seguridad informática.</text:p>
            <text:p>4. Articular e insertar en el Poder Público y en el Poder Popular las iniciativas que surjan en materia de seguridad informática, dirigidas a la privacidad, protección de datos y de infraestructuras críticas, así como intervenir y dar respuesta ante los riesgos y amenazas que atenten contra la información que manejen.</text:p>
            <text:p>5. Proponer al órgano rector líneas de investigación asociadas a la seguridad informática que apoye la solución de problemas en el Poder Publico y en el Poder Popular.</text:p>
            <text:p>6. Contribuir en la formación de las personas y del componente laboral, que promueva el establecimiento de una cultura de resguardo y control sobre los activos de información presentes en los sistemas de información.</text:p>
            <text:p>7. Realizar peritajes en soportes digitales, previo cumplimiento del procedimiento legal pertinente, apoyando a las autoridades competentes en investigaciones, experticias e inspecciones relacionadas con evidencias digitales.</text:p>
            <text:p>8. Evaluar los medios de almacenamiento digital, de acuerdo a los criterios de búsquedas establecidos en la solicitud de entes u organismos del Estado que así lo requieran.</text:p>
            <text:p>9. Extraer, revisar y analizar las trazas y bitácoras de equipos y herramientas de redes.</text:p>
            <text:p>10. Auditar el funcionamiento e integridad de aplicaciones y base de datos donde se presuma inconsistencias incorporadas con el objeto de causar daños.</text:p>
            <text:p>11. Prestar asesoría técnica en materia de informática forense a los órganos de apoyo a la investigación penal.</text:p>
            <text:p>12. Administrar el registro público de homologación de equipos o aplicaciones con soporte criptográfico.</text:p>
            <text:p>13. Ejecutar las funciones de unidad de apoyo especializado de la Comisión Nacional de las Tecnologías de Información en el Poder Público, en el área de su competencia.</text:p>
            <text:p>14. Presentar el informe anual sobre su gestión al órgano rector y a la Comisión Nacional de las Tecnologías de Información. </text:p>
            <text:p>15. Coordinar con el órgano competente los procedimientos, acciones y actividades necesarias para el desarrollo de la gestión del Sistema Venezolano de la Calidad en materia de seguridad informática en el Poder Público y en el Poder Popular. </text:p>
            <text:p>16. Las demás que establezca la ley.</text:p>
          </table:table-cell>
          <table:table-cell table:style-name="ce4" office:value-type="string" calcext:value-type="string">
            <text:p/>
            <text:p/>
            <text:p/>
            <text:p/>
            <text:p/>
            <text:p/>
            <text:p>Definir la arquitectura general del sistema nacional de seguridad informática. </text:p>
            <text:p/>
            <text:p>Protocolos básicos para atención de eventos de seguridad informática </text:p>
            <text:p/>
            <text:p/>
          </table:table-cell>
          <table:table-cell table:style-name="ce4"/>
          <table:table-cell table:style-name="ce7" office:value-type="string" calcext:value-type="string">
            <text:p/>
            <text:p/>
          </table:table-cell>
          <table:table-cell table:style-name="ce9"/>
          <table:table-cell table:style-name="ce4" office:value-type="string" calcext:value-type="string">
            <text:p/>
            <text:p>. </text:p>
            <text:p/>
          </table:table-cell>
          <table:table-cell table:number-columns-repeated="2"/>
        </table:table-row>
        <table:table-row table:style-name="ro21">
          <table:table-cell table:style-name="ce2" office:value-type="string" calcext:value-type="string">
            <text:p><text:span text:style-name="T1">Artículo 56</text:span><text:span text:style-name="T2">.- La Comisión Nacional de las Tecnologías de Información, previo cumplimiento de las condiciones que determine la norma instruccional correspondiente, podrá acreditar a las personas naturales o jurídicas la cualidad de unidad de servicios de verificación y certificación, a fin de realizar funciones de auditoría sobre los programas informáticos, equipos de computación o servicios en materia de tecnologías de información a ser desarrollados, adquiridos, implementados y usados por el Poder Público y por el Poder Popular, para constatar el cumplimiento de las disposiciones de la presente Ley y demás normativa aplicable.</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18">
          <table:table-cell table:style-name="ce2" office:value-type="string" calcext:value-type="string">
            <text:p><text:span text:style-name="T1">Artículo 57</text:span><text:span text:style-name="T2">.- El Sistema Nacional de Protección y Seguridad Informática tiene como objeto proteger, resguardar, mitigar, y mejorar la capacidad de respuesta del Poder Público y del Poder Popular frente a riesgos y amenazas derivados del desarrollo de los sistemas de información. El Sistema Nacional de Protección y Seguridad Informática está integrado por:</text:span></text:p>
            <text:p><text:span text:style-name="T81">1. Subsistema de </text:span><text:span text:style-name="T82">Criptografía Nacional</text:span></text:p>
            <text:p><text:span text:style-name="T81">2. Subsistema Nacional de </text:span><text:span text:style-name="T82">Gestión de Incidentes Telemáticos</text:span></text:p>
            <text:p><text:span text:style-name="T81">3. Subsistema Nacional de </text:span><text:span text:style-name="T82">Informática Forense</text:span></text:p>
            <text:p><text:span text:style-name="T81">4. Subsistema Nacional de </text:span><text:span text:style-name="T82">Protección de Datos.</text:span></text:p>
            <text:p/>
            <text:p>El Reglamento respectivo establecerá los términos y condiciones de implementación del Sistema Nacional de Protección y Seguridad Informática.</text:p>
          </table:table-cell>
          <table:table-cell table:style-name="ce4" office:value-type="string" calcext:value-type="string">
            <text:p/>
            <text:p>Definir la arquitectura general del sistema nacional de seguridad informática. </text:p>
            <text:p/>
            <text:p>Protocolos básicos para atención de eventos de seguridad informática </text:p>
            <text:p/>
          </table:table-cell>
          <table:table-cell table:style-name="ce4"/>
          <table:table-cell table:style-name="ce7"/>
          <table:table-cell table:style-name="ce9" office:value-type="string" calcext:value-type="string">
            <text:p>Establecer el funcionamiento del Sistema Nacional de Protección y Seguridad Informática y de cada uno de los subsistemas: funciones, vinculaciones, actores participantes, entre otros. <text:s text:c="3"/></text:p>
          </table:table-cell>
          <table:table-cell table:style-name="ce4" office:value-type="string" calcext:value-type="string">
            <text:p/>
            <text:p>. </text:p>
            <text:p/>
          </table:table-cell>
          <table:table-cell table:number-columns-repeated="2"/>
        </table:table-row>
        <table:table-row table:style-name="ro10">
          <table:table-cell table:style-name="ce2" office:value-type="string" calcext:value-type="string">
            <text:p><text:span text:style-name="T27">Artículo 58</text:span><text:span text:style-name="T28">.- La Superintendencia de Servicios de Certificación Electrónica, con el objeto de garantizar la integridad, calidad e independencia tecnológica, </text:span><text:span text:style-name="T29">aprueba, certifica y homologa los equipos o aplicaciones</text:span><text:span text:style-name="T28"> con soporte criptográfico que use el Poder Público y el Poder Popular.</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5">
          <table:table-cell table:style-name="ce2" office:value-type="string" calcext:value-type="string">
            <text:p><text:span text:style-name="T27">Artículo 59</text:span><text:span text:style-name="T28">.- La Superintendencia de Servicios de Certificación Electrónica es el órgano encargado de supervisar y exigir los certificados de homologación o sellos de certificación por modelo o versión de los equipos o aplicación con soporte criptográfico. A tal efecto, lleva un </text:span><text:span text:style-name="T29">registro público del código de homologación</text:span><text:span text:style-name="T28"> para proveedores de servicios de certificación de los entes u organismos del Poder Público y del Poder Popular que hayan sido homologados y certificados.</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14">
          <table:table-cell table:style-name="ce2" office:value-type="string" calcext:value-type="string">
            <text:p><text:span text:style-name="T27">Artículo 60</text:span><text:span text:style-name="T28">.- Todas las personas jurídicas cuyo objeto sea la importación, distribución y comercialización de </text:span><text:span text:style-name="T29">software privativo</text:span><text:span text:style-name="T28"> al Poder Público, pagarán a la Comisión Nacional de Tecnologías de Información el dos y medio por ciento (2,5%), de la utilidad neta del ejercicio. Lo cancelado por este concepto, se realizará dentro de los noventas días siguientes del cierre del ejercicio fiscal.</text:span></text:p>
            <text:p/>
            <text:p><text:span text:style-name="T83">El monto en bolívares de la cancelación de esta contribución, será </text:span><text:span text:style-name="T29">deducido</text:span><text:span text:style-name="T28"> del pago del </text:span><text:span text:style-name="T29">Impuesto Sobre la Renta.</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10">
          <table:table-cell table:style-name="ce2" office:value-type="string" calcext:value-type="string">
            <text:p><text:span text:style-name="T27">Artículo 61</text:span><text:span text:style-name="T28">.- Toda persona que preste </text:span><text:span text:style-name="T29">servicios de software privativos</text:span><text:span text:style-name="T28"> al Poder Público, pagará una contribución del uno y medio por ciento (1,5%) de la utilidad neta del ejercicio, a la Comisión Nacional de Tecnologías de Información.</text:span></text:p>
          </table:table-cell>
          <table:table-cell table:style-name="ce4" table:number-columns-repeated="2"/>
          <table:table-cell table:style-name="ce7"/>
          <table:table-cell table:style-name="ce9"/>
          <table:table-cell table:style-name="ce4" office:value-type="string" calcext:value-type="string">
            <text:p>la misma inquietud de Jacinto <text:span text:style-name="T88">¿</text:span><text:span text:style-name="T81">Las nubes extranjeras pagarán esta contribución?</text:span></text:p>
            <text:p/>
          </table:table-cell>
          <table:table-cell table:number-columns-repeated="2"/>
        </table:table-row>
        <table:table-row table:style-name="ro13">
          <table:table-cell table:style-name="ce2" office:value-type="string" calcext:value-type="string">
            <text:p><text:span text:style-name="T1">Artículo 62</text:span><text:span text:style-name="T2">.- El Poder Público debe solicitar ante la Comisión Nacional de las Tecnologías de Información la certificación del cumplimiento de las disposiciones de la presente Ley y demás normativa aplicable de los programas informáticos por equipos de computación según su tipo o modelo, el cual causa una tasa de 50 unidades tributarias.</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13">
          <table:table-cell table:style-name="ce2" office:value-type="string" calcext:value-type="string">
            <text:p><text:span text:style-name="T27">Artículo 63.</text:span><text:span text:style-name="T28">- La homologación de los equipos o aplicaciones con soporte criptográfico, a que hace mención el artículo 58, tendrá una duración de tres años y su solicitud de tramitación causará una tasa de trescientas unidades tributarias. Las aplicaciones y equipos con </text:span><text:span text:style-name="T29">soporte criptográfico libre estarán exentos</text:span><text:span text:style-name="T28"> del pago de la tasa prevista en el presente artículo.</text:span></text:p>
          </table:table-cell>
          <table:table-cell table:style-name="ce4" table:number-columns-repeated="2"/>
          <table:table-cell table:style-name="ce7"/>
          <table:table-cell table:style-name="ce9"/>
          <table:table-cell table:style-name="ce4" office:value-type="string" calcext:value-type="string">
            <text:p/>
            <text:p>ok </text:p>
            <text:p/>
          </table:table-cell>
          <table:table-cell table:number-columns-repeated="2"/>
        </table:table-row>
        <table:table-row table:style-name="ro13">
          <table:table-cell table:style-name="ce2" office:value-type="string" calcext:value-type="string">
            <text:p><text:span text:style-name="T1">Artículo 64</text:span><text:span text:style-name="T2">.- La tramitación de la solicitud de acreditación o renovación como unidad de servicios de verificación y certificación se sustanciará de conformidad con la Ley Orgánica de Procedimientos Administrativos, y causará el pago de una tasa que no podrá ser mayor de treinta unidades tributarias ni menor a quince unidades tributarias.</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8">
          <table:table-cell table:style-name="ce2" office:value-type="string" calcext:value-type="string">
            <text:p><text:span text:style-name="T1">Artículo 65</text:span><text:span text:style-name="T2">.- La acreditación correspondiente contendrá, además de los extremos requeridos por la Ley Orgánica de Procedimientos Administrativos y los previstos establecidos en el Registro Nacional de Contratistas los siguientes:</text:span></text:p>
            <text:p>1. El tipo de acreditación que se trate</text:p>
            <text:p>2. La determinación de las características y de los servicios que presta</text:p>
            <text:p>3. El tiempo durante la cual se otorga no podrá ser superior a dos años</text:p>
            <text:p>4. La remisión expresa a la norma instruccional que contenga las funciones y obligaciones de las unidades de servicios de verificación y certificación.</text:p>
          </table:table-cell>
          <table:table-cell table:style-name="ce4" table:number-columns-repeated="2"/>
          <table:table-cell table:style-name="ce7" office:value-type="string" calcext:value-type="string">
            <text:p>Se podría buscar un especialista en tributos para que aporte a estos artículos.</text:p>
          </table:table-cell>
          <table:table-cell table:style-name="ce9"/>
          <table:table-cell table:style-name="ce4" office:value-type="string" calcext:value-type="string">
            <text:p/>
            <text:p>. </text:p>
            <text:p/>
          </table:table-cell>
          <table:table-cell table:number-columns-repeated="2"/>
        </table:table-row>
        <table:table-row table:style-name="ro21">
          <table:table-cell table:style-name="ce2" office:value-type="string" calcext:value-type="string">
            <text:p><text:span text:style-name="T27">Artículo 66</text:span><text:span text:style-name="T28">.- La Comisión Nacional de las Tecnologías de Información, excepcionalmente, podrá autorizar, hasta por tres años, la adquisición y el uso de software que no cumpla con las condiciones de estándares abiertos y software libre, </text:span><text:span text:style-name="T29">cuando no exista un programa desarrollado que lo sustituya o se encuentre en riesgo la seguridad y defensa de la Nación</text:span><text:span text:style-name="T28">.</text:span></text:p>
            <text:p/>
            <text:p><text:span text:style-name="T3">La Comisión Nacional de las Tecnologías de Información, al autorizar el uso del software privativo, establecerá las condiciones y términos para </text:span><text:span text:style-name="T4">el desarrollo de una versión equivalente en software libre </text:span><text:span text:style-name="T5">y estándares abiertos.</text:span></text:p>
          </table:table-cell>
          <table:table-cell table:style-name="ce4" office:value-type="string" calcext:value-type="string">
            <text:p/>
            <text:p/>
            <text:p>Protocolos para el otorgamiento de excepciones </text:p>
            <text:p/>
          </table:table-cell>
          <table:table-cell table:style-name="ce4"/>
          <table:table-cell table:style-name="ce7" office:value-type="string" calcext:value-type="string">
            <text:p/>
            <text:p/>
            <text:p><text:span text:style-name="T81">Definir , enumerar las condiciones que sustancian esta decisión</text:span></text:p>
            <text:p/>
          </table:table-cell>
          <table:table-cell table:style-name="ce9"/>
          <table:table-cell table:style-name="ce4" office:value-type="string" calcext:value-type="string">
            <text:p/>
            <text:p>. </text:p>
            <text:p/>
          </table:table-cell>
          <table:table-cell table:number-columns-repeated="2"/>
        </table:table-row>
        <table:table-row table:style-name="ro30">
          <table:table-cell table:style-name="ce2" office:value-type="string" calcext:value-type="string">
            <text:p><text:span text:style-name="T17">Artículo 67</text:span><text:span text:style-name="T9">.- El órgano o ente del Poder Público al igual que el Poder Popular que sea autorizado a adquirir, usar y actualizar un software privativo, </text:span><text:span text:style-name="T18">debe pagar una contribución especial</text:span><text:span text:style-name="T9"> al </text:span><text:span text:style-name="T7">Fondo</text:span><text:span text:style-name="T9"> Nacional de Ciencia, Tecnología e Innovación la cantidad equivalente entre el cinco por ciento (5%) y el diez por ciento (10%) </text:span><text:span text:style-name="T7">del valor de adquisición del software privativo</text:span><text:span text:style-name="T9">. Este aporte debe efectuarse dentro del ejercicio fiscal correspondiente a la adquisición del programa.</text:span></text:p>
            <text:p/>
            <text:p><text:span text:style-name="T81">Igualmente, el órgano o ente del Poder Público y el Poder Popular deben pagar una contribución especial al Fondo Nacional de Ciencia, Tecnología e Innovación equivalente entre el cinco por ciento (5%) y el diez por ciento (10%) del valor c</text:span><text:span text:style-name="T82">orrespondiente a los gastos asociados al soporte y uso del software privativo.</text:span></text:p>
            <text:p/>
            <text:p>Las contribuciones a que se refiere este artículo deben efectuarse hasta que sea sustituido el software privativo por un software libre y con estándares abiertos.</text:p>
            <text:p/>
            <text:p><text:span text:style-name="T81">El reglamento respectivo determinará la base de cálculo de la alícuota de la contribución a pagar.</text:span></text:p>
          </table:table-cell>
          <table:table-cell table:style-name="ce4" office:value-type="string" calcext:value-type="string">
            <text:p/>
            <text:p>Protocolo para visibilizar requerimientos de desarrollo de software en el sector público. </text:p>
            <text:p/>
            <text:p>Protocolo para cálculo de contribuciones especiales. </text:p>
            <text:p/>
          </table:table-cell>
          <table:table-cell table:style-name="ce4" office:value-type="string" calcext:value-type="string">
            <text:p>Otra sugerencia que quería hacer fuera del reglamento, es que la Conati busque la forma de trabajar en conjunto con las personas, grupos, asociaciones y empresas que desarrollan aplicaciones de software libre, con el fin de contratar personal venezolano (programadores y desarrolladores) que puedan ayudar a mejorar su desarrollo. Esto yo lo considero tan o más importante que el desarrollar distribuciones GNU/Linux especializadas, que es otra de las soluciones que se han ensayado en Venezuela (me refiero a las diferentes variantes de Canaima GNU/Linux que se han intentado crear para resolver problemas en determinadas áreas y disciplinas). Si nosotros logramos que desarrolladores venezolanos programen módulos y porciones de aplicaciones libres como Gimp, LibreOffice, Inkscape o similares, una vez estas mejoras se incorporen a las aplicaciones, se verán replicadas en TODAS las distribuciones de GNU/Linux existentes, incluyendo futuras versiones de Debian y Canaima GNU/Linux. Además, Venezuela será reconocida a nivel mundial como un país que hace significativos aportes al desarrollo del software libre y no como un país "chulo" que se descarga y usa aplicaciones libres, sin hacer mayores aportes a su mejora. Esto lo comento a propósito de los artículos 66 y 67 de la Ley de Infogobierno, en los que se establece que un porcentaje del dinero que se use para comprar software privativo irá al desarrollo de aplicaciones libres. Pero en Venezuela hemos tenido una gran tendencia a hacer "forks" o hacer nuevas aplicaciones libres desde cero, a menudo con fracasos espectaculares, en vez de trabajar con quienes han creado aplicaciones libres muy funcionales, a las que sólo les falta uno o dos modulitos para ser aplicaciones tan robustas como sus equivalentes propietarios.</text:p>
          </table:table-cell>
          <table:table-cell table:style-name="ce7" office:value-type="string" calcext:value-type="string">
            <text:p/>
            <text:p/>
          </table:table-cell>
          <table:table-cell table:style-name="ce9" office:value-type="string" calcext:value-type="string">
            <text:p>Determinar la base de cálculo de la alícuota de la contribución a pagar.</text:p>
          </table:table-cell>
          <table:table-cell table:style-name="ce4" office:value-type="string" calcext:value-type="string">
            <text:p/>
            <text:p>. </text:p>
            <text:p/>
          </table:table-cell>
          <table:table-cell table:number-columns-repeated="2"/>
        </table:table-row>
        <table:table-row table:style-name="ro15">
          <table:table-cell table:style-name="ce2" office:value-type="string" calcext:value-type="string">
            <text:p><text:span text:style-name="T27">Artículo 68</text:span><text:span text:style-name="T28">.- Los recursos producto de lo recaudado por concepto de contribuciones parafiscales y tasas, serán destinados al </text:span><text:span text:style-name="T29">desarrollo y fomento del sector de tecnologías libres</text:span><text:span text:style-name="T28"> de información, en un monto no menor del cincuenta por ciento (50%) de recaudado, y el resto formará parte de los ingresos propios de la Comisión Nacional de las Tecnologías de Información.</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20">
          <table:table-cell table:style-name="ce2" office:value-type="string" calcext:value-type="string">
            <text:p><text:span text:style-name="T1">Artículo 69</text:span><text:span text:style-name="T2">.- La Comisión Nacional de las Tecnologías de Información ejercerá las facultades y deberes que atribuye el Código Orgánico Tributario a la Administración Tributaria, en relación con los tributos establecidos en la presente Ley. Igualmente, el Ministerio del Poder Popular con competencia en materia de ciencia, tecnología e innovación ejercerá las facultades y deberes a los que se refiere este artículo, por lo que respecta a las tasas correspondientes al Fondo Nacional de Ciencia, Tecnología e Innovación.</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31">
          <table:table-cell table:style-name="ce2" office:value-type="string" calcext:value-type="string">
            <text:p><text:span text:style-name="T1">Artículo 70.-</text:span><text:span text:style-name="T2"> El Estado venezolano, a través del Ministerio con competencia en ciencia, tecnología e innovación, impulsa el desarrollo, fortalecimiento y consolidación de la Industria Nacional de Tecnología de Información Libres, garantizando el ejercicio de la soberanía tecnológica y el desarrollo integral de la nación. A tales fines, promueve:</text:span></text:p>
            <text:p><text:span text:style-name="T3">1. </text:span><text:span text:style-name="T4">Programas de investigación</text:span><text:span text:style-name="T5"> en los sectores prioritarios para el desarrollo nacional y la independencia tecnológica con tecnologías de información libres.</text:span></text:p>
            <text:p><text:span text:style-name="T3">2. La i</text:span><text:span text:style-name="T4">nvestigación nacional</text:span><text:span text:style-name="T5"> en tecnologías de información libres.</text:span></text:p>
            <text:p><text:span text:style-name="T3">3. </text:span><text:span text:style-name="T4">Polos de innovación regionales</text:span><text:span text:style-name="T5"> en la República Bolivariana de Venezuela, que asocien la investigación con la Industria Nacional de Tecnologías de Información Libres.</text:span></text:p>
            <text:p>4. El financiamiento a la investigación, innovación y desarrollo en tecnologías de información libres, así como a la formación en estas tecnologías.</text:p>
            <text:p><text:span text:style-name="T3">5. </text:span><text:span text:style-name="T4">Programas que impulsen la creación de consultoras, creadores y creadoras independientes</text:span><text:span text:style-name="T5"> en tecnologías de información libres.</text:span></text:p>
            <text:p><text:span text:style-name="T3">6. La creación y desarrollo de </text:span><text:span text:style-name="T4">empresas de propiedad social</text:span><text:span text:style-name="T5"> en tecnologías de información libres, conforme al sistema económico comunal.</text:span></text:p>
            <text:p>7. Prospectiva tecnológica.</text:p>
            <text:p>8. Programas para captar y formar investigadores e investigadoras y potenciar el talento humano en tecnologías de información libres.</text:p>
            <text:p>9. La apropiación social del conocimiento mediante planes de formación en tecnologías de información libres.</text:p>
            <text:p><text:span text:style-name="T3">10. La creación, desarrollo y articulación de una </text:span><text:span text:style-name="T4">red nacional de soporte técnico</text:span><text:span text:style-name="T5"> en tecnologías de información libres.</text:span></text:p>
            <text:p><text:span text:style-name="T3">11. La racionalización del uso de recursos mediante </text:span><text:span text:style-name="T4">el despliegue de infraestructura orientada a servicios de tecnologías de información libres</text:span><text:span text:style-name="T5">.</text:span></text:p>
            <text:p><text:span text:style-name="T3">12. </text:span><text:span text:style-name="T4">Una base de conocimiento que impulse la apropiación social</text:span><text:span text:style-name="T5"> de las tecnologías de información libres.</text:span></text:p>
            <text:p><text:span text:style-name="T3">13. Impulsar y apoyar conjuntamente con el ministerio con competencia en materia de Comunas, la conformación de las </text:span><text:span text:style-name="T4">Comunas de Tecnologías Libres</text:span><text:span text:style-name="T5">, integradas por los usuarios, usuarias, activistas, colectivos y comunidades del software y hardware libres de la República Bolivariana de Venezuela, de conformidad con la presente Ley y demás normativa aplicable.</text:span></text:p>
            <text:p>14. Cualquier otro mecanismo que permita establecer incentivos que promuevan la industria nacional de tecnologías de información libres</text:p>
          </table:table-cell>
          <table:table-cell table:style-name="ce4" office:value-type="string" calcext:value-type="string">
            <text:p/>
            <text:p/>
            <text:p/>
            <text:p/>
            <text:p/>
            <text:p/>
            <text:p/>
            <text:p/>
            <text:p/>
            <text:p/>
            <text:p/>
            <text:p/>
            <text:p/>
            <text:p/>
            <text:p/>
            <text:p/>
            <text:p/>
            <text:p/>
            <text:p/>
            <text:p/>
            <text:p/>
            <text:p/>
            <text:p/>
            <text:p/>
            <text:p/>
            <text:p/>
            <text:p/>
            <text:p/>
            <text:p/>
            <text:p/>
            <text:p/>
            <text:p/>
            <text:p/>
            <text:p/>
            <text:p/>
            <text:p/>
            <text:p/>
            <text:p/>
            <text:p/>
            <text:p/>
            <text:p/>
            <text:p>Protocolos de servicios de la red nacional de soporte técnico en TIL</text:p>
            <text:p/>
            <text:p/>
            <text:p/>
          </table:table-cell>
          <table:table-cell table:style-name="ce4"/>
          <table:table-cell table:style-name="ce7" office:value-type="string" calcext:value-type="string">
            <text:p/>
            <text:p/>
            <text:p/>
            <text:p><text:span text:style-name="T81">El reglamento podría enumerar en esta sección quiénes son los entes responsables del cumplimiento de estos planes, cuáles son las normativas que aplican. Además la pertinencia de la relación con el Plan Nacional y los Planes Sectoriales. Debería haber un ente que concentre la supervisión de esta línea, quizá la Vicepresidencia de Planificación del Conocimiento</text:span></text:p>
            <text:p/>
            <text:p/>
            <text:p/>
            <text:p/>
            <text:p/>
            <text:p/>
            <text:p/>
            <text:p/>
            <text:p/>
            <text:p/>
            <text:p/>
            <text:p/>
            <text:p/>
            <text:p/>
            <text:p/>
            <text:p/>
            <text:p/>
            <text:p/>
            <text:p/>
            <text:p/>
            <text:p/>
            <text:p/>
            <text:p/>
            <text:p/>
            <text:p/>
            <text:p/>
            <text:p/>
            <text:p/>
            <text:p/>
            <text:p/>
            <text:p/>
            <text:p/>
            <text:p/>
            <text:p/>
          </table:table-cell>
          <table:table-cell table:style-name="ce9"/>
          <table:table-cell table:style-name="ce4" office:value-type="string" calcext:value-type="string">
            <text:p/>
            <text:p>Incentivos para las investigaciones que usen SL. Y los investigadores que se resisten a cambiar ? Como atraerlos? </text:p>
            <text:p/>
          </table:table-cell>
          <table:table-cell table:number-columns-repeated="2"/>
        </table:table-row>
        <table:table-row table:style-name="ro32">
          <table:table-cell table:style-name="ce2" office:value-type="string" calcext:value-type="string">
            <text:p><text:span text:style-name="T27">Artículo 71</text:span><text:span text:style-name="T28">.- El financiamiento con fondos públicos está </text:span><text:span text:style-name="T29">dirigido a impulsar un sistema económico</text:span><text:span text:style-name="T28"> socio productivo de las tecnologías de información libres, que desarrolle las actividades de investigación, diseño, creación, desarrollo, producción, implementación, asistencia técnica, documentación y servicios relativos tanto al software y como al hardware libres.</text:span></text:p>
          </table:table-cell>
          <table:table-cell table:style-name="ce4" table:number-columns-repeated="2"/>
          <table:table-cell table:style-name="ce7" office:value-type="string" calcext:value-type="string">
            <text:p>El reglamento podría enumerar en esta sección quiénes son los entes responsables del cumplimiento de estos planes, cuáles son las normativas que aplican. Además la pertinencia de la relación con el Plan Nacional y los Planes Sectoriales. Debería haber un ente que concentre la supervisión de esta línea, quizá la Vicepresidencia de Planificación del Conocimiento y/o la Vicepresidencia Socioproductiva</text:p>
          </table:table-cell>
          <table:table-cell table:style-name="ce9"/>
          <table:table-cell table:style-name="ce4" office:value-type="string" calcext:value-type="string">
            <text:p/>
            <text:p>. </text:p>
            <text:p/>
          </table:table-cell>
          <table:table-cell table:number-columns-repeated="2"/>
        </table:table-row>
        <table:table-row table:style-name="ro10">
          <table:table-cell table:style-name="ce2" office:value-type="string" calcext:value-type="string">
            <text:p><text:span text:style-name="T27">Artículo 72</text:span><text:span text:style-name="T28">.- El Ejecutivo Nacional podrá exonerar, total o parcialmente, el pago del impuesto por enriquecimiento neto a </text:span><text:span text:style-name="T29">la venta de bienes y prestación de servicios en tecnologías de información libres</text:span><text:span text:style-name="T28">, de acuerdo a lo establecido en la legislación que rige la materia tributaria.</text:span></text:p>
          </table:table-cell>
          <table:table-cell table:style-name="ce4" office:value-type="string" calcext:value-type="string">
            <text:p/>
            <text:p>Procedimiento para exoneración de impuestos para ventas de bienes y prestación de servicios con TIL</text:p>
            <text:p/>
          </table:table-cell>
          <table:table-cell table:style-name="ce4"/>
          <table:table-cell table:style-name="ce7" office:value-type="string" calcext:value-type="string">
            <text:p/>
            <text:p/>
          </table:table-cell>
          <table:table-cell table:style-name="ce9"/>
          <table:table-cell table:style-name="ce4" office:value-type="string" calcext:value-type="string">
            <text:p/>
            <text:p>. </text:p>
            <text:p/>
          </table:table-cell>
          <table:table-cell table:number-columns-repeated="2"/>
        </table:table-row>
        <table:table-row table:style-name="ro20">
          <table:table-cell table:style-name="ce2" office:value-type="string" calcext:value-type="string">
            <text:p><text:span text:style-name="T17">Artículo 73</text:span><text:span text:style-name="T9">.- El Fondo Nacional de Ciencia, Tecnología e Innovación destinará, además de los aportes recaudados conforme a los artículos 63 y 64 de la presente Ley, </text:span><text:span text:style-name="T18">un porcentaje no menor al dos por ciento (2%</text:span><text:span text:style-name="T9">) de los recursos provenientes de los aportes </text:span><text:span text:style-name="T7">para</text:span><text:span text:style-name="T9"> la ciencia, la tecnología y la innovación, al financiamiento de los programas y planes de promoción para consolidar </text:span><text:span text:style-name="T7">la industria nacional de tecnologías de información libres</text:span><text:span text:style-name="T9">, conforme a lo establecido en el artículo 70 de esta Ley.</text:span></text:p>
          </table:table-cell>
          <table:table-cell table:style-name="ce4" office:value-type="string" calcext:value-type="string">
            <text:p/>
            <text:p/>
            <text:p/>
          </table:table-cell>
          <table:table-cell table:style-name="ce4"/>
          <table:table-cell table:style-name="ce7" office:value-type="string" calcext:value-type="string">
            <text:p/>
            <text:p/>
            <text:p/>
          </table:table-cell>
          <table:table-cell table:style-name="ce9"/>
          <table:table-cell table:style-name="ce4" office:value-type="string" calcext:value-type="string">
            <text:p/>
            <text:p>. </text:p>
            <text:p/>
          </table:table-cell>
          <table:table-cell table:number-columns-repeated="2"/>
        </table:table-row>
        <table:table-row table:style-name="ro33">
          <table:table-cell table:style-name="ce2" office:value-type="string" calcext:value-type="string">
            <text:p><text:span text:style-name="T17">Artículo 74</text:span><text:span text:style-name="T9">.- La información que conste en los archivos y registros en el Poder Público y en el Poder Popular es de </text:span><text:span text:style-name="T18">carácter público</text:span><text:span text:style-name="T9">, </text:span><text:span text:style-name="T7">salvo</text:span><text:span text:style-name="T9"> que se trate de información sobre el </text:span><text:span text:style-name="T7">honor, vida privada, intimidad, propia imagen, confidencialidad y reputación de las personas, la seguridad y defensa de la Nación</text:span><text:span text:style-name="T9">, de conformidad con lo establecido en la Constitución de la República Bolivariana de Venezuela, la ley que regule la materia sobre protección de datos personales y demás leyes que rigen la materia.</text:span></text:p>
          </table:table-cell>
          <table:table-cell table:style-name="ce4" table:number-columns-repeated="2"/>
          <table:table-cell table:style-name="ce7" office:value-type="string" calcext:value-type="string">
            <text:p><text:span text:style-name="T81">Estas son algunas de las excepciones. Podrían enumerarse algunos casos y dejarlo abierto. Es necesario permitir maniobrabilidad al mismo tiempo que impedir la utilización de subterfugios para la violación de la Ley.</text:span></text:p>
            <text:p>El único item que se atiene al interés nacional es el de Seguridad y Defensa de la Nación. Habría que hacer una definición amplia de este ítem para abarcar cuestiones de importancia estratégica para el país.</text:p>
          </table:table-cell>
          <table:table-cell table:style-name="ce9" office:value-type="string" calcext:value-type="string">
            <text:p>También tiene un tratamiento especial la información asociada a niños, niñas y adolescentes, de modo que debería quedar claro en el reglamento. </text:p>
          </table:table-cell>
          <table:table-cell table:style-name="ce4" office:value-type="string" calcext:value-type="string">
            <text:p/>
            <text:p>. </text:p>
            <text:p/>
          </table:table-cell>
          <table:table-cell table:number-columns-repeated="2"/>
        </table:table-row>
        <table:table-row table:style-name="ro22">
          <table:table-cell table:style-name="ce2" office:value-type="string" calcext:value-type="string">
            <text:p><text:span text:style-name="T17">Artículo 75</text:span><text:span text:style-name="T9">.- El Poder Público y el Poder Popular, a través de las tecnologías de información, están </text:span><text:span text:style-name="T7">obligados</text:span><text:span text:style-name="T9"> a </text:span><text:span text:style-name="T7">notificar</text:span><text:span text:style-name="T9"> a las personas:</text:span></text:p>
            <text:p/>
            <text:p><text:span text:style-name="T6">1. Que la información será </text:span><text:span text:style-name="T16">recolectada</text:span><text:span text:style-name="T9"> de </text:span><text:span text:style-name="T7">forma automatizada</text:span><text:span text:style-name="T9">;</text:span></text:p>
            <text:p><text:span text:style-name="T3">2. </text:span><text:span text:style-name="T4">su propósito, uso y con quién será compartida</text:span><text:span text:style-name="T5">;</text:span></text:p>
            <text:p><text:span text:style-name="T6">3. las </text:span><text:span text:style-name="T16">opciones</text:span><text:span text:style-name="T9"> que tienen para ejercer su </text:span><text:span text:style-name="T7">derecho</text:span><text:span text:style-name="T9"> de acceso, ratificación, supresión y oposición al uso de la referida información y;</text:span></text:p>
            <text:p><text:span text:style-name="T3">4. las </text:span><text:span text:style-name="T4">medidas de seguridad</text:span><text:span text:style-name="T5"> empleadas para proteger dicha información, el registro y archivo, en las bases de datos de los organismos respectivos.</text:span></text:p>
          </table:table-cell>
          <table:table-cell table:style-name="ce4" table:number-columns-repeated="2"/>
          <table:table-cell table:style-name="ce7" office:value-type="string" calcext:value-type="string">
            <text:p/>
            <text:p><text:span text:style-name="T81">Garantías, medios técnicos y jurídicos, responsables, penas por incumplimiento.</text:span></text:p>
          </table:table-cell>
          <table:table-cell table:style-name="ce9"/>
          <table:table-cell table:style-name="ce4" office:value-type="string" calcext:value-type="string">
            <text:p/>
            <text:p>. </text:p>
            <text:p/>
          </table:table-cell>
          <table:table-cell table:number-columns-repeated="2"/>
        </table:table-row>
        <table:table-row table:style-name="ro13">
          <table:table-cell table:style-name="ce2" office:value-type="string" calcext:value-type="string">
            <text:p><text:span text:style-name="T27">Artículo 76</text:span><text:span text:style-name="T28">.- El Poder Público y el Poder Popular </text:span><text:span text:style-name="T29">no pueden exigirle a las personas, la consignación de documentos en formato físico</text:span><text:span text:style-name="T28"> que contengan datos o información que se intercambien electrónicamente, de conformidad con la ley.</text:span></text:p>
          </table:table-cell>
          <table:table-cell table:style-name="ce4" office:value-type="string" calcext:value-type="string">
            <text:p/>
            <text:p/>
            <text:p>Definición de documento electrónico</text:p>
            <text:p/>
            <text:p/>
          </table:table-cell>
          <table:table-cell table:style-name="ce4"/>
          <table:table-cell table:style-name="ce7" office:value-type="string" calcext:value-type="string">
            <text:p/>
            <text:p/>
            <text:p/>
            <text:p/>
            <text:p/>
          </table:table-cell>
          <table:table-cell table:style-name="ce9"/>
          <table:table-cell table:style-name="ce4" office:value-type="string" calcext:value-type="string">
            <text:p/>
            <text:p>. </text:p>
            <text:p/>
          </table:table-cell>
          <table:table-cell table:number-columns-repeated="2"/>
        </table:table-row>
        <table:table-row table:style-name="ro13">
          <table:table-cell table:style-name="ce2" office:value-type="string" calcext:value-type="string">
            <text:p><text:span text:style-name="T27">Artículo 77</text:span><text:span text:style-name="T28">.- El Poder Público y el Poder Popular tienen </text:span><text:span text:style-name="T29">la obligación de proteger la información</text:span><text:span text:style-name="T28"> que obtiene por intermedio de los servicios que presta a través de las tecnologías de información y la que repose en sus archivos o registros electrónicos, en los términos establecidos en esta Ley, y demás leyes que regulen la materia.</text:span></text:p>
          </table:table-cell>
          <table:table-cell table:style-name="ce4" office:value-type="string" calcext:value-type="string">
            <text:p/>
            <text:p>Protocolo para protección de la privacidad y anonimizado de la información pública. </text:p>
            <text:p/>
            <text:p/>
          </table:table-cell>
          <table:table-cell table:style-name="ce4"/>
          <table:table-cell table:style-name="ce7" office:value-type="string" calcext:value-type="string">
            <text:p/>
            <text:p><text:span text:style-name="T81">Garantías, medios técnicos y jurídicos, responsables, penas por incumplimiento. </text:span></text:p>
            <text:p/>
            <text:p/>
          </table:table-cell>
          <table:table-cell table:style-name="ce9"/>
          <table:table-cell table:style-name="ce4" office:value-type="string" calcext:value-type="string">
            <text:p/>
            <text:p>. </text:p>
            <text:p/>
          </table:table-cell>
          <table:table-cell table:number-columns-repeated="2"/>
        </table:table-row>
        <table:table-row table:style-name="ro8">
          <table:table-cell table:style-name="ce2" office:value-type="string" calcext:value-type="string">
            <text:p><text:span text:style-name="T1">Artículo 78.- </text:span><text:span text:style-name="T2">Previa solicitud de la persona legitimada, el Poder Público y el Poder Popular, a través de las tecnologías de información, pueden recopilar datos de niños, niñas y adolescentes en relación a sus derechos y garantías consagrados en la Constitución de la República Bolivariana de Venezuela y demás normativa aplicable. </text:span></text:p>
            <text:p/>
            <text:p>El receptor de los datos debe darle prioridad, indicar los derechos que lo asisten y la normativa aplicable para llevar a cabo el trámite solicitado en beneficio del niño, niña o adolescente. Una vez que se obtenga dicha información se empleará únicamente para efectuar el trámite.</text:p>
          </table:table-cell>
          <table:table-cell table:style-name="ce4" table:number-columns-repeated="2"/>
          <table:table-cell table:style-name="ce7" office:value-type="string" calcext:value-type="string">
            <text:p/>
            <text:p>Garantías, medios técnicos y jurídicos, responsables, penas por incumplimiento.</text:p>
          </table:table-cell>
          <table:table-cell table:style-name="ce9"/>
          <table:table-cell table:style-name="ce4" office:value-type="string" calcext:value-type="string">
            <text:p/>
            <text:p>. </text:p>
            <text:p/>
          </table:table-cell>
          <table:table-cell table:number-columns-repeated="2"/>
        </table:table-row>
        <table:table-row table:style-name="ro5">
          <table:table-cell table:style-name="ce2" office:value-type="string" calcext:value-type="string">
            <text:p><text:span text:style-name="T1">Artículo 79.-</text:span><text:span text:style-name="T2"> La información a que se refiere el artículo anterior no puede ser divulgada, cedida, traspasada, ni compartida con ninguna persona natural o jurídica, sin el previo consentimiento de su representante legal, salvo cuando el menor de edad sea emancipado, en la investigación de hechos punibles, por una orden judicial, o cuando así lo determine la ley. El consentimiento expreso que se haya dado sobre la información del niño, niña o adolescente siempre puede ser revocado.</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23">
          <table:table-cell table:style-name="ce2" office:value-type="string" calcext:value-type="string">
            <text:p><text:span text:style-name="T1">Artículo 80</text:span><text:span text:style-name="T2">.- Todas aquellas personas que ejerzan una función pública, incurren en responsabilidad civil, penal y administrativa por las infracciones cometidas a la presente ley.</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table:number-columns-repeated="2"/>
        </table:table-row>
        <table:table-row table:style-name="ro34">
          <table:table-cell table:style-name="ce2" office:value-type="string" calcext:value-type="string">
            <text:p><text:span text:style-name="T1">Artículo 81.-</text:span><text:span text:style-name="T2"> Independientemente de la responsabilidad a que se refiere el artículo anterior, todas aquellas personas en el ejercicio de una función pública, incurren en responsabilidad y serán sancionadas por la Comisión Nacional de las Tecnologías de Información, según el procedimiento establecido en la Ley Orgánica de Procedimientos Administrativos, con molta comprendida entre cincuenta y quinientas unidades tributarias, por las siguientes infracciones:</text:span></text:p>
            <text:p>1. Omitan la elaboración, presentación o implementación del Plan Institucional de Tecnologías de Información, en los términos señalados en la presente Ley y en la normativa aplicable.</text:p>
            <text:p><text:span text:style-name="T84">2. Cuando ordenen o </text:span><text:span text:style-name="T75">autoricen</text:span><text:span text:style-name="T74">, el desarrollo, adquisición, implementación y uso de </text:span><text:span text:style-name="T73">programas</text:span><text:span text:style-name="T72">, </text:span><text:span text:style-name="T77">equipos</text:span><text:span text:style-name="T76"> o </text:span><text:span text:style-name="T85">servicios</text:span><text:span text:style-name="T80"> de tecnologías de información </text:span><text:span text:style-name="T79">que no cumplan con las condiciones y términos establecidos</text:span><text:span text:style-name="T80"> en la presente ley y normativa aplicable a la materia, sin previa autorización de la autoridad competente.</text:span></text:p>
            <text:p>3. Cuando incumplan las normas instruccionales, normas técnicas y estándares dictados por la autoridad competente de conformidad con la ley.</text:p>
            <text:p><text:span text:style-name="T3">4. Cuando </text:span><text:span text:style-name="T4">no registre ante la autoridad competente los programas informáticos</text:span><text:span text:style-name="T5"> que utilicen o posean; su licenciamiento, código fuente y demás información y documentación de conformidad con la ley.</text:span></text:p>
            <text:p><text:span text:style-name="T6">5. Cuando en sus actuaciones electrónicas, </text:span><text:span text:style-name="T16">omitan</text:span><text:span text:style-name="T9"> el uso de </text:span><text:span text:style-name="T7">certificados</text:span><text:span text:style-name="T9"> y firmas electrónicas.</text:span></text:p>
            <text:p><text:span text:style-name="T3">6. Cuando usen </text:span><text:span text:style-name="T4">equipos o aplicaciones con soporte criptográfico sin la correspondiente aprobación, certificación y homologación de la autoridad competente</text:span><text:span text:style-name="T5">.</text:span></text:p>
            <text:p><text:span text:style-name="T3">7. Cuando </text:span><text:span text:style-name="T4">altere</text:span><text:span text:style-name="T5"> un dato, información o documento suministrado por los servicios de información.</text:span></text:p>
            <text:p><text:span text:style-name="T3">8. Cuando </text:span><text:span text:style-name="T4">emplee para fines distintos</text:span><text:span text:style-name="T5"> a los solicitados, los datos, información o documentos obtenidos a través de un servicio de información.</text:span></text:p>
            <text:p><text:span text:style-name="T81">9. </text:span><text:span text:style-name="T82">Cuando niegue, obstaculice o retrase la prestación de un servicio de información.</text:span></text:p>
            <text:p>10. Cuando niegue o suministre en forma completa o inexacta información sobre el uso de las tecnologías de información, seguridad informática o interoperabilidad.</text:p>
            <text:p><text:span text:style-name="T3">11. </text:span><text:span text:style-name="T4">Exigir la consignación, en formato físico, de documentos</text:span><text:span text:style-name="T5"> que contengan datos de autoría, información o documentos que se intercambien electrónicamente.</text:span></text:p>
            <text:p><text:span text:style-name="T3">12. Cuando incumplan </text:span><text:span text:style-name="T4">los niveles de calidad establecidos</text:span><text:span text:style-name="T5"> para la prestación de los servicios de información.</text:span></text:p>
            <text:p>13. Celebrar, por sí o por intermedio de terceros, acuerdos que tengan por objeto, el intercambio electrónico de datos, información o documentos con otros órganos o entes del Estado, sin la autorización previa de la autoridad competente.</text:p>
          </table:table-cell>
          <table:table-cell table:style-name="ce4" table:number-columns-repeated="2"/>
          <table:table-cell table:style-name="ce7"/>
          <table:table-cell table:style-name="ce9"/>
          <table:table-cell table:style-name="ce11"/>
          <table:table-cell table:number-columns-repeated="2"/>
        </table:table-row>
        <table:table-row table:style-name="ro35">
          <table:table-cell table:style-name="ce2" office:value-type="string" calcext:value-type="string">
            <text:p><text:span text:style-name="T1">Artículo 82</text:span><text:span text:style-name="T2">.- La Comisión Nacional de las Tecnologías de Información puede delegar en las Unidades de Apoyo, el inicio y sustanciación de los procedimientos administrativos sancionatorios por las infracciones cometidas a la presente ley.</text:span></text:p>
          </table:table-cell>
          <table:table-cell table:style-name="ce4" table:number-columns-repeated="2"/>
          <table:table-cell table:style-name="ce7"/>
          <table:table-cell table:style-name="ce9" office:value-type="string" calcext:value-type="string">
            <text:p>En el reglamento se debe describir el procedimiento administrativo sancionatorio.</text:p>
          </table:table-cell>
          <table:table-cell table:style-name="ce4" office:value-type="string" calcext:value-type="string">
            <text:p/>
            <text:p>. </text:p>
            <text:p/>
          </table:table-cell>
          <table:table-cell table:number-columns-repeated="2"/>
        </table:table-row>
        <table:table-row table:style-name="ro36">
          <table:table-cell table:style-name="ce2" office:value-type="string" calcext:value-type="string">
            <text:p><text:span text:style-name="T27">Artículo 83.-</text:span><text:span text:style-name="T28"> Sin perjuicio de las demás sanciones que correspondan, la Contraloría General de la República de Venezuela, de manera exclusiva y excluyente, </text:span><text:span text:style-name="T29">inhabilitará al servidor público</text:span><text:span text:style-name="T28">, en los siguientes casos:</text:span></text:p>
            <text:p><text:span text:style-name="T6">1. Cuando </text:span><text:span text:style-name="T16">se niegue, obstruya o retrase</text:span><text:span text:style-name="T9">, de manera injustificada, </text:span><text:span text:style-name="T7">la prestación de un servicio de información</text:span><text:span text:style-name="T9"> que haya sido ordenado por la autoridad competente conforme a la ley.</text:span></text:p>
            <text:p><text:span text:style-name="T3">2. Cuando </text:span><text:span text:style-name="T4">adquiera un software privativo sin haber sido autorizado</text:span><text:span text:style-name="T5"> expresamente por la autoridad competente.</text:span></text:p>
          </table:table-cell>
          <table:table-cell table:style-name="ce4" office:value-type="string" calcext:value-type="string">
            <text:p/>
            <text:p>Protocolo de contraloria de servicios de información. </text:p>
            <text:p/>
            <text:p/>
            <text:p>Protocolo de reporte de software o hardware adquirido en violación de la ley. </text:p>
            <text:p/>
            <text:p/>
          </table:table-cell>
          <table:table-cell table:style-name="ce4" office:value-type="string" calcext:value-type="string">
            <text:p>En muchos entes públicos, se están evadiendo los pasos necesarios para la adquisición de software privativo (es decir, el acudir a la Conati a solicitar la autorización, etc.) simple y llanamente instalando y usando copias ilegales de los programas (quemaítos, programas descargados de Internet y crackeados, etc.) Al no ser necesario desembolsar dinero para hacer la compra de software original, no hace falta ir a la Conati a solicitar permiso alguno, o al menos así piensan ellos. No sé si esto se pueda considerar de alguna forma en el reglamento, pero creo que se requieren más medidas políticas que sancionatorias. De nada sirve colocar las peores sanciones del mundo, si los ministros, viceministros y directores raras veces conocen de la importancia política de la migración a software libre y estimulan a su personal a ignorar estas leyes y reglamentos con el fin de lograr salir de la próxima contingencia: hoy son las elecciones del 6-D, mañana será el evento tal, luego será la feria tal, o las guarimbas, o la guerra económica, o el siguiente problema grave que afrontemos. Se avanza de emergencia en emergencia, de crisis en crisis sin resolver los problemas, hasta que llega el momento en el que el ministro es cambiado o rotado, llega personal nuevo y hay que intentar desde cero la hazaña de convencerlos (desde abajo hacia arriba, es decir: el personal subordinado tratando de convencer a sus nuevos jefes de que el software libre funciona).</text:p>
          </table:table-cell>
          <table:table-cell table:style-name="ce7"/>
          <table:table-cell table:style-name="ce9"/>
          <table:table-cell table:style-name="ce4" office:value-type="string" calcext:value-type="string">
            <text:p/>
            <text:p>. </text:p>
            <text:p/>
          </table:table-cell>
          <table:table-cell table:number-columns-repeated="2"/>
        </table:table-row>
        <table:table-row table:style-name="ro32">
          <table:table-cell table:style-name="ce2" office:value-type="string" calcext:value-type="string">
            <text:p><text:span text:style-name="T1">Artículo 84</text:span><text:span text:style-name="T2">.- La Comisión Nacional de las Tecnologías de Información revocará las acreditaciones de las unidades de servicios de verificación y certificación, así como las certificaciones que se otorguen conforme a la presente Ley, siguiendo el procedimiento de la Ley Orgánica de Procedimientos Administrativos, por las causas siguientes:</text:span></text:p>
            <text:p>1. El incumplimiento de las condiciones establecidas en la norma instruccional correspondiente para el otorgamiento de la acreditación o certificación.</text:p>
            <text:p>2. El suministro de datos falsos para obtener la acreditación.</text:p>
            <text:p>3. Cuando en la fiscalización, inspección o auditoria de un programa informático, equipo de computación o servicio de información, se hayan incumplido los procedimientos en los términos establecidos en las normas instruccionales correspondientes.</text:p>
            <text:p>4. Cuando haya certificado un programa informático, equipo de computación o servicio de información sin cumplir las disposiciones de la presente ley y demás normativa aplicable.</text:p>
          </table:table-cell>
          <table:table-cell table:style-name="ce4" office:value-type="string" calcext:value-type="string">
            <text:p/>
            <text:p/>
            <text:p>Protocolo de validación y acreditación de certificación de seguridad. </text:p>
            <text:p/>
            <text:p/>
          </table:table-cell>
          <table:table-cell table:style-name="ce4"/>
          <table:table-cell table:style-name="ce7"/>
          <table:table-cell table:style-name="ce9"/>
          <table:table-cell table:style-name="ce4" office:value-type="string" calcext:value-type="string">
            <text:p/>
            <text:p>. </text:p>
            <text:p/>
          </table:table-cell>
          <table:table-cell table:number-columns-repeated="2"/>
        </table:table-row>
        <table:table-row table:style-name="ro37">
          <table:table-cell table:style-name="ce4" office:value-type="string" calcext:value-type="string">
            <text:p>PRIMERA.- El Poder Público y el Poder Popular, dentro de los noventa días siguientes a la entrada en vigencia de esta Ley, deben registrar ante la Comisión Nacional de las Tecnologías de Información los programas informáticos que estén usando o posean, licencias y demás documentación asociada, de conformidad con la normativa instruccional correspondiente.</text:p>
            <text:p/>
            <text:p>SEGUNDA.- En caso que algún órgano o ente del Poder Público o el Poder Popular, para el momento de entrada en vigencia de la presente Ley, cuente con tecnologías de información que no cumplan con lo aquí establecido, deberán presentar ante la Comisión Nacional de las Tecnologías de Información, dentro de los doce meses siguientes, un plan institucional de adaptación o migración de la tecnologías de información para su aprobación.</text:p>
            <text:p/>
            <text:p>TERCERA.- El Poder Público y el Poder Popular deberán elaborar los planes institucionales correspondientes para implementar el uso de las tecnologías de información libres en su gestión interna, en sus relaciones con otros órganos y entes, con el Poder Popular y con las personas. Estos planes deberán ser presentados ante la Comisión Nacional de las Tecnologías de Información, en las condiciones y términos que establezca la norma instruccional correspondiente y podrá ordenarse la aplicación de los correctivos necesarios cuando contravengan la ley y la normativa que corresponda</text:p>
            <text:p/>
            <text:p>Cuarta.- A partir de la publicación en Gaceta Oficial de la presente Ley, el Centro Nacional de Tecnologías de Información y la Superintendencia de Servicios de Certificación Electrónica, procederan a su reestructuración, adecuación, organización y funcionamiento de conformidad con las competencias atribuidas en esta Ley, y se establece un lapso máximo de diez meses para tales efectos.</text:p>
          </table:table-cell>
          <table:table-cell table:style-name="ce4" office:value-type="string" calcext:value-type="string">
            <text:p/>
            <text:p>Protocolo para registro público de programas informáticos (base mínima de metadatos).</text:p>
            <text:p/>
            <text:p/>
            <text:p>Protocolo para la elaboración de planes de migración y liberación de software. </text:p>
            <text:p/>
            <text:p>Protocolo para validación de licencias compatibles con la ley de infogobierno. </text:p>
            <text:p/>
            <text:p/>
            <text:p/>
            <text:p/>
            <text:p>Protocolo para intercambio de información entre instituciones públicas y del poder popular. </text:p>
            <text:p/>
            <text:p/>
          </table:table-cell>
          <table:table-cell table:style-name="ce4"/>
          <table:table-cell table:style-name="ce7"/>
          <table:table-cell table:style-name="ce9"/>
          <table:table-cell table:style-name="ce11"/>
          <table:table-cell table:number-columns-repeated="2"/>
        </table:table-row>
        <table:table-row table:style-name="ro18">
          <table:table-cell table:style-name="ce4" office:value-type="string" calcext:value-type="string">
            <text:p>PRIMERA.- Se deroga el Decreto N° 3.390 de fecha 23 de diciembre de 2004, mediante el cual se dispone que al Administración Pública Nacional empleará prioritariamente Software Libre desarrollado con Estándares Abiertos en sus sistemas, proyectos, y servicios informaticós, publicado en la Gaceta Oficial de la República Bolivariana de Venezuela N° 38.095 de fecha 28 de diciembre de 2004.</text:p>
            <text:p/>
            <text:p>SEGUNDA.- Se deroga Capítulo I del Título III y el Título V del Decreto con Rango, Valor y Fuerza de Ley sobre Acceso e Intercambio Electrónico de Datos, Información y Documentos entre los órganos y entes de Estado, publicado en la Gaceta Oficial de la República Bolivariana de Venezuela Nº 39.945 de fecha 15 de junio de 2012.</text:p>
          </table:table-cell>
          <table:table-cell table:style-name="ce4" office:value-type="string" calcext:value-type="string">
            <text:p/>
            <text:p/>
            <text:p>Protocolos para intercambio de información entre instituciones públicas y del poder popular. </text:p>
            <text:p/>
            <text:p/>
          </table:table-cell>
          <table:table-cell table:style-name="ce4"/>
          <table:table-cell table:style-name="ce7"/>
          <table:table-cell table:style-name="ce9"/>
          <table:table-cell table:style-name="ce11"/>
          <table:table-cell table:number-columns-repeated="2"/>
        </table:table-row>
        <table:table-row table:style-name="ro38">
          <table:table-cell table:style-name="ce2" office:value-type="string" calcext:value-type="string">
            <text:p><text:span text:style-name="T3">PRIMERA.- </text:span><text:span text:style-name="T4">Todo programa informático que se desarrolle, adquiera o implemente en el Poder Público, después de la entrada en vigencia de esta Ley, deberá ser en software libre y con estándares abiertos</text:span><text:span text:style-name="T5">, salvo las excepciones expresamente establecidas en la ley y previa autorización del ente competente.</text:span></text:p>
            <text:p/>
            <text:p><text:span text:style-name="T3">SEGUNDA.- El Poder Público deberá proceder a </text:span><text:span text:style-name="T4">la digitalización de sus archivos físicos</text:span><text:span text:style-name="T5">. Los mensajes de datos que resulten de esta digitalización seran firmados electrónicamente por la persona autorizada, con el fin de certificar dichas copias electrónicamente.</text:span></text:p>
            <text:p/>
            <text:p>TERCERA.- La presente Ley entrará en vigencia una vez transcurrido diez meses contados a partir de su publicación en la Gaceta Oficial de la República Bolivariana de Venezuela.</text:p>
          </table:table-cell>
          <table:table-cell table:style-name="ce4" office:value-type="string" calcext:value-type="string">
            <text:p/>
            <text:p/>
            <text:p>Protocolo para el otorgamiento de excepciones.</text:p>
            <text:p/>
            <text:p/>
            <text:p/>
            <text:p/>
            <text:p/>
            <text:p>Protocolo para la digitalización progresiva de archivos públicos. </text:p>
            <text:p/>
            <text:p>Protocolos para firmado electrónico de documentos oficiales. </text:p>
            <text:p/>
            <text:p>Protocolo para el otorgamiento de firmas electrónicas certificadas a los ciudadanos y ciudadanas. </text:p>
            <text:p/>
          </table:table-cell>
          <table:table-cell table:style-name="ce4" office:value-type="string" calcext:value-type="string">
            <text:p>Desde el punto de vista del reglamento, creo que hará falta algo que indique que el uso de software ilegalmente copiado no puede convertirse en excusa para el incumplimiento de la ley. No sé de qué manera, pero creo que hace falta.</text:p>
          </table:table-cell>
          <table:table-cell table:style-name="ce7" table:number-columns-repeated="2"/>
          <table:table-cell table:style-name="ce11"/>
          <table:table-cell table:number-columns-repeated="2"/>
        </table:table-row>
        <table:table-row table:style-name="ro39" table:number-rows-repeated="1048487">
          <table:table-cell table:number-columns-repeated="8"/>
        </table:table-row>
        <table:table-row table:style-name="ro39">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rial" svg:font-family="Arial, sans-serif" style:font-family-generic="swiss"/>
    <style:font-face style:name="Liberation Sans" svg:font-family="'Liberation Sans'" style:font-family-generic="swiss" style:font-pitch="variable"/>
    <style:font-face style:name="Liberation Sans1" svg:font-family="'Liberation Sans', 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0">00/00/0000</text:date>, <text:time style:data-style-name="N2" text:time-value="12:25:00.7950810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2:31:33.068413927</meta:creation-date>
    <dc:date>2015-11-10T12:25:23.704372316</dc:date>
    <meta:editing-duration>PT23H53M12S</meta:editing-duration>
    <meta:editing-cycles>20</meta:editing-cycles>
    <meta:generator>LibreOffice/5.0.2.2$Linux_X86_64 LibreOffice_project/00m0$Build-2</meta:generator>
    <meta:document-statistic meta:table-count="1" meta:cell-count="289" meta:object-count="0"/>
  </office:meta>
</office:document-meta>
</file>